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layout-cache" manifest:media-type="application/binary"/>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39d326" style:font-weight-asian="bold" style:font-weight-complex="bold"/>
    </style:style>
    <style:style style:name="P16" style:family="paragraph" style:parent-style-name="Preformatted_20_Text">
      <style:text-properties fo:font-weight="bold" officeooo:rsid="000f0da5" officeooo:paragraph-rsid="00493a61"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1fa35" officeooo:paragraph-rsid="0011fa35" style:font-weight-asian="bold" style:font-weight-complex="bold"/>
    </style:style>
    <style:style style:name="P24" style:family="paragraph" style:parent-style-name="Preformatted_20_Text">
      <style:text-properties fo:font-weight="bold" officeooo:rsid="0011fa35" officeooo:paragraph-rsid="0013f7a7" style:font-weight-asian="bold" style:font-weight-complex="bold"/>
    </style:style>
    <style:style style:name="P25" style:family="paragraph" style:parent-style-name="Preformatted_20_Text">
      <style:text-properties fo:font-weight="bold" officeooo:rsid="0011fa35" officeooo:paragraph-rsid="003aafe0" style:font-weight-asian="bold" style:font-weight-complex="bold"/>
    </style:style>
    <style:style style:name="P26" style:family="paragraph" style:parent-style-name="Preformatted_20_Text">
      <style:text-properties fo:font-weight="bold" officeooo:rsid="0011fa35" officeooo:paragraph-rsid="003b2580" style:font-weight-asian="bold" style:font-weight-complex="bold"/>
    </style:style>
    <style:style style:name="P27" style:family="paragraph" style:parent-style-name="Preformatted_20_Text">
      <style:text-properties fo:font-weight="bold" officeooo:rsid="0011fa35" officeooo:paragraph-rsid="003d14bf" style:font-weight-asian="bold" style:font-weight-complex="bold"/>
    </style:style>
    <style:style style:name="P28" style:family="paragraph" style:parent-style-name="Preformatted_20_Text">
      <style:text-properties fo:font-weight="bold" officeooo:rsid="0018c696" officeooo:paragraph-rsid="0018c696" style:font-weight-asian="bold" style:font-weight-complex="bold"/>
    </style:style>
    <style:style style:name="P29" style:family="paragraph" style:parent-style-name="Preformatted_20_Text">
      <style:text-properties fo:font-weight="bold" officeooo:rsid="0018c696" officeooo:paragraph-rsid="00493a61" style:font-weight-asian="bold" style:font-weight-complex="bold"/>
    </style:style>
    <style:style style:name="P30" style:family="paragraph" style:parent-style-name="Preformatted_20_Text">
      <style:text-properties fo:font-weight="bold" officeooo:rsid="0019d87b" officeooo:paragraph-rsid="0019d87b" style:font-weight-asian="bold" style:font-weight-complex="bold"/>
    </style:style>
    <style:style style:name="P31" style:family="paragraph" style:parent-style-name="Preformatted_20_Text">
      <style:text-properties fo:font-weight="bold" officeooo:rsid="0019d87b" officeooo:paragraph-rsid="00493a61" style:font-weight-asian="bold" style:font-weight-complex="bold"/>
    </style:style>
    <style:style style:name="P32" style:family="paragraph" style:parent-style-name="Preformatted_20_Text">
      <style:text-properties fo:font-weight="bold" officeooo:rsid="0014a816" officeooo:paragraph-rsid="0014a816" style:font-weight-asian="bold" style:font-weight-complex="bold"/>
    </style:style>
    <style:style style:name="P33" style:family="paragraph" style:parent-style-name="Preformatted_20_Text">
      <style:text-properties fo:font-weight="bold" officeooo:rsid="0014a816" officeooo:paragraph-rsid="003aafe0" style:font-weight-asian="bold" style:font-weight-complex="bold"/>
    </style:style>
    <style:style style:name="P34" style:family="paragraph" style:parent-style-name="Preformatted_20_Text">
      <style:text-properties fo:font-weight="bold" officeooo:rsid="0032c3fc" officeooo:paragraph-rsid="0032c3fc" style:font-weight-asian="bold" style:font-weight-complex="bold"/>
    </style:style>
    <style:style style:name="P35" style:family="paragraph" style:parent-style-name="Preformatted_20_Text">
      <style:text-properties fo:font-weight="bold" officeooo:rsid="0032c3fc" officeooo:paragraph-rsid="0032de8f" style:font-weight-asian="bold" style:font-weight-complex="bold"/>
    </style:style>
    <style:style style:name="P36" style:family="paragraph" style:parent-style-name="Preformatted_20_Text">
      <style:text-properties fo:font-weight="bold" officeooo:rsid="0032c3fc" officeooo:paragraph-rsid="00368135" style:font-weight-asian="bold" style:font-weight-complex="bold"/>
    </style:style>
    <style:style style:name="P37" style:family="paragraph" style:parent-style-name="Preformatted_20_Text">
      <style:text-properties fo:font-weight="bold" officeooo:rsid="0032de8f" officeooo:paragraph-rsid="0032de8f" style:font-weight-asian="bold" style:font-weight-complex="bold"/>
    </style:style>
    <style:style style:name="P38" style:family="paragraph" style:parent-style-name="Preformatted_20_Text">
      <style:text-properties fo:font-weight="bold" officeooo:rsid="0032de8f" officeooo:paragraph-rsid="0034a96a" style:font-weight-asian="bold" style:font-weight-complex="bold"/>
    </style:style>
    <style:style style:name="P39" style:family="paragraph" style:parent-style-name="Preformatted_20_Text">
      <style:text-properties fo:font-weight="bold" officeooo:rsid="00368135" officeooo:paragraph-rsid="00368135" style:font-weight-asian="bold" style:font-weight-complex="bold"/>
    </style:style>
    <style:style style:name="P40" style:family="paragraph" style:parent-style-name="Preformatted_20_Text">
      <style:text-properties fo:font-weight="bold" officeooo:rsid="00368135" officeooo:paragraph-rsid="0036d200" style:font-weight-asian="bold" style:font-weight-complex="bold"/>
    </style:style>
    <style:style style:name="P41" style:family="paragraph" style:parent-style-name="Preformatted_20_Text">
      <style:text-properties fo:font-weight="bold" officeooo:rsid="00368135" officeooo:paragraph-rsid="0052315d" style:font-weight-asian="bold" style:font-weight-complex="bold"/>
    </style:style>
    <style:style style:name="P42" style:family="paragraph" style:parent-style-name="Preformatted_20_Text">
      <style:text-properties fo:font-weight="bold" officeooo:rsid="00493a61" officeooo:paragraph-rsid="00493a61" style:font-weight-asian="bold" style:font-weight-complex="bold"/>
    </style:style>
    <style:style style:name="P43" style:family="paragraph" style:parent-style-name="Preformatted_20_Text">
      <style:text-properties fo:font-weight="normal" officeooo:rsid="000f0da5" officeooo:paragraph-rsid="000f0da5" style:font-weight-asian="normal" style:font-weight-complex="normal"/>
    </style:style>
    <style:style style:name="P44" style:family="paragraph" style:parent-style-name="Preformatted_20_Text">
      <style:text-properties fo:font-weight="normal" officeooo:rsid="0011fa35" officeooo:paragraph-rsid="0013f7a7" style:font-weight-asian="normal" style:font-weight-complex="normal"/>
    </style:style>
    <style:style style:name="P45" style:family="paragraph" style:parent-style-name="Preformatted_20_Text">
      <style:text-properties fo:font-weight="normal" officeooo:rsid="0011fa35" officeooo:paragraph-rsid="0011fa35" style:font-weight-asian="normal" style:font-weight-complex="normal"/>
    </style:style>
    <style:style style:name="P46" style:family="paragraph" style:parent-style-name="Preformatted_20_Text">
      <style:text-properties fo:font-weight="normal" officeooo:rsid="0011fa35" officeooo:paragraph-rsid="0019d87b" style:font-weight-asian="normal" style:font-weight-complex="normal"/>
    </style:style>
    <style:style style:name="P47" style:family="paragraph" style:parent-style-name="Preformatted_20_Text">
      <style:text-properties fo:font-weight="normal" officeooo:rsid="0011fa35" officeooo:paragraph-rsid="003aafe0" style:font-weight-asian="normal" style:font-weight-complex="normal"/>
    </style:style>
    <style:style style:name="P48" style:family="paragraph" style:parent-style-name="Preformatted_20_Text">
      <style:text-properties fo:font-weight="normal" officeooo:rsid="0011fa35" officeooo:paragraph-rsid="003d14bf" style:font-weight-asian="normal" style:font-weight-complex="normal"/>
    </style:style>
    <style:style style:name="P49" style:family="paragraph" style:parent-style-name="Preformatted_20_Text">
      <style:text-properties fo:font-weight="normal" officeooo:rsid="0011fa35" officeooo:paragraph-rsid="00493a61" style:font-weight-asian="normal" style:font-weight-complex="normal"/>
    </style:style>
    <style:style style:name="P50" style:family="paragraph" style:parent-style-name="Preformatted_20_Text">
      <style:text-properties fo:font-weight="normal" officeooo:rsid="0014a816" officeooo:paragraph-rsid="0014a816" style:font-weight-asian="normal" style:font-weight-complex="normal"/>
    </style:style>
    <style:style style:name="P51" style:family="paragraph" style:parent-style-name="Preformatted_20_Text">
      <style:text-properties fo:font-weight="normal" officeooo:rsid="0014a816" officeooo:paragraph-rsid="003aafe0" style:font-weight-asian="normal" style:font-weight-complex="normal"/>
    </style:style>
    <style:style style:name="P52" style:family="paragraph" style:parent-style-name="Preformatted_20_Text">
      <style:text-properties fo:font-weight="normal" officeooo:rsid="00106776" officeooo:paragraph-rsid="000f0da5" style:font-weight-asian="normal" style:font-weight-complex="normal"/>
    </style:style>
    <style:style style:name="P53" style:family="paragraph" style:parent-style-name="Preformatted_20_Text">
      <style:text-properties fo:font-weight="normal" officeooo:rsid="00106776" officeooo:paragraph-rsid="0018c696" style:font-weight-asian="normal" style:font-weight-complex="normal"/>
    </style:style>
    <style:style style:name="P54" style:family="paragraph" style:parent-style-name="Preformatted_20_Text">
      <style:text-properties fo:font-weight="normal" officeooo:rsid="00106776" officeooo:paragraph-rsid="00106776" style:font-weight-asian="normal" style:font-weight-complex="normal"/>
    </style:style>
    <style:style style:name="P55" style:family="paragraph" style:parent-style-name="Preformatted_20_Text">
      <style:text-properties fo:font-weight="normal" officeooo:rsid="00106776" officeooo:paragraph-rsid="003aafe0" style:font-weight-asian="normal" style:font-weight-complex="normal"/>
    </style:style>
    <style:style style:name="P56" style:family="paragraph" style:parent-style-name="Preformatted_20_Text">
      <style:text-properties fo:font-weight="normal" officeooo:rsid="00106776" officeooo:paragraph-rsid="003d14bf" style:font-weight-asian="normal" style:font-weight-complex="normal"/>
    </style:style>
    <style:style style:name="P57" style:family="paragraph" style:parent-style-name="Preformatted_20_Text">
      <style:text-properties fo:font-weight="normal" officeooo:rsid="00106776" officeooo:paragraph-rsid="00493a61" style:font-weight-asian="normal" style:font-weight-complex="normal"/>
    </style:style>
    <style:style style:name="P58" style:family="paragraph" style:parent-style-name="Preformatted_20_Text">
      <style:text-properties fo:font-weight="normal" officeooo:rsid="00184435" officeooo:paragraph-rsid="00184435" style:font-weight-asian="normal" style:font-weight-complex="normal"/>
    </style:style>
    <style:style style:name="P59" style:family="paragraph" style:parent-style-name="Preformatted_20_Text">
      <style:text-properties fo:font-weight="normal" officeooo:rsid="00184435" officeooo:paragraph-rsid="003aafe0" style:font-weight-asian="normal" style:font-weight-complex="normal"/>
    </style:style>
    <style:style style:name="P60" style:family="paragraph" style:parent-style-name="Preformatted_20_Text">
      <style:text-properties fo:font-weight="normal" officeooo:rsid="0032de8f" officeooo:paragraph-rsid="0032de8f" style:font-weight-asian="normal" style:font-weight-complex="normal"/>
    </style:style>
    <style:style style:name="P61" style:family="paragraph" style:parent-style-name="Preformatted_20_Text">
      <style:text-properties fo:font-weight="normal" officeooo:rsid="00368135" officeooo:paragraph-rsid="00368135" style:font-weight-asian="normal" style:font-weight-complex="normal"/>
    </style:style>
    <style:style style:name="P62" style:family="paragraph" style:parent-style-name="Preformatted_20_Text">
      <style:text-properties fo:font-weight="normal" officeooo:rsid="00368135" officeooo:paragraph-rsid="0052315d" style:font-weight-asian="normal" style:font-weight-complex="normal"/>
    </style:style>
    <style:style style:name="P63" style:family="paragraph" style:parent-style-name="Preformatted_20_Text">
      <style:text-properties fo:font-weight="normal" officeooo:rsid="00368135" officeooo:paragraph-rsid="00540525" style:font-weight-asian="normal" style:font-weight-complex="normal"/>
    </style:style>
    <style:style style:name="P64" style:family="paragraph" style:parent-style-name="Preformatted_20_Text">
      <style:text-properties fo:font-weight="normal" officeooo:rsid="003aafe0" officeooo:paragraph-rsid="003aafe0" style:font-weight-asian="normal" style:font-weight-complex="normal"/>
    </style:style>
    <style:style style:name="P65" style:family="paragraph" style:parent-style-name="Preformatted_20_Text">
      <style:text-properties fo:font-weight="normal" officeooo:rsid="003b2580" officeooo:paragraph-rsid="003b2580" style:font-weight-asian="normal" style:font-weight-complex="normal"/>
    </style:style>
    <style:style style:name="P66" style:family="paragraph" style:parent-style-name="Preformatted_20_Text">
      <style:text-properties fo:font-weight="normal" officeooo:rsid="003d14bf" officeooo:paragraph-rsid="003d14bf" style:font-weight-asian="normal" style:font-weight-complex="normal"/>
    </style:style>
    <style:style style:name="P67" style:family="paragraph" style:parent-style-name="Preformatted_20_Text">
      <style:text-properties fo:font-weight="normal" officeooo:rsid="003dffa8" officeooo:paragraph-rsid="003dffa8" style:font-weight-asian="normal" style:font-weight-complex="normal"/>
    </style:style>
    <style:style style:name="P68" style:family="paragraph" style:parent-style-name="Preformatted_20_Text">
      <style:text-properties fo:font-weight="normal" officeooo:rsid="004216de" officeooo:paragraph-rsid="00433a71" style:font-weight-asian="normal" style:font-weight-complex="normal"/>
    </style:style>
    <style:style style:name="P69" style:family="paragraph" style:parent-style-name="Preformatted_20_Text">
      <style:text-properties fo:font-weight="normal" officeooo:rsid="004de213" officeooo:paragraph-rsid="004de213" style:font-weight-asian="normal" style:font-weight-complex="normal"/>
    </style:style>
    <style:style style:name="P70" style:family="paragraph" style:parent-style-name="Preformatted_20_Text">
      <style:text-properties fo:font-weight="normal" officeooo:rsid="004de213" officeooo:paragraph-rsid="004e5740" style:font-weight-asian="normal" style:font-weight-complex="normal"/>
    </style:style>
    <style:style style:name="P71" style:family="paragraph" style:parent-style-name="Preformatted_20_Text">
      <style:text-properties fo:font-weight="normal" officeooo:rsid="0036d200" officeooo:paragraph-rsid="0052315d" style:font-weight-asian="normal" style:font-weight-complex="normal"/>
    </style:style>
    <style:style style:name="P72" style:family="paragraph" style:parent-style-name="Preformatted_20_Text">
      <style:text-properties officeooo:rsid="0011fa35" officeooo:paragraph-rsid="0011fa35"/>
    </style:style>
    <style:style style:name="P73" style:family="paragraph" style:parent-style-name="Preformatted_20_Text">
      <style:text-properties officeooo:rsid="0011fa35" officeooo:paragraph-rsid="003aafe0"/>
    </style:style>
    <style:style style:name="P74" style:family="paragraph" style:parent-style-name="Preformatted_20_Text">
      <style:text-properties officeooo:rsid="0011fa35" officeooo:paragraph-rsid="003d14bf"/>
    </style:style>
    <style:style style:name="P75" style:family="paragraph" style:parent-style-name="Preformatted_20_Text">
      <style:text-properties officeooo:rsid="0011fa35" officeooo:paragraph-rsid="003dffa8"/>
    </style:style>
    <style:style style:name="P76" style:family="paragraph" style:parent-style-name="Preformatted_20_Text">
      <style:text-properties officeooo:paragraph-rsid="0011fa35"/>
    </style:style>
    <style:style style:name="P77" style:family="paragraph" style:parent-style-name="Preformatted_20_Text">
      <style:text-properties officeooo:paragraph-rsid="0014a816"/>
    </style:style>
    <style:style style:name="P78"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0e7238" officeooo:paragraph-rsid="00184435"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84435" officeooo:paragraph-rsid="003aafe0"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3737db" officeooo:paragraph-rsid="0052315d" style:font-style-asian="italic" style:font-weight-asian="normal" style:font-style-complex="italic" style:font-weight-complex="normal"/>
    </style:style>
    <style:style style:name="P99" style:family="paragraph" style:parent-style-name="Preformatted_20_Text">
      <style:text-properties fo:font-style="italic" officeooo:paragraph-rsid="00106776" style:font-style-asian="italic" style:font-style-complex="italic"/>
    </style:style>
    <style:style style:name="P100" style:family="paragraph" style:parent-style-name="Preformatted_20_Text">
      <style:text-properties fo:font-style="italic" fo:font-weight="bold" officeooo:rsid="0032de8f" officeooo:paragraph-rsid="0032de8f" style:font-style-asian="italic" style:font-weight-asian="bold" style:font-style-complex="italic" style:font-weight-complex="bold"/>
    </style:style>
    <style:style style:name="P101" style:family="paragraph" style:parent-style-name="Preformatted_20_Text">
      <style:text-properties officeooo:paragraph-rsid="0018c696"/>
    </style:style>
    <style:style style:name="P102" style:family="paragraph" style:parent-style-name="Preformatted_20_Text">
      <style:text-properties fo:font-size="8pt" fo:font-style="italic" style:font-size-asian="8pt" style:font-style-asian="italic" style:font-size-complex="8pt" style:font-style-complex="italic"/>
    </style:style>
    <style:style style:name="P103" style:family="paragraph" style:parent-style-name="Preformatted_20_Text">
      <style:text-properties officeooo:paragraph-rsid="0019d87b"/>
    </style:style>
    <style:style style:name="P104" style:family="paragraph" style:parent-style-name="Preformatted_20_Text">
      <style:text-properties officeooo:rsid="0019d87b" officeooo:paragraph-rsid="0019d87b"/>
    </style:style>
    <style:style style:name="P105" style:family="paragraph" style:parent-style-name="Preformatted_20_Text">
      <style:text-properties officeooo:rsid="0019d87b" officeooo:paragraph-rsid="00493a61"/>
    </style:style>
    <style:style style:name="P106" style:family="paragraph" style:parent-style-name="Preformatted_20_Text">
      <style:text-properties officeooo:paragraph-rsid="001bcc68"/>
    </style:style>
    <style:style style:name="P107" style:family="paragraph" style:parent-style-name="Preformatted_20_Text">
      <style:text-properties style:text-position="0% 100%" officeooo:rsid="002ae646"/>
    </style:style>
    <style:style style:name="P108" style:family="paragraph" style:parent-style-name="Preformatted_20_Text">
      <style:text-properties style:text-position="0% 100%" officeooo:rsid="002ae646" officeooo:paragraph-rsid="00509763"/>
    </style:style>
    <style:style style:name="P109" style:family="paragraph" style:parent-style-name="Preformatted_20_Text">
      <style:text-properties style:text-position="0% 100%" fo:font-weight="normal" officeooo:rsid="0040955c" officeooo:paragraph-rsid="0040955c" style:font-weight-asian="normal" style:font-weight-complex="normal"/>
    </style:style>
    <style:style style:name="P110" style:family="paragraph" style:parent-style-name="Preformatted_20_Text">
      <style:text-properties style:text-position="0% 100%" fo:font-weight="normal" officeooo:rsid="0040955c" officeooo:paragraph-rsid="00493a61" style:font-weight-asian="normal" style:font-weight-complex="normal"/>
    </style:style>
    <style:style style:name="P111" style:family="paragraph" style:parent-style-name="Preformatted_20_Text">
      <style:text-properties style:text-position="0% 100%" fo:font-weight="normal" officeooo:rsid="0044f51b" officeooo:paragraph-rsid="0044f51b" style:font-weight-asian="normal" style:font-weight-complex="normal"/>
    </style:style>
    <style:style style:name="P112" style:family="paragraph" style:parent-style-name="Preformatted_20_Text">
      <style:text-properties style:text-position="0% 100%" fo:font-weight="normal" officeooo:rsid="003aafe0" officeooo:paragraph-rsid="003aafe0" style:font-weight-asian="normal" style:font-weight-complex="normal"/>
    </style:style>
    <style:style style:name="P113" style:family="paragraph" style:parent-style-name="Preformatted_20_Text">
      <style:text-properties style:text-position="0% 100%" fo:font-weight="normal" officeooo:rsid="00493a61" officeooo:paragraph-rsid="00493a61" style:font-weight-asian="normal" style:font-weight-complex="normal"/>
    </style:style>
    <style:style style:name="P114"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15" style:family="paragraph" style:parent-style-name="Preformatted_20_Text">
      <style:text-properties style:text-position="0% 100%" style:font-name="DejaVu Sans Mono" fo:font-size="10pt" officeooo:rsid="0046962f" officeooo:paragraph-rsid="0046962f" style:font-name-asian="DejaVu Sans Mono" style:font-size-asian="10pt" style:font-name-complex="DejaVu Sans Mono" style:font-size-complex="10pt"/>
    </style:style>
    <style:style style:name="P116"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7"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8"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19"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20" style:family="paragraph" style:parent-style-name="Preformatted_20_Text">
      <style:text-properties style:text-position="0% 100%" style:font-name="DejaVu Serif1" fo:font-size="10pt" fo:font-weight="normal" officeooo:rsid="00540525" officeooo:paragraph-rsid="00540525" style:font-name-asian="DejaVu Sans Mono" style:font-size-asian="10pt" style:font-weight-asian="normal" style:font-name-complex="DejaVu Sans Mono" style:font-size-complex="10pt" style:font-weight-complex="normal"/>
    </style:style>
    <style:style style:name="P121"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122" style:family="paragraph" style:parent-style-name="Preformatted_20_Text">
      <style:text-properties officeooo:paragraph-rsid="0032c3fc"/>
    </style:style>
    <style:style style:name="P123" style:family="paragraph" style:parent-style-name="Preformatted_20_Text">
      <style:text-properties officeooo:paragraph-rsid="0032de8f"/>
    </style:style>
    <style:style style:name="P124" style:family="paragraph" style:parent-style-name="Preformatted_20_Text">
      <style:text-properties officeooo:paragraph-rsid="00368135"/>
    </style:style>
    <style:style style:name="P125" style:family="paragraph" style:parent-style-name="Preformatted_20_Text">
      <style:text-properties officeooo:paragraph-rsid="003861a7"/>
    </style:style>
    <style:style style:name="P126"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27" style:family="paragraph" style:parent-style-name="Preformatted_20_Text">
      <style:text-properties officeooo:paragraph-rsid="0039d326"/>
    </style:style>
    <style:style style:name="P128" style:family="paragraph" style:parent-style-name="Preformatted_20_Text">
      <style:text-properties officeooo:paragraph-rsid="003aafe0"/>
    </style:style>
    <style:style style:name="P129" style:family="paragraph" style:parent-style-name="Preformatted_20_Text">
      <style:text-properties officeooo:paragraph-rsid="000e7238"/>
    </style:style>
    <style:style style:name="P130" style:family="paragraph" style:parent-style-name="Preformatted_20_Text">
      <style:text-properties officeooo:paragraph-rsid="003b2580"/>
    </style:style>
    <style:style style:name="P131" style:family="paragraph" style:parent-style-name="Preformatted_20_Text">
      <style:text-properties officeooo:rsid="003b2580" officeooo:paragraph-rsid="003d14bf"/>
    </style:style>
    <style:style style:name="P132" style:family="paragraph" style:parent-style-name="Preformatted_20_Text">
      <style:text-properties officeooo:paragraph-rsid="003af33b"/>
    </style:style>
    <style:style style:name="P133" style:family="paragraph" style:parent-style-name="Preformatted_20_Text">
      <style:text-properties officeooo:paragraph-rsid="003d14bf"/>
    </style:style>
    <style:style style:name="P134" style:family="paragraph" style:parent-style-name="Preformatted_20_Text">
      <style:text-properties officeooo:paragraph-rsid="003dffa8"/>
    </style:style>
    <style:style style:name="P135" style:family="paragraph" style:parent-style-name="Preformatted_20_Text">
      <style:text-properties officeooo:paragraph-rsid="003f5cfc"/>
    </style:style>
    <style:style style:name="P136" style:family="paragraph" style:parent-style-name="Preformatted_20_Text">
      <style:text-properties officeooo:rsid="003fb988" officeooo:paragraph-rsid="004048c5"/>
    </style:style>
    <style:style style:name="P137" style:family="paragraph" style:parent-style-name="Preformatted_20_Text">
      <style:text-properties officeooo:paragraph-rsid="0041ae66"/>
    </style:style>
    <style:style style:name="P138" style:family="paragraph" style:parent-style-name="Preformatted_20_Text">
      <style:text-properties officeooo:paragraph-rsid="004216de"/>
    </style:style>
    <style:style style:name="P139" style:family="paragraph" style:parent-style-name="Preformatted_20_Text">
      <style:text-properties officeooo:paragraph-rsid="0044f51b"/>
    </style:style>
    <style:style style:name="P140" style:family="paragraph" style:parent-style-name="Preformatted_20_Text">
      <style:text-properties officeooo:rsid="0044f51b" officeooo:paragraph-rsid="0044f51b"/>
    </style:style>
    <style:style style:name="P141" style:family="paragraph" style:parent-style-name="Preformatted_20_Text">
      <style:text-properties officeooo:rsid="0046962f" officeooo:paragraph-rsid="0046962f"/>
    </style:style>
    <style:style style:name="P142" style:family="paragraph" style:parent-style-name="Preformatted_20_Text">
      <style:text-properties officeooo:paragraph-rsid="00488693"/>
    </style:style>
    <style:style style:name="P143" style:family="paragraph" style:parent-style-name="Preformatted_20_Text">
      <style:text-properties style:text-position="super 58%" fo:font-weight="normal" officeooo:rsid="003aafe0" officeooo:paragraph-rsid="003aafe0" style:font-weight-asian="normal" style:font-weight-complex="normal"/>
    </style:style>
    <style:style style:name="P144"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45" style:family="paragraph" style:parent-style-name="Preformatted_20_Text">
      <style:text-properties style:use-window-font-color="true" style:text-position="sub 58%" style:font-name="DejaVu Sans Mono" fo:font-size="10pt" fo:font-weight="normal" officeooo:rsid="004216de" officeooo:paragraph-rsid="00433a71" fo:background-color="transparent" style:font-name-asian="DejaVu Sans Mono" style:font-size-asian="10pt" style:font-weight-asian="normal" style:font-name-complex="DejaVu Sans Mono" style:font-size-complex="10pt" style:font-weight-complex="normal"/>
    </style:style>
    <style:style style:name="P146" style:family="paragraph" style:parent-style-name="Preformatted_20_Text">
      <style:text-properties fo:color="#c9211e" style:text-position="0% 100%" style:font-name="DejaVu Sans Mono" fo:font-size="10pt" fo:font-weight="normal" officeooo:rsid="0044a253" officeooo:paragraph-rsid="0044a253" fo:background-color="#ffff00" style:font-name-asian="DejaVu Sans Mono" style:font-size-asian="10pt" style:font-weight-asian="normal" style:font-name-complex="DejaVu Sans Mono" style:font-size-complex="10pt" style:font-weight-complex="normal"/>
    </style:style>
    <style:style style:name="P147" style:family="paragraph" style:parent-style-name="Preformatted_20_Text">
      <style:text-properties officeooo:rsid="0048c221" officeooo:paragraph-rsid="0048c221" fo:background-color="#ffff00"/>
    </style:style>
    <style:style style:name="P148" style:family="paragraph" style:parent-style-name="Preformatted_20_Text">
      <style:text-properties officeooo:paragraph-rsid="00493a61"/>
    </style:style>
    <style:style style:name="P149" style:family="paragraph" style:parent-style-name="Preformatted_20_Text">
      <style:text-properties officeooo:rsid="004a5ef8" officeooo:paragraph-rsid="004a5ef8" fo:background-color="transparent"/>
    </style:style>
    <style:style style:name="P150" style:family="paragraph" style:parent-style-name="Preformatted_20_Text">
      <style:text-properties officeooo:paragraph-rsid="004a5ef8"/>
    </style:style>
    <style:style style:name="P151" style:family="paragraph" style:parent-style-name="Preformatted_20_Text">
      <style:text-properties officeooo:rsid="004bf6c0" officeooo:paragraph-rsid="004bf6c0"/>
    </style:style>
    <style:style style:name="P152" style:family="paragraph" style:parent-style-name="Preformatted_20_Text">
      <style:text-properties officeooo:rsid="004bf6c0" officeooo:paragraph-rsid="004de213"/>
    </style:style>
    <style:style style:name="P153" style:family="paragraph" style:parent-style-name="Preformatted_20_Text">
      <style:text-properties officeooo:paragraph-rsid="004bf6c0"/>
    </style:style>
    <style:style style:name="P154" style:family="paragraph" style:parent-style-name="Preformatted_20_Text">
      <style:text-properties officeooo:rsid="004de213" officeooo:paragraph-rsid="004de213"/>
    </style:style>
    <style:style style:name="P155" style:family="paragraph" style:parent-style-name="Preformatted_20_Text">
      <style:text-properties officeooo:rsid="003aafe0" officeooo:paragraph-rsid="003aafe0"/>
    </style:style>
    <style:style style:name="P156" style:family="paragraph" style:parent-style-name="Preformatted_20_Text">
      <style:text-properties officeooo:rsid="00488693" officeooo:paragraph-rsid="00488693"/>
    </style:style>
    <style:style style:name="P157" style:family="paragraph" style:parent-style-name="Preformatted_20_Text">
      <style:text-properties officeooo:paragraph-rsid="0052315d"/>
    </style:style>
    <style:style style:name="P158" style:family="paragraph" style:parent-style-name="Preformatted_20_Text">
      <style:text-properties style:text-position="sub 58%"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59" style:family="paragraph" style:parent-style-name="Text_20_body">
      <style:text-properties officeooo:rsid="00201ead" officeooo:paragraph-rsid="00201ead"/>
    </style:style>
    <style:style style:name="P160" style:family="paragraph" style:parent-style-name="Text_20_body">
      <style:text-properties officeooo:paragraph-rsid="00201ead"/>
    </style:style>
    <style:style style:name="P161" style:family="paragraph" style:parent-style-name="Text_20_body">
      <style:text-properties officeooo:rsid="0021b771" officeooo:paragraph-rsid="0021b771"/>
    </style:style>
    <style:style style:name="P162" style:family="paragraph" style:parent-style-name="Text_20_body">
      <style:text-properties officeooo:paragraph-rsid="0021dbb1"/>
    </style:style>
    <style:style style:name="P163" style:family="paragraph" style:parent-style-name="Text_20_body">
      <style:text-properties officeooo:rsid="0021dbb1" officeooo:paragraph-rsid="0021dbb1"/>
    </style:style>
    <style:style style:name="P164" style:family="paragraph" style:parent-style-name="Text_20_body">
      <style:text-properties officeooo:rsid="0021dbb1" officeooo:paragraph-rsid="002396c9"/>
    </style:style>
    <style:style style:name="P165" style:family="paragraph" style:parent-style-name="Text_20_body">
      <style:text-properties officeooo:rsid="0021dbb1" officeooo:paragraph-rsid="002537ee"/>
    </style:style>
    <style:style style:name="P166" style:family="paragraph" style:parent-style-name="Text_20_body">
      <style:text-properties officeooo:paragraph-rsid="002537ee"/>
    </style:style>
    <style:style style:name="P167" style:family="paragraph" style:parent-style-name="Text_20_body">
      <style:text-properties officeooo:rsid="002537ee" officeooo:paragraph-rsid="002537ee"/>
    </style:style>
    <style:style style:name="P168" style:family="paragraph" style:parent-style-name="Text_20_body">
      <style:text-properties officeooo:rsid="0025425d" officeooo:paragraph-rsid="0025425d"/>
    </style:style>
    <style:style style:name="P169" style:family="paragraph" style:parent-style-name="Text_20_body">
      <style:text-properties officeooo:rsid="0025425d" officeooo:paragraph-rsid="00263a9f"/>
    </style:style>
    <style:style style:name="P170" style:family="paragraph" style:parent-style-name="Text_20_body">
      <style:text-properties officeooo:rsid="00263a9f" officeooo:paragraph-rsid="00263a9f"/>
    </style:style>
    <style:style style:name="P171" style:family="paragraph" style:parent-style-name="Text_20_body">
      <style:text-properties officeooo:rsid="00263a9f" officeooo:paragraph-rsid="00283125"/>
    </style:style>
    <style:style style:name="P172" style:family="paragraph" style:parent-style-name="Text_20_body">
      <style:text-properties officeooo:rsid="00283125" officeooo:paragraph-rsid="00283125"/>
    </style:style>
    <style:style style:name="P173" style:family="paragraph" style:parent-style-name="Text_20_body">
      <style:text-properties officeooo:paragraph-rsid="00283125"/>
    </style:style>
    <style:style style:name="P174" style:family="paragraph" style:parent-style-name="Text_20_body">
      <style:text-properties officeooo:rsid="002a7b59" officeooo:paragraph-rsid="002a7b59"/>
    </style:style>
    <style:style style:name="P175" style:family="paragraph" style:parent-style-name="Text_20_body">
      <style:text-properties officeooo:rsid="001e30c6" officeooo:paragraph-rsid="001e30c6"/>
    </style:style>
    <style:style style:name="P176" style:family="paragraph" style:parent-style-name="Text_20_body">
      <style:text-properties officeooo:rsid="002396c9" officeooo:paragraph-rsid="002396c9"/>
    </style:style>
    <style:style style:name="P177" style:family="paragraph" style:parent-style-name="Text_20_body">
      <style:text-properties style:text-position="0% 100%" officeooo:rsid="002537ee" officeooo:paragraph-rsid="002537ee"/>
    </style:style>
    <style:style style:name="P178" style:family="paragraph" style:parent-style-name="Text_20_body">
      <style:text-properties style:text-position="0% 100%" officeooo:rsid="002537ee" officeooo:paragraph-rsid="00263a9f"/>
    </style:style>
    <style:style style:name="P179" style:family="paragraph" style:parent-style-name="Text_20_body">
      <style:text-properties style:text-position="0% 100%" officeooo:rsid="00263a9f" officeooo:paragraph-rsid="00263a9f"/>
    </style:style>
    <style:style style:name="P180" style:family="paragraph" style:parent-style-name="Text_20_body">
      <style:text-properties style:text-position="0% 100%" officeooo:rsid="002ae646" officeooo:paragraph-rsid="002ae646"/>
    </style:style>
    <style:style style:name="P181" style:family="paragraph" style:parent-style-name="Text_20_body">
      <style:text-properties style:text-position="0% 100%" officeooo:rsid="002e10bd" officeooo:paragraph-rsid="002e10bd"/>
    </style:style>
    <style:style style:name="P182" style:family="paragraph" style:parent-style-name="Text_20_body">
      <style:text-properties style:text-position="0% 100%" officeooo:rsid="002f7fac" officeooo:paragraph-rsid="002f7fac"/>
    </style:style>
    <style:style style:name="P183" style:family="paragraph" style:parent-style-name="Text_20_body">
      <style:text-properties style:text-position="0% 100%" officeooo:rsid="002f7fac" officeooo:paragraph-rsid="00313ac4"/>
    </style:style>
    <style:style style:name="P184" style:family="paragraph" style:parent-style-name="Text_20_body">
      <style:text-properties style:text-position="0% 100%" officeooo:rsid="002fd321" officeooo:paragraph-rsid="002fd321"/>
    </style:style>
    <style:style style:name="P185" style:family="paragraph" style:parent-style-name="Text_20_body">
      <style:text-properties style:text-position="0% 100%" officeooo:rsid="002fd321" officeooo:paragraph-rsid="00313ac4"/>
    </style:style>
    <style:style style:name="P186" style:family="paragraph" style:parent-style-name="Text_20_body">
      <style:text-properties style:text-position="0% 100%" officeooo:rsid="00313ac4" officeooo:paragraph-rsid="00313ac4"/>
    </style:style>
    <style:style style:name="P187" style:family="paragraph" style:parent-style-name="Text_20_body">
      <style:text-properties style:text-position="0% 100%" officeooo:rsid="00313c53" officeooo:paragraph-rsid="00313c53"/>
    </style:style>
    <style:style style:name="P188" style:family="paragraph" style:parent-style-name="Text_20_body">
      <style:text-properties style:text-position="0% 100%" officeooo:rsid="0032c3fc" officeooo:paragraph-rsid="0032c3fc"/>
    </style:style>
    <style:style style:name="P189" style:family="paragraph" style:parent-style-name="Text_20_body">
      <style:text-properties style:text-position="0% 100%" officeooo:rsid="003861a7" officeooo:paragraph-rsid="003861a7"/>
    </style:style>
    <style:style style:name="P190" style:family="paragraph" style:parent-style-name="Text_20_body">
      <style:text-properties style:text-position="0% 100%" officeooo:rsid="00283125" officeooo:paragraph-rsid="00283125"/>
    </style:style>
    <style:style style:name="P191" style:family="paragraph" style:parent-style-name="Text_20_body">
      <style:text-properties style:text-position="0% 100%" fo:font-size="10pt" officeooo:rsid="00571736" officeooo:paragraph-rsid="00571736" style:font-size-asian="10pt" style:font-size-complex="10pt"/>
    </style:style>
    <style:style style:name="P192" style:family="paragraph" style:parent-style-name="Text_20_body">
      <style:text-properties officeooo:paragraph-rsid="004f4850"/>
    </style:style>
    <style:style style:name="P193" style:family="paragraph" style:parent-style-name="Text_20_body">
      <style:text-properties fo:font-size="10pt" style:font-size-asian="10pt" style:font-size-complex="10pt"/>
    </style:style>
    <style:style style:name="P194" style:family="paragraph" style:parent-style-name="Text_20_body">
      <style:text-properties fo:font-size="10pt" officeooo:paragraph-rsid="004f4850" style:font-size-asian="10pt" style:font-size-complex="10pt"/>
    </style:style>
    <style:style style:name="P195" style:family="paragraph" style:parent-style-name="Text_20_body">
      <style:text-properties fo:font-size="10pt" officeooo:rsid="0054aa5f" officeooo:paragraph-rsid="0054aa5f" style:font-size-asian="10pt" style:font-size-complex="10pt"/>
    </style:style>
    <style:style style:name="P196" style:family="paragraph" style:parent-style-name="Text_20_body">
      <style:text-properties fo:font-size="10pt" officeooo:rsid="00554261" officeooo:paragraph-rsid="00554261" style:font-size-asian="10pt" style:font-size-complex="10pt"/>
    </style:style>
    <style:style style:name="P197" style:family="paragraph" style:parent-style-name="Text_20_body">
      <style:text-properties fo:font-size="10pt" officeooo:rsid="0056b206" officeooo:paragraph-rsid="0056b206" style:font-size-asian="10pt" style:font-size-complex="10pt"/>
    </style:style>
    <style:style style:name="P198" style:family="paragraph" style:parent-style-name="Text_20_body">
      <style:text-properties fo:font-size="10pt" officeooo:rsid="00571736" officeooo:paragraph-rsid="00571736" style:font-size-asian="10pt" style:font-size-complex="10pt"/>
    </style:style>
    <style:style style:name="P199" style:family="paragraph" style:parent-style-name="Text_20_body">
      <style:text-properties fo:font-size="10pt" officeooo:rsid="00540525" officeooo:paragraph-rsid="00540525" style:font-size-asian="8.75pt" style:font-size-complex="10pt"/>
    </style:style>
    <style:style style:name="P200" style:family="paragraph" style:parent-style-name="Text_20_body">
      <style:text-properties officeooo:rsid="004f4850" officeooo:paragraph-rsid="004f4850" fo:background-color="#ffff00"/>
    </style:style>
    <style:style style:name="P201" style:family="paragraph" style:parent-style-name="Text_20_body">
      <style:text-properties officeooo:paragraph-rsid="002ae646"/>
    </style:style>
    <style:style style:name="P202" style:family="paragraph" style:parent-style-name="Text_20_body">
      <style:text-properties officeooo:paragraph-rsid="00313c53"/>
    </style:style>
    <style:style style:name="P203" style:family="paragraph" style:parent-style-name="Text_20_body">
      <style:text-properties officeooo:rsid="00313c53" officeooo:paragraph-rsid="00313c53"/>
    </style:style>
    <style:style style:name="P204" style:family="paragraph" style:parent-style-name="Text_20_body">
      <style:text-properties officeooo:rsid="0052315d" officeooo:paragraph-rsid="0052315d"/>
    </style:style>
    <style:style style:name="P205" style:family="paragraph" style:parent-style-name="Text_20_body">
      <style:text-properties officeooo:rsid="00540525" officeooo:paragraph-rsid="00540525"/>
    </style:style>
    <style:style style:name="P206" style:family="paragraph" style:parent-style-name="Text_20_body">
      <style:text-properties officeooo:paragraph-rsid="00540525"/>
    </style:style>
    <style:style style:name="P207" style:family="paragraph" style:parent-style-name="Text_20_body">
      <style:text-properties officeooo:rsid="005892b1" officeooo:paragraph-rsid="005892b1"/>
    </style:style>
    <style:style style:name="P208"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09" style:family="paragraph" style:parent-style-name="Table_20_Contents">
      <style:text-properties officeooo:rsid="005892b1" officeooo:paragraph-rsid="005892b1"/>
    </style:style>
    <style:style style:name="P210" style:family="paragraph" style:parent-style-name="Table_20_Contents">
      <style:paragraph-properties fo:text-align="end" style:justify-single-word="false"/>
      <style:text-properties officeooo:rsid="005892b1" officeooo:paragraph-rsid="005892b1"/>
    </style:style>
    <style:style style:name="P211" style:family="paragraph" style:parent-style-name="Table_20_Contents">
      <style:paragraph-properties fo:text-align="end" style:justify-single-word="false"/>
    </style:style>
    <style:style style:name="P212" style:family="paragraph" style:parent-style-name="Heading_20_1">
      <style:text-properties officeooo:rsid="000e7238" officeooo:paragraph-rsid="000e7238"/>
    </style:style>
    <style:style style:name="P213" style:family="paragraph" style:parent-style-name="Heading_20_1">
      <style:text-properties officeooo:rsid="004f4850" officeooo:paragraph-rsid="004f4850"/>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rsid="001d3af7" officeooo:paragraph-rsid="001d3af7"/>
    </style:style>
    <style:style style:name="P216" style:family="paragraph" style:parent-style-name="Heading_20_1">
      <style:paragraph-properties fo:break-before="page"/>
      <style:text-properties officeooo:rsid="005892b1" officeooo:paragraph-rsid="005892b1"/>
    </style:style>
    <style:style style:name="P217" style:family="paragraph" style:parent-style-name="Heading_20_2">
      <style:text-properties officeooo:rsid="000e7238" officeooo:paragraph-rsid="000e7238"/>
    </style:style>
    <style:style style:name="P218" style:family="paragraph" style:parent-style-name="Heading_20_2">
      <style:text-properties officeooo:rsid="0039d326" officeooo:paragraph-rsid="0039d326"/>
    </style:style>
    <style:style style:name="P219" style:family="paragraph" style:parent-style-name="Heading_20_2">
      <style:text-properties officeooo:rsid="003aafe0" officeooo:paragraph-rsid="003aafe0"/>
    </style:style>
    <style:style style:name="P220" style:family="paragraph" style:parent-style-name="Heading_20_2">
      <style:text-properties officeooo:rsid="005892b1" officeooo:paragraph-rsid="005892b1"/>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rsid="001e30c6" officeooo:paragraph-rsid="001e30c6"/>
    </style:style>
    <style:style style:name="P223" style:family="paragraph" style:parent-style-name="Heading_20_3">
      <style:text-properties officeooo:rsid="001e30c6" officeooo:paragraph-rsid="001e30c6"/>
    </style:style>
    <style:style style:name="P224" style:family="paragraph" style:parent-style-name="Heading_20_3">
      <style:text-properties officeooo:rsid="00201ead" officeooo:paragraph-rsid="00201ead"/>
    </style:style>
    <style:style style:name="P225" style:family="paragraph" style:parent-style-name="Heading_20_3">
      <style:text-properties officeooo:rsid="00283125" officeooo:paragraph-rsid="00283125"/>
    </style:style>
    <style:style style:name="P226" style:family="paragraph" style:parent-style-name="Table_20_Contents">
      <style:paragraph-properties fo:text-align="end" style:justify-single-word="false"/>
    </style:style>
    <style:style style:name="P227" style:family="paragraph" style:parent-style-name="Table_20_Contents">
      <style:paragraph-properties fo:text-align="end" style:justify-single-word="false"/>
      <style:text-properties officeooo:paragraph-rsid="0059d0d5"/>
    </style:style>
    <style:style style:name="P228" style:family="paragraph" style:parent-style-name="Table_20_Contents">
      <style:paragraph-properties fo:text-align="end" style:justify-single-word="false"/>
      <style:text-properties officeooo:paragraph-rsid="005e1bc9"/>
    </style:style>
    <style:style style:name="P229" style:family="paragraph" style:parent-style-name="Table_20_Contents">
      <style:paragraph-properties fo:text-align="end" style:justify-single-word="false"/>
      <style:text-properties officeooo:rsid="005e1bc9" officeooo:paragraph-rsid="005e1bc9"/>
    </style:style>
    <style:style style:name="P230" style:family="paragraph" style:parent-style-name="Table_20_Contents">
      <style:text-properties officeooo:rsid="005fac30" officeooo:paragraph-rsid="005fac30"/>
    </style:style>
    <style:style style:name="P231" style:family="paragraph" style:parent-style-name="Table_20_Contents">
      <style:paragraph-properties fo:text-align="end" style:justify-single-word="false"/>
      <style:text-properties officeooo:rsid="005fac30" officeooo:paragraph-rsid="005fac30"/>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d9a5" officeooo:paragraph-rsid="0061d9a5"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e420" officeooo:paragraph-rsid="0061e42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text-properties officeooo:rsid="0061e420" officeooo:paragraph-rsid="0061e420"/>
    </style:style>
    <style:style style:name="P237" style:family="paragraph" style:parent-style-name="Table_20_Contents">
      <style:paragraph-properties fo:text-align="end" style:justify-single-word="false"/>
      <style:text-properties officeooo:rsid="0061e420" officeooo:paragraph-rsid="0061e420"/>
    </style:style>
    <style:style style:name="P238" style:family="paragraph" style:parent-style-name="Table_20_Contents">
      <style:paragraph-properties fo:text-align="end" style:justify-single-word="false"/>
      <style:text-properties officeooo:rsid="006278a0" officeooo:paragraph-rsid="006278a0"/>
    </style:style>
    <style:style style:name="P239" style:family="paragraph" style:parent-style-name="Table_20_Contents">
      <style:paragraph-properties fo:text-align="end" style:justify-single-word="false"/>
      <style:text-properties officeooo:rsid="00635f05" officeooo:paragraph-rsid="00635f05"/>
    </style:style>
    <style:style style:name="P240" style:family="paragraph" style:parent-style-name="Table_20_Contents">
      <style:paragraph-properties fo:text-align="end" style:justify-single-word="false"/>
      <style:text-properties officeooo:rsid="006539d7" officeooo:paragraph-rsid="006539d7"/>
    </style:style>
    <style:style style:name="P241" style:family="paragraph" style:parent-style-name="Table_20_Contents">
      <style:paragraph-properties fo:text-align="end" style:justify-single-word="false"/>
      <style:text-properties officeooo:rsid="0066a171" officeooo:paragraph-rsid="0066a171"/>
    </style:style>
    <style:style style:name="P242" style:family="paragraph" style:parent-style-name="Text_20_body">
      <style:text-properties officeooo:rsid="005892b1" officeooo:paragraph-rsid="005892b1"/>
    </style:style>
    <style:style style:name="P243" style:family="paragraph" style:parent-style-name="Text_20_body">
      <style:text-properties officeooo:rsid="005892b1" officeooo:paragraph-rsid="00600d71"/>
    </style:style>
    <style:style style:name="P244" style:family="paragraph" style:parent-style-name="Text_20_body">
      <style:text-properties officeooo:rsid="005fac30" officeooo:paragraph-rsid="005fac30"/>
    </style:style>
    <style:style style:name="P245" style:family="paragraph" style:parent-style-name="Text_20_body">
      <style:text-properties officeooo:rsid="00600d71" officeooo:paragraph-rsid="00600d71"/>
    </style:style>
    <style:style style:name="P246" style:family="paragraph" style:parent-style-name="Text_20_body">
      <style:text-properties officeooo:paragraph-rsid="00600d71"/>
    </style:style>
    <style:style style:name="P247" style:family="paragraph" style:parent-style-name="Text_20_body">
      <style:text-properties officeooo:rsid="0059317d" officeooo:paragraph-rsid="00600d71"/>
    </style:style>
    <style:style style:name="P248" style:family="paragraph" style:parent-style-name="Text_20_body">
      <style:text-properties officeooo:rsid="0061e420" officeooo:paragraph-rsid="0061e420"/>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32de8f" style:font-weight-asian="bold" style:font-weight-complex="bold"/>
    </style:style>
    <style:style style:name="T11" style:family="text">
      <style:text-properties fo:font-weight="bold" officeooo:rsid="00368135" style:font-weight-asian="bold" style:font-weight-complex="bold"/>
    </style:style>
    <style:style style:name="T12" style:family="text">
      <style:text-properties fo:font-weight="bold" officeooo:rsid="000e7238" style:font-weight-asian="bold" style:font-weight-complex="bold"/>
    </style:style>
    <style:style style:name="T13" style:family="text">
      <style:text-properties fo:font-weight="bold" officeooo:rsid="0036d2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6776" style:font-weight-asian="normal" style:font-weight-complex="normal"/>
    </style:style>
    <style:style style:name="T16" style:family="text">
      <style:text-properties fo:font-weight="normal" officeooo:rsid="0011fa35" style:font-weight-asian="normal" style:font-weight-complex="normal"/>
    </style:style>
    <style:style style:name="T17" style:family="text">
      <style:text-properties fo:font-weight="normal" officeooo:rsid="0013f7a7" style:font-weight-asian="normal" style:font-weight-complex="normal"/>
    </style:style>
    <style:style style:name="T18" style:family="text">
      <style:text-properties fo:font-weight="normal" officeooo:rsid="0014a816" style:font-weight-asian="normal" style:font-weight-complex="normal"/>
    </style:style>
    <style:style style:name="T19" style:family="text">
      <style:text-properties fo:font-weight="normal" officeooo:rsid="00184435" style:font-weight-asian="normal" style:font-weight-complex="normal"/>
    </style:style>
    <style:style style:name="T20" style:family="text">
      <style:text-properties fo:font-weight="normal" officeooo:rsid="000f0da5" style:font-weight-asian="normal" style:font-weight-complex="normal"/>
    </style:style>
    <style:style style:name="T21" style:family="text">
      <style:text-properties fo:font-weight="normal" officeooo:rsid="0018c696" style:font-weight-asian="normal" style:font-weight-complex="normal"/>
    </style:style>
    <style:style style:name="T22" style:family="text">
      <style:text-properties fo:font-weight="normal" officeooo:rsid="0019d87b" style:font-weight-asian="normal" style:font-weight-complex="normal"/>
    </style:style>
    <style:style style:name="T23" style:family="text">
      <style:text-properties fo:font-weight="normal" officeooo:rsid="0021dbb1" style:font-weight-asian="normal" style:font-weight-complex="normal"/>
    </style:style>
    <style:style style:name="T24" style:family="text">
      <style:text-properties fo:font-weight="normal" officeooo:rsid="0021b771" style:font-weight-asian="normal" style:font-weight-complex="normal"/>
    </style:style>
    <style:style style:name="T25" style:family="text">
      <style:text-properties fo:font-weight="normal" officeooo:rsid="0032c3fc" style:font-weight-asian="normal" style:font-weight-complex="normal"/>
    </style:style>
    <style:style style:name="T26" style:family="text">
      <style:text-properties fo:font-weight="normal" officeooo:rsid="0032de8f" style:font-weight-asian="normal" style:font-weight-complex="normal"/>
    </style:style>
    <style:style style:name="T27" style:family="text">
      <style:text-properties fo:font-weight="normal" officeooo:rsid="0034a96a" style:font-weight-asian="normal" style:font-weight-complex="normal"/>
    </style:style>
    <style:style style:name="T28" style:family="text">
      <style:text-properties fo:font-weight="normal" officeooo:rsid="00368135" style:font-weight-asian="normal" style:font-weight-complex="normal"/>
    </style:style>
    <style:style style:name="T29" style:family="text">
      <style:text-properties fo:font-weight="normal" officeooo:rsid="0036d200" style:font-weight-asian="normal" style:font-weight-complex="normal"/>
    </style:style>
    <style:style style:name="T30" style:family="text">
      <style:text-properties fo:font-weight="normal" officeooo:rsid="0039d326" style:font-weight-asian="normal" style:font-weight-complex="normal"/>
    </style:style>
    <style:style style:name="T31" style:family="text">
      <style:text-properties fo:font-weight="normal" officeooo:rsid="003aafe0" style:font-weight-asian="normal" style:font-weight-complex="normal"/>
    </style:style>
    <style:style style:name="T32" style:family="text">
      <style:text-properties fo:font-weight="normal" officeooo:rsid="003af33b" style:font-weight-asian="normal" style:font-weight-complex="normal"/>
    </style:style>
    <style:style style:name="T33" style:family="text">
      <style:text-properties fo:font-weight="normal" officeooo:rsid="003b2580" style:font-weight-asian="normal" style:font-weight-complex="normal"/>
    </style:style>
    <style:style style:name="T34" style:family="text">
      <style:text-properties fo:font-weight="normal" officeooo:rsid="003d14bf" style:font-weight-asian="normal" style:font-weight-complex="normal"/>
    </style:style>
    <style:style style:name="T35" style:family="text">
      <style:text-properties fo:font-weight="normal" officeooo:rsid="003dffa8" style:font-weight-asian="normal" style:font-weight-complex="normal"/>
    </style:style>
    <style:style style:name="T36" style:family="text">
      <style:text-properties fo:font-weight="normal" officeooo:rsid="003f5cfc" style:font-weight-asian="normal" style:font-weight-complex="normal"/>
    </style:style>
    <style:style style:name="T37" style:family="text">
      <style:text-properties fo:font-weight="normal" officeooo:rsid="004048c5" style:font-weight-asian="normal" style:font-weight-complex="normal"/>
    </style:style>
    <style:style style:name="T38" style:family="text">
      <style:text-properties fo:font-weight="normal" officeooo:rsid="0041ae66" style:font-weight-asian="normal" style:font-weight-complex="normal"/>
    </style:style>
    <style:style style:name="T39" style:family="text">
      <style:text-properties fo:font-weight="normal" officeooo:rsid="004216de" style:font-weight-asian="normal" style:font-weight-complex="normal"/>
    </style:style>
    <style:style style:name="T40" style:family="text">
      <style:text-properties fo:font-weight="normal" officeooo:rsid="004a5ef8" style:font-weight-asian="normal" style:font-weight-complex="normal"/>
    </style:style>
    <style:style style:name="T41" style:family="text">
      <style:text-properties fo:font-weight="normal" officeooo:rsid="0052315d" style:font-weight-asian="normal" style:font-weight-complex="normal"/>
    </style:style>
    <style:style style:name="T42" style:family="text">
      <style:text-properties fo:font-weight="normal" officeooo:rsid="0053f3e3" style:font-weight-asian="normal" style:font-weight-complex="normal"/>
    </style:style>
    <style:style style:name="T43" style:family="text">
      <style:text-properties fo:font-weight="normal" officeooo:rsid="00540525" style:font-weight-asian="normal" style:font-weight-complex="normal"/>
    </style:style>
    <style:style style:name="T44" style:family="text">
      <style:text-properties officeooo:rsid="00106776"/>
    </style:style>
    <style:style style:name="T45" style:family="text">
      <style:text-properties officeooo:rsid="0013f7a7"/>
    </style:style>
    <style:style style:name="T46"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47"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48"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49"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50" style:family="text">
      <style:text-properties style:font-name="DejaVu Sans Mono" fo:font-size="10pt" fo:font-weight="normal" officeooo:rsid="0032de8f" style:font-name-asian="DejaVu Sans Mono" style:font-size-asian="10pt" style:font-weight-asian="normal" style:font-name-complex="DejaVu Sans Mono" style:font-size-complex="10pt" style:font-weight-complex="normal"/>
    </style:style>
    <style:style style:name="T51"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52"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53"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54"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55" style:family="text">
      <style:text-properties style:font-name="DejaVu Sans Mono" fo:font-size="10pt" fo:font-weight="normal" officeooo:rsid="00368135" style:font-name-asian="DejaVu Sans Mono" style:font-size-asian="10pt" style:font-weight-asian="normal" style:font-name-complex="DejaVu Sans Mono" style:font-size-complex="10pt" style:font-weight-complex="normal"/>
    </style:style>
    <style:style style:name="T56"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53f3e3"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540525"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60"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61"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62" style:family="text">
      <style:text-properties style:font-name="DejaVu Sans Mono" fo:font-size="10pt" fo:font-style="italic" fo:font-weight="normal" officeooo:rsid="0034a96a" style:font-name-asian="DejaVu Sans Mono" style:font-size-asian="10pt" style:font-style-asian="italic" style:font-weight-asian="normal" style:font-name-complex="DejaVu Sans Mono" style:font-size-complex="10pt" style:font-style-complex="italic" style:font-weight-complex="normal"/>
    </style:style>
    <style:style style:name="T63"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64"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65"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66" style:family="text">
      <style:text-properties style:font-name="DejaVu Sans Mono" fo:font-size="10pt" style:font-name-asian="DejaVu Sans Mono" style:font-size-asian="10pt" style:font-name-complex="DejaVu Sans Mono" style:font-size-complex="10pt"/>
    </style:style>
    <style:style style:name="T67" style:family="text">
      <style:text-properties style:font-name="DejaVu Sans Mono" fo:font-size="10pt" officeooo:rsid="000e7238" style:font-name-asian="DejaVu Sans Mono" style:font-size-asian="10pt" style:font-name-complex="DejaVu Sans Mono" style:font-size-complex="10pt"/>
    </style:style>
    <style:style style:name="T68" style:family="text">
      <style:text-properties style:font-name="DejaVu Sans Mono" fo:font-size="10pt" officeooo:rsid="000f0da5" style:font-name-asian="DejaVu Sans Mono" style:font-size-asian="10pt" style:font-name-complex="DejaVu Sans Mono" style:font-size-complex="10pt"/>
    </style:style>
    <style:style style:name="T69" style:family="text">
      <style:text-properties style:font-name="DejaVu Sans Mono" fo:font-size="10pt" officeooo:rsid="00164cbf" style:font-name-asian="DejaVu Sans Mono" style:font-size-asian="10pt" style:font-name-complex="DejaVu Sans Mono" style:font-size-complex="10pt"/>
    </style:style>
    <style:style style:name="T70" style:family="text">
      <style:text-properties style:font-name="DejaVu Sans Mono" fo:font-size="10pt" officeooo:rsid="0011fa35" style:font-name-asian="DejaVu Sans Mono" style:font-size-asian="10pt" style:font-name-complex="DejaVu Sans Mono" style:font-size-complex="10pt"/>
    </style:style>
    <style:style style:name="T71" style:family="text">
      <style:text-properties style:font-name="DejaVu Sans Mono" fo:font-size="10pt" officeooo:rsid="0044f51b" style:font-name-asian="DejaVu Sans Mono" style:font-size-asian="10pt" style:font-name-complex="DejaVu Sans Mono" style:font-size-complex="10pt"/>
    </style:style>
    <style:style style:name="T72" style:family="text">
      <style:text-properties officeooo:rsid="0014a816"/>
    </style:style>
    <style:style style:name="T73" style:family="text">
      <style:text-properties fo:font-style="italic" style:font-style-asian="italic" style:font-style-complex="italic"/>
    </style:style>
    <style:style style:name="T74" style:family="text">
      <style:text-properties fo:font-style="italic" officeooo:rsid="0014a816"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164cbf" style:font-style-asian="italic" style:font-weight-asian="normal" style:font-style-complex="italic" style:font-weight-complex="normal"/>
    </style:style>
    <style:style style:name="T77" style:family="text">
      <style:text-properties fo:font-style="italic" fo:font-weight="normal" officeooo:rsid="000e7238" style:font-style-asian="italic" style:font-weight-asian="normal" style:font-style-complex="italic" style:font-weight-complex="normal"/>
    </style:style>
    <style:style style:name="T78" style:family="text">
      <style:text-properties fo:font-style="italic" fo:font-weight="normal" officeooo:rsid="00184435" style:font-style-asian="italic" style:font-weight-asian="normal" style:font-style-complex="italic" style:font-weight-complex="normal"/>
    </style:style>
    <style:style style:name="T79" style:family="text">
      <style:text-properties fo:font-style="italic" fo:font-weight="normal" officeooo:rsid="0032de8f" style:font-style-asian="italic" style:font-weight-asian="normal" style:font-style-complex="italic" style:font-weight-complex="normal"/>
    </style:style>
    <style:style style:name="T80" style:family="text">
      <style:text-properties fo:font-style="italic" fo:font-weight="normal" officeooo:rsid="0032c3fc" style:font-style-asian="italic" style:font-weight-asian="normal" style:font-style-complex="italic" style:font-weight-complex="normal"/>
    </style:style>
    <style:style style:name="T81" style:family="text">
      <style:text-properties fo:font-style="italic" fo:font-weight="normal" officeooo:rsid="0034a96a" style:font-style-asian="italic" style:font-weight-asian="normal" style:font-style-complex="italic" style:font-weight-complex="normal"/>
    </style:style>
    <style:style style:name="T82" style:family="text">
      <style:text-properties fo:font-style="italic" fo:font-weight="normal" officeooo:rsid="003737db" style:font-style-asian="italic" style:font-weight-asian="normal" style:font-style-complex="italic" style:font-weight-complex="normal"/>
    </style:style>
    <style:style style:name="T83" style:family="text">
      <style:text-properties fo:font-style="italic" fo:font-weight="normal" officeooo:rsid="0019d87b" style:font-style-asian="italic" style:font-weight-asian="normal" style:font-style-complex="italic" style:font-weight-complex="normal"/>
    </style:style>
    <style:style style:name="T84" style:family="text">
      <style:text-properties officeooo:rsid="00164cbf"/>
    </style:style>
    <style:style style:name="T85" style:family="text">
      <style:text-properties officeooo:rsid="00184435"/>
    </style:style>
    <style:style style:name="T86" style:family="text">
      <style:text-properties style:text-position="super 58%"/>
    </style:style>
    <style:style style:name="T87" style:family="text">
      <style:text-properties style:text-position="super 58%" fo:font-weight="normal" style:font-weight-asian="normal" style:font-weight-complex="normal"/>
    </style:style>
    <style:style style:name="T88" style:family="text">
      <style:text-properties style:text-position="super 58%" fo:font-weight="normal" officeooo:rsid="00184435" style:font-weight-asian="normal" style:font-weight-complex="normal"/>
    </style:style>
    <style:style style:name="T89" style:family="text">
      <style:text-properties style:text-position="super 58%" fo:font-weight="normal" officeooo:rsid="003aafe0" style:font-weight-asian="normal" style:font-weight-complex="normal"/>
    </style:style>
    <style:style style:name="T90" style:family="text">
      <style:text-properties style:text-position="super 58%" officeooo:rsid="002396c9"/>
    </style:style>
    <style:style style:name="T91" style:family="text">
      <style:text-properties style:text-position="super 58%" officeooo:rsid="002537ee"/>
    </style:style>
    <style:style style:name="T92" style:family="text">
      <style:text-properties style:text-position="super 58%" officeooo:rsid="00283125"/>
    </style:style>
    <style:style style:name="T93"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94"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95" style:family="text">
      <style:text-properties style:text-position="super 58%" style:font-name="DejaVu Sans Mono" fo:font-size="10pt" fo:font-weight="normal" style:font-name-asian="DejaVu Sans Mono" style:font-size-asian="10pt" style:font-weight-asian="normal" style:font-name-complex="DejaVu Sans Mono" style:font-size-complex="10pt" style:font-weight-complex="normal"/>
    </style:style>
    <style:style style:name="T96" style:family="text">
      <style:text-properties style:text-position="super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97"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98" style:family="text">
      <style:text-properties style:text-position="super 58%" officeooo:rsid="004f4850"/>
    </style:style>
    <style:style style:name="T99" style:family="text">
      <style:text-properties style:text-position="super 58%" fo:font-size="10pt" style:font-size-asian="8.75pt" style:font-size-complex="10pt"/>
    </style:style>
    <style:style style:name="T100" style:family="text">
      <style:text-properties style:text-position="super 58%" fo:font-size="10pt" officeooo:rsid="00540525" style:font-size-asian="8.75pt" style:font-size-complex="10pt"/>
    </style:style>
    <style:style style:name="T101" style:family="text">
      <style:text-properties officeooo:rsid="0018c696"/>
    </style:style>
    <style:style style:name="T102"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03" style:family="text">
      <style:text-properties fo:font-size="8pt" fo:font-style="italic" style:font-size-asian="8pt" style:font-style-asian="italic" style:font-size-complex="8pt" style:font-style-complex="italic"/>
    </style:style>
    <style:style style:name="T104" style:family="text">
      <style:text-properties fo:font-size="8pt" fo:font-style="italic" officeooo:rsid="0018c696" style:font-size-asian="8pt" style:font-style-asian="italic" style:font-size-complex="8pt" style:font-style-complex="italic"/>
    </style:style>
    <style:style style:name="T105"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06" style:family="text">
      <style:text-properties officeooo:rsid="001e30c6"/>
    </style:style>
    <style:style style:name="T107" style:family="text">
      <style:text-properties officeooo:rsid="00201ead"/>
    </style:style>
    <style:style style:name="T108" style:family="text">
      <style:text-properties officeooo:rsid="0021b771"/>
    </style:style>
    <style:style style:name="T109" style:family="text">
      <style:text-properties officeooo:rsid="002396c9"/>
    </style:style>
    <style:style style:name="T110" style:family="text">
      <style:text-properties officeooo:rsid="002537ee"/>
    </style:style>
    <style:style style:name="T111" style:family="text">
      <style:text-properties style:text-position="sub 58%"/>
    </style:style>
    <style:style style:name="T112" style:family="text">
      <style:text-properties style:text-position="sub 58%" officeooo:rsid="002537ee"/>
    </style:style>
    <style:style style:name="T113" style:family="text">
      <style:text-properties style:text-position="sub 58%" fo:font-weight="normal" style:font-weight-asian="normal" style:font-weight-complex="normal"/>
    </style:style>
    <style:style style:name="T114" style:family="text">
      <style:text-properties style:text-position="sub 58%" fo:font-weight="normal" officeooo:rsid="0039d326" style:font-weight-asian="normal" style:font-weight-complex="normal"/>
    </style:style>
    <style:style style:name="T115" style:family="text">
      <style:text-properties style:text-position="sub 58%" fo:font-weight="normal" officeooo:rsid="003aafe0" style:font-weight-asian="normal" style:font-weight-complex="normal"/>
    </style:style>
    <style:style style:name="T116" style:family="text">
      <style:text-properties style:text-position="sub 58%" fo:font-weight="normal" officeooo:rsid="003b2580" style:font-weight-asian="normal" style:font-weight-complex="normal"/>
    </style:style>
    <style:style style:name="T117" style:family="text">
      <style:text-properties style:text-position="sub 58%" fo:font-weight="normal" officeooo:rsid="003d14bf" style:font-weight-asian="normal" style:font-weight-complex="normal"/>
    </style:style>
    <style:style style:name="T118" style:family="text">
      <style:text-properties style:text-position="sub 58%" fo:font-weight="normal" officeooo:rsid="003dffa8" style:font-weight-asian="normal" style:font-weight-complex="normal"/>
    </style:style>
    <style:style style:name="T119" style:family="text">
      <style:text-properties style:text-position="sub 58%" fo:font-weight="normal" officeooo:rsid="004048c5" style:font-weight-asian="normal" style:font-weight-complex="normal"/>
    </style:style>
    <style:style style:name="T120" style:family="text">
      <style:text-properties style:text-position="sub 58%" fo:font-weight="normal" officeooo:rsid="0040cf08" style:font-weight-asian="normal" style:font-weight-complex="normal"/>
    </style:style>
    <style:style style:name="T121" style:family="text">
      <style:text-properties style:text-position="sub 58%" fo:font-weight="normal" officeooo:rsid="004a5ef8" style:font-weight-asian="normal" style:font-weight-complex="normal"/>
    </style:style>
    <style:style style:name="T122" style:family="text">
      <style:text-properties style:text-position="sub 58%" fo:font-weight="normal" officeooo:rsid="0052315d" style:font-weight-asian="normal" style:font-weight-complex="normal"/>
    </style:style>
    <style:style style:name="T123" style:family="text">
      <style:text-properties style:text-position="sub 58%" fo:font-weight="normal" officeooo:rsid="0053f3e3" style:font-weight-asian="normal" style:font-weight-complex="normal"/>
    </style:style>
    <style:style style:name="T124"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25"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26"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27"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28"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29"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30"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31"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32"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33" style:family="text">
      <style:text-properties style:text-position="sub 58%"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34" style:family="text">
      <style:text-properties style:text-position="sub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35"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36" style:family="text">
      <style:text-properties style:text-position="sub 58%" style:font-name="DejaVu Sans Mono" fo:font-size="10pt" style:font-name-asian="DejaVu Sans Mono" style:font-size-asian="10pt" style:font-name-complex="DejaVu Sans Mono" style:font-size-complex="10pt"/>
    </style:style>
    <style:style style:name="T137"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38"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39"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40" style:family="text">
      <style:text-properties style:text-position="sub 58%" style:font-name="DejaVu Sans Mono" fo:font-size="10pt" officeooo:rsid="00433a71" style:font-name-asian="DejaVu Sans Mono" style:font-size-asian="10pt" style:font-name-complex="DejaVu Sans Mono" style:font-size-complex="10pt"/>
    </style:style>
    <style:style style:name="T141"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42" style:family="text">
      <style:text-properties style:text-position="sub 58%" style:font-name="DejaVu Sans Mono" fo:font-size="10pt" fo:background-color="transparent" loext:char-shading-value="0" style:font-name-asian="DejaVu Sans Mono" style:font-size-asian="10pt" style:font-name-complex="DejaVu Sans Mono" style:font-size-complex="10pt"/>
    </style:style>
    <style:style style:name="T143" style:family="text">
      <style:text-properties style:text-position="sub 58%" style:font-name="DejaVu Sans Mono" fo:font-size="10pt" officeooo:rsid="00433a71" fo:background-color="transparent" loext:char-shading-value="0" style:font-name-asian="DejaVu Sans Mono" style:font-size-asian="10pt" style:font-name-complex="DejaVu Sans Mono" style:font-size-complex="10pt"/>
    </style:style>
    <style:style style:name="T144" style:family="text">
      <style:text-properties style:text-position="sub 58%" style:font-name="DejaVu Sans Mono" fo:font-size="10pt" officeooo:rsid="0040cf08" fo:background-color="transparent" loext:char-shading-value="0" style:font-name-asian="DejaVu Sans Mono" style:font-size-asian="10pt" style:font-name-complex="DejaVu Sans Mono" style:font-size-complex="10pt"/>
    </style:style>
    <style:style style:name="T145" style:family="text">
      <style:text-properties style:text-position="sub 58%" officeooo:rsid="000f0da5"/>
    </style:style>
    <style:style style:name="T146" style:family="text">
      <style:text-properties style:text-position="sub 58%" officeooo:rsid="003b2580"/>
    </style:style>
    <style:style style:name="T147" style:family="text">
      <style:text-properties style:text-position="sub 58%" officeooo:rsid="0013f7a7"/>
    </style:style>
    <style:style style:name="T148" style:family="text">
      <style:text-properties style:text-position="sub 58%" officeooo:rsid="003d14bf"/>
    </style:style>
    <style:style style:name="T149" style:family="text">
      <style:text-properties style:text-position="sub 58%" officeooo:rsid="003dffa8"/>
    </style:style>
    <style:style style:name="T150" style:family="text">
      <style:text-properties style:text-position="sub 58%" officeooo:rsid="0052315d"/>
    </style:style>
    <style:style style:name="T151" style:family="text">
      <style:text-properties style:text-position="sub 58%" officeooo:rsid="00540525"/>
    </style:style>
    <style:style style:name="T152" style:family="text">
      <style:text-properties style:text-position="sub 58%" fo:font-size="10pt" style:font-size-asian="8.75pt" style:font-size-complex="10pt"/>
    </style:style>
    <style:style style:name="T153" style:family="text">
      <style:text-properties style:text-position="sub 58%" fo:font-size="10pt" officeooo:rsid="00540525" style:font-size-asian="8.75pt" style:font-size-complex="10pt"/>
    </style:style>
    <style:style style:name="T154" style:family="text">
      <style:text-properties style:text-position="sub 58%" fo:font-size="10pt" fo:font-weight="normal" style:font-size-asian="8.75pt" style:font-weight-asian="normal" style:font-size-complex="10pt" style:font-weight-complex="normal"/>
    </style:style>
    <style:style style:name="T155" style:family="text">
      <style:text-properties style:text-position="0% 100%"/>
    </style:style>
    <style:style style:name="T156" style:family="text">
      <style:text-properties style:text-position="0% 100%" officeooo:rsid="002537ee"/>
    </style:style>
    <style:style style:name="T157" style:family="text">
      <style:text-properties style:text-position="0% 100%" officeooo:rsid="002396c9"/>
    </style:style>
    <style:style style:name="T158" style:family="text">
      <style:text-properties style:text-position="0% 100%" officeooo:rsid="00201ead"/>
    </style:style>
    <style:style style:name="T159" style:family="text">
      <style:text-properties style:text-position="0% 100%" officeooo:rsid="00263a9f"/>
    </style:style>
    <style:style style:name="T160" style:family="text">
      <style:text-properties style:text-position="0% 100%" officeooo:rsid="00283125"/>
    </style:style>
    <style:style style:name="T161" style:family="text">
      <style:text-properties style:text-position="0% 100%" officeooo:rsid="0025425d"/>
    </style:style>
    <style:style style:name="T162" style:family="text">
      <style:text-properties style:text-position="0% 100%" officeooo:rsid="002ae646"/>
    </style:style>
    <style:style style:name="T163"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64"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65" style:family="text">
      <style:text-properties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166" style:family="text">
      <style:text-properties style:text-position="0% 100%" style:font-name="DejaVu Sans Mono" fo:font-size="10pt" style:font-name-asian="DejaVu Sans Mono" style:font-size-asian="10pt" style:font-name-complex="DejaVu Sans Mono" style:font-size-complex="10pt"/>
    </style:style>
    <style:style style:name="T167"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68"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69"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70"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71" style:family="text">
      <style:text-properties style:text-position="0% 100%" style:font-name="DejaVu Sans Mono" fo:font-size="10pt" officeooo:rsid="00433a71" style:font-name-asian="DejaVu Sans Mono" style:font-size-asian="10pt" style:font-name-complex="DejaVu Sans Mono" style:font-size-complex="10pt"/>
    </style:style>
    <style:style style:name="T172"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73"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74" style:family="text">
      <style:text-properties style:text-position="0% 100%" style:font-name="DejaVu Sans Mono" fo:font-size="10pt" officeooo:rsid="00488693" style:font-name-asian="DejaVu Sans Mono" style:font-size-asian="10pt" style:font-name-complex="DejaVu Sans Mono" style:font-size-complex="10pt"/>
    </style:style>
    <style:style style:name="T175" style:family="text">
      <style:text-properties style:text-position="0% 100%" style:font-name="DejaVu Sans Mono" fo:font-size="10pt" officeooo:rsid="004bf6c0" style:font-name-asian="DejaVu Sans Mono" style:font-size-asian="10pt" style:font-name-complex="DejaVu Sans Mono" style:font-size-complex="10pt"/>
    </style:style>
    <style:style style:name="T176"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177"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78"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79"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80"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81"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82"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83"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84"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85"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86" style:family="text">
      <style:text-properties style:text-position="0% 100%"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87"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88" style:family="text">
      <style:text-properties style:text-position="0% 100%" style:font-name="DejaVu Sans Mono" fo:font-size="10pt" fo:font-weight="normal" officeooo:rsid="00488693" style:font-name-asian="DejaVu Sans Mono" style:font-size-asian="10pt" style:font-weight-asian="normal" style:font-name-complex="DejaVu Sans Mono" style:font-size-complex="10pt" style:font-weight-complex="normal"/>
    </style:style>
    <style:style style:name="T189" style:family="text">
      <style:text-properties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190" style:family="text">
      <style:text-properties style:text-position="0% 100%" style:font-name="DejaVu Sans Mono" fo:font-size="10pt" fo:background-color="transparent" loext:char-shading-value="0" style:font-name-asian="DejaVu Sans Mono" style:font-size-asian="10pt" style:font-name-complex="DejaVu Sans Mono" style:font-size-complex="10pt"/>
    </style:style>
    <style:style style:name="T191" style:family="text">
      <style:text-properties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192" style:family="text">
      <style:text-properties style:text-position="0% 100%" style:font-name="DejaVu Sans Mono" fo:font-size="10pt" officeooo:rsid="0040cf08" fo:background-color="transparent" loext:char-shading-value="0" style:font-name-asian="DejaVu Sans Mono" style:font-size-asian="10pt" style:font-name-complex="DejaVu Sans Mono" style:font-size-complex="10pt"/>
    </style:style>
    <style:style style:name="T193" style:family="text">
      <style:text-properties style:text-position="0% 100%" style:font-name="DejaVu Sans Mono" fo:font-size="10pt" officeooo:rsid="003d14bf" fo:background-color="transparent" loext:char-shading-value="0" style:font-name-asian="DejaVu Sans Mono" style:font-size-asian="10pt" style:font-name-complex="DejaVu Sans Mono" style:font-size-complex="10pt"/>
    </style:style>
    <style:style style:name="T194" style:family="text">
      <style:text-properties style:text-position="0% 100%" style:font-name="DejaVu Sans Mono" fo:font-size="10pt" officeooo:rsid="003fb988" fo:background-color="transparent" loext:char-shading-value="0" style:font-name-asian="DejaVu Sans Mono" style:font-size-asian="10pt" style:font-name-complex="DejaVu Sans Mono" style:font-size-complex="10pt"/>
    </style:style>
    <style:style style:name="T195" style:family="text">
      <style:text-properties style:text-position="0% 100%" fo:font-weight="normal" style:font-weight-asian="normal" style:font-weight-complex="normal"/>
    </style:style>
    <style:style style:name="T196" style:family="text">
      <style:text-properties style:text-position="0% 100%" fo:font-weight="normal" officeooo:rsid="003aafe0" style:font-weight-asian="normal" style:font-weight-complex="normal"/>
    </style:style>
    <style:style style:name="T197" style:family="text">
      <style:text-properties style:text-position="0% 100%" fo:font-weight="normal" officeooo:rsid="0040955c" style:font-weight-asian="normal" style:font-weight-complex="normal"/>
    </style:style>
    <style:style style:name="T198" style:family="text">
      <style:text-properties style:text-position="0% 100%" fo:font-weight="normal" officeooo:rsid="0040cf08" style:font-weight-asian="normal" style:font-weight-complex="normal"/>
    </style:style>
    <style:style style:name="T199" style:family="text">
      <style:text-properties style:text-position="0% 100%" fo:font-weight="normal" officeooo:rsid="00493a61" style:font-weight-asian="normal" style:font-weight-complex="normal"/>
    </style:style>
    <style:style style:name="T200" style:family="text">
      <style:text-properties style:text-position="0% 100%" fo:font-weight="normal" officeooo:rsid="00106776" style:font-weight-asian="normal" style:font-weight-complex="normal"/>
    </style:style>
    <style:style style:name="T201" style:family="text">
      <style:text-properties style:text-position="0% 100%" fo:font-weight="normal" officeooo:rsid="0052315d" style:font-weight-asian="normal" style:font-weight-complex="normal"/>
    </style:style>
    <style:style style:name="T202" style:family="text">
      <style:text-properties style:text-position="0% 100%" fo:font-weight="normal" officeooo:rsid="0053f3e3" style:font-weight-asian="normal" style:font-weight-complex="normal"/>
    </style:style>
    <style:style style:name="T203" style:family="text">
      <style:text-properties style:text-position="0% 100%" fo:font-weight="normal" officeooo:rsid="00106776" fo:background-color="#dddddd" loext:char-shading-value="0" style:font-weight-asian="normal" style:font-weight-complex="normal"/>
    </style:style>
    <style:style style:name="T204" style:family="text">
      <style:text-properties style:text-position="0% 100%" fo:font-weight="bold" officeooo:rsid="00106776" style:font-weight-asian="bold" style:font-weight-complex="bold"/>
    </style:style>
    <style:style style:name="T205" style:family="text">
      <style:text-properties style:text-position="0% 100%" fo:font-weight="bold" officeooo:rsid="00106776" fo:background-color="#dddddd" loext:char-shading-value="0" style:font-weight-asian="bold" style:font-weight-complex="bold"/>
    </style:style>
    <style:style style:name="T206" style:family="text">
      <style:text-properties style:text-position="0% 100%" officeooo:rsid="004f4850"/>
    </style:style>
    <style:style style:name="T207" style:family="text">
      <style:text-properties style:text-position="0% 100%" fo:font-size="10pt" officeooo:rsid="004f4850" style:font-size-asian="10pt" style:font-size-complex="10pt"/>
    </style:style>
    <style:style style:name="T208" style:family="text">
      <style:text-properties style:text-position="0% 100%" officeooo:rsid="004f5df5"/>
    </style:style>
    <style:style style:name="T209"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10" style:family="text">
      <style:text-properties style:text-position="0% 100%" officeooo:rsid="002e10bd"/>
    </style:style>
    <style:style style:name="T211" style:family="text">
      <style:text-properties style:text-position="0% 100%" officeooo:rsid="00509763"/>
    </style:style>
    <style:style style:name="T212" style:family="text">
      <style:text-properties style:text-position="0% 100%" fo:font-style="italic" officeooo:rsid="002ae646" style:font-style-asian="italic" style:font-style-complex="italic"/>
    </style:style>
    <style:style style:name="T213" style:family="text">
      <style:text-properties style:text-position="0% 100%" officeooo:rsid="00313c53"/>
    </style:style>
    <style:style style:name="T214" style:family="text">
      <style:text-properties style:text-position="0% 100%" officeooo:rsid="0052315d"/>
    </style:style>
    <style:style style:name="T215" style:family="text">
      <style:text-properties style:text-position="0% 100%" officeooo:rsid="00554261"/>
    </style:style>
    <style:style style:name="T216" style:family="text">
      <style:text-properties style:text-position="0% 100%" officeooo:rsid="0054aa5f"/>
    </style:style>
    <style:style style:name="T217" style:family="text">
      <style:text-properties officeooo:rsid="002e10bd"/>
    </style:style>
    <style:style style:name="T218" style:family="text">
      <style:text-properties officeooo:rsid="002f7fac"/>
    </style:style>
    <style:style style:name="T219" style:family="text">
      <style:text-properties officeooo:rsid="00313ac4"/>
    </style:style>
    <style:style style:name="T220" style:family="text">
      <style:text-properties officeooo:rsid="00313c53"/>
    </style:style>
    <style:style style:name="T221" style:family="text">
      <style:text-properties style:font-name="Nimbus Mono PS"/>
    </style:style>
    <style:style style:name="T222" style:family="text">
      <style:text-properties style:font-name="Source Code Pro"/>
    </style:style>
    <style:style style:name="T223" style:family="text">
      <style:text-properties officeooo:rsid="0034a96a"/>
    </style:style>
    <style:style style:name="T224" style:family="text">
      <style:text-properties officeooo:rsid="00368135"/>
    </style:style>
    <style:style style:name="T225" style:family="text">
      <style:text-properties officeooo:rsid="0036d200"/>
    </style:style>
    <style:style style:name="T226" style:family="text">
      <style:text-properties officeooo:rsid="003737db"/>
    </style:style>
    <style:style style:name="T227"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28"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29"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30"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231" style:family="text">
      <style:text-properties officeooo:rsid="000e7238"/>
    </style:style>
    <style:style style:name="T232" style:family="text">
      <style:text-properties officeooo:rsid="003b2580"/>
    </style:style>
    <style:style style:name="T233" style:family="text">
      <style:text-properties officeooo:rsid="003d14bf"/>
    </style:style>
    <style:style style:name="T234" style:family="text">
      <style:text-properties officeooo:rsid="003dffa8"/>
    </style:style>
    <style:style style:name="T235" style:family="text">
      <style:text-properties officeooo:rsid="004048c5"/>
    </style:style>
    <style:style style:name="T236" style:family="text">
      <style:text-properties officeooo:rsid="0041ae66"/>
    </style:style>
    <style:style style:name="T237" style:family="text">
      <style:text-properties officeooo:rsid="004216de"/>
    </style:style>
    <style:style style:name="T238" style:family="text">
      <style:text-properties style:use-window-font-color="true" style:text-position="0% 100%" style:font-name="DejaVu Sans Mono" fo:font-size="10pt" fo:background-color="transparent" loext:char-shading-value="0" style:font-name-asian="DejaVu Sans Mono" style:font-size-asian="10pt" style:font-name-complex="DejaVu Sans Mono" style:font-size-complex="10pt"/>
    </style:style>
    <style:style style:name="T239" style:family="text">
      <style:text-properties style:use-window-font-color="true"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240"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41"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42"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43"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44"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45"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46"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47"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48" style:family="text">
      <style:text-properties style:use-window-font-color="true" style:text-position="super 58%" style:font-name="DejaVu Sans Mono" fo:font-size="10pt" fo:background-color="transparent" loext:char-shading-value="0" style:font-name-asian="DejaVu Sans Mono" style:font-size-asian="10pt" style:font-name-complex="DejaVu Sans Mono" style:font-size-complex="10pt"/>
    </style:style>
    <style:style style:name="T249" style:family="text">
      <style:text-properties style:use-window-font-color="true" style:text-position="super 58%" style:font-name="DejaVu Sans Mono" fo:font-size="10pt" officeooo:rsid="00433a71" fo:background-color="transparent" loext:char-shading-value="0" style:font-name-asian="DejaVu Sans Mono" style:font-size-asian="10pt" style:font-name-complex="DejaVu Sans Mono" style:font-size-complex="10pt"/>
    </style:style>
    <style:style style:name="T250"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1"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2"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253"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4"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55"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6"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57"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58" style:family="text">
      <style:text-properties style:use-window-font-color="true" style:font-name="DejaVu Sans Mono" fo:font-size="10pt" fo:background-color="transparent" loext:char-shading-value="0" style:font-name-asian="DejaVu Sans Mono" style:font-size-asian="10pt" style:font-name-complex="DejaVu Sans Mono" style:font-size-complex="10pt"/>
    </style:style>
    <style:style style:name="T259" style:family="text">
      <style:text-properties officeooo:rsid="0044f51b"/>
    </style:style>
    <style:style style:name="T260" style:family="text">
      <style:text-properties fo:color="#000000" style:text-position="0% 100%" fo:font-weight="bold" officeooo:rsid="00106776" fo:background-color="#dddddd" loext:char-shading-value="0" style:font-weight-asian="bold" style:font-weight-complex="bold"/>
    </style:style>
    <style:style style:name="T261" style:family="text">
      <style:text-properties fo:color="#000000" style:text-position="0% 100%" fo:font-weight="bold" officeooo:rsid="0018c696" fo:background-color="#dddddd" loext:char-shading-value="0" style:font-weight-asian="bold" style:font-weight-complex="bold"/>
    </style:style>
    <style:style style:name="T262" style:family="text">
      <style:text-properties fo:color="#000000" style:text-position="0% 100%" fo:font-weight="normal" style:font-weight-asian="normal" style:font-weight-complex="normal"/>
    </style:style>
    <style:style style:name="T263" style:family="text">
      <style:text-properties fo:color="#000000" style:text-position="0% 100%" fo:font-weight="normal" officeooo:rsid="0018c696" style:font-weight-asian="normal" style:font-weight-complex="normal"/>
    </style:style>
    <style:style style:name="T264" style:family="text">
      <style:text-properties fo:color="#000000" style:text-position="0% 100%" fo:font-weight="normal" officeooo:rsid="00106776" fo:background-color="#dddddd" loext:char-shading-value="0" style:font-weight-asian="normal" style:font-weight-complex="normal"/>
    </style:style>
    <style:style style:name="T265" style:family="text">
      <style:text-properties fo:color="#000000" style:text-position="0% 100%" fo:font-weight="normal" officeooo:rsid="0018c696" fo:background-color="#dddddd" loext:char-shading-value="0" style:font-weight-asian="normal" style:font-weight-complex="normal"/>
    </style:style>
    <style:style style:name="T266" style:family="text">
      <style:text-properties fo:color="#000000"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267" style:family="text">
      <style:text-properties fo:color="#000000"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268"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269"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270" style:family="text">
      <style:text-properties officeooo:rsid="004bf6c0"/>
    </style:style>
    <style:style style:name="T271" style:family="text">
      <style:text-properties officeooo:rsid="004de213"/>
    </style:style>
    <style:style style:name="T272" style:family="text">
      <style:text-properties style:font-name="DejaVu Serif1" style:font-name-asian="DejaVu Sans Mono" style:font-name-complex="DejaVu Sans Mono"/>
    </style:style>
    <style:style style:name="T273" style:family="text">
      <style:text-properties style:font-name="DejaVu Serif1" officeooo:rsid="0059d0d5"/>
    </style:style>
    <style:style style:name="T274" style:family="text">
      <style:text-properties style:font-name="DejaVu Serif Condensed"/>
    </style:style>
    <style:style style:name="T275" style:family="text">
      <style:text-properties officeooo:rsid="004f4850"/>
    </style:style>
    <style:style style:name="T276" style:family="text">
      <style:text-properties fo:font-size="10pt" style:font-size-asian="10pt" style:font-size-complex="10pt"/>
    </style:style>
    <style:style style:name="T277" style:family="text">
      <style:text-properties fo:font-size="10pt" officeooo:rsid="004f4850" style:font-size-asian="10pt" style:font-size-complex="10pt"/>
    </style:style>
    <style:style style:name="T278" style:family="text">
      <style:text-properties fo:font-size="10pt" style:font-size-asian="8.75pt" style:font-size-complex="10pt"/>
    </style:style>
    <style:style style:name="T279" style:family="text">
      <style:text-properties fo:font-size="10pt" officeooo:rsid="00540525" style:font-size-asian="8.75pt" style:font-size-complex="10pt"/>
    </style:style>
    <style:style style:name="T280" style:family="text">
      <style:text-properties officeooo:rsid="004f5df5"/>
    </style:style>
    <style:style style:name="T281" style:family="text">
      <style:text-properties officeooo:rsid="00509763"/>
    </style:style>
    <style:style style:name="T282" style:family="text">
      <style:text-properties style:text-line-through-style="solid" style:text-line-through-type="single"/>
    </style:style>
    <style:style style:name="T283" style:family="text">
      <style:text-properties style:text-line-through-style="solid" style:text-line-through-type="single" officeooo:rsid="0052315d"/>
    </style:style>
    <style:style style:name="T284" style:family="text">
      <style:text-properties style:text-line-through-style="solid" style:text-line-through-type="single" style:text-position="super 58%" officeooo:rsid="0052315d"/>
    </style:style>
    <style:style style:name="T285" style:family="text">
      <style:text-properties style:text-line-through-style="solid" style:text-line-through-type="single" style:text-position="0% 100%"/>
    </style:style>
    <style:style style:name="T286" style:family="text">
      <style:text-properties officeooo:rsid="0052315d"/>
    </style:style>
    <style:style style:name="T287" style:family="text">
      <style:text-properties officeooo:rsid="00540525"/>
    </style:style>
    <style:style style:name="T288" style:family="text">
      <style:text-properties officeooo:rsid="0059d0d5"/>
    </style:style>
    <style:style style:name="T289" style:family="text">
      <style:text-properties style:font-name="DejaVu Serif" officeooo:rsid="0059d0d5"/>
    </style:style>
    <style:style style:name="T290" style:family="text">
      <style:text-properties officeooo:rsid="005e1bc9"/>
    </style:style>
    <style:style style:name="T291" style:family="text">
      <style:text-properties officeooo:rsid="00600d71"/>
    </style:style>
    <style:style style:name="T292" style:family="text">
      <style:text-properties officeooo:rsid="0059317d"/>
    </style:style>
    <style:style style:name="T293" style:family="text">
      <style:text-properties officeooo:rsid="006539d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2" text:outline-level="1">Part 1</text:h>
      <text:h text:style-name="P217" text:outline-level="2">a)</text:h>
      <text:p text:style-name="P125"><text:span text:style-name="T163">** T</text:span><text:span text:style-name="T164">his is a comment</text:span><text:span text:style-name="T163"> *</text:span></text:p>
      <text:h text:style-name="Heading_20_3" text:outline-level="3">Proposal 1:</text:h>
      <text:p text:style-name="P129"><text:span text:style-name="T77">** <text:tab/></text:span><text:span text:style-name="T76">Apply the Proposal 1 algorithm to the square matrix M of size </text:span><text:span text:style-name="T60">N</text:span><text:span text:style-name="T76">;</text:span></text:p>
      <text:p text:style-name="P87"><text:tab/><text:span text:style-name="T84">M is the matrix, represented with an array of length </text:span><text:span text:style-name="T69">N</text:span><text:span text:style-name="T84"> x </text:span><text:span text:style-name="T69">N</text:span><text:span text:style-name="T84">;</text:span></text:p>
      <text:p text:style-name="P87"><text:tab/><text:span text:style-name="T84">The (i,j) element is accessed by (i* </text:span><text:span text:style-name="T69">N</text:span><text:span text:style-name="T84"> + j);</text:span></text:p>
      <text:p text:style-name="P84"><text:tab/><text:span text:style-name="T84">g is the value to find; *</text:span></text:p>
      <text:p text:style-name="P3"><text:span text:style-name="T3">f</text:span><text:span text:style-name="T2">unction</text:span> Proposal1(M, <text:span text:style-name="T60">N</text:span>, g)</text:p>
      <text:p text:style-name="P3"><text:tab/><text:span text:style-name="T3">for</text:span><text:span text:style-name="T1"> 0 &lt;= i &lt; </text:span><text:span text:style-name="T60">N</text:span><text:span text:style-name="T1"> </text:span><text:span text:style-name="T3">do</text:span></text:p>
      <text:p text:style-name="P3"><text:tab/><text:tab/><text:span text:style-name="T3">for</text:span><text:span text:style-name="T1"> 0 &lt;= j &lt; </text:span><text:span text:style-name="T60">N</text:span><text:span text:style-name="T1"> </text:span><text:span text:style-name="T3">do</text:span></text:p>
      <text:p text:style-name="P3"><text:tab/><text:tab/><text:tab/><text:span text:style-name="T3">if</text:span><text:span text:style-name="T1"> (M[i* </text:span><text:span text:style-name="T60">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23" text:outline-level="3">Proposal 2</text:h>
      <text:p text:style-name="P79">** <text:tab/><text:span text:style-name="T72">Calculate the power pow of ten ;</text:span></text:p>
      <text:p text:style-name="P81"><text:s text:c="3"/><text:tab/>pow is a non-negative integer;</text:p>
      <text:p text:style-name="P81"><text:tab/>returns an integer; *</text:p>
      <text:p text:style-name="P23">function <text:span text:style-name="T14">powOfTen(pow)</text:span></text:p>
      <text:p text:style-name="P76"><text:span text:style-name="T16"><text:tab/></text:span><text:span text:style-name="T5">if</text:span><text:span text:style-name="T16"> pow </text:span><text:span text:style-name="T47">&gt;</text:span><text:span text:style-name="T16"> 0 </text:span><text:span text:style-name="T5">then</text:span></text:p>
      <text:p text:style-name="P24"><text:tab/><text:tab/>return<text:span text:style-name="T14"> 10 * powOfTen(pow - </text:span><text:span text:style-name="T17">1</text:span><text:span text:style-name="T14">)</text:span></text:p>
      <text:p text:style-name="P23"><text:tab/>end if</text:p>
      <text:p text:style-name="P24"><text:tab/>return <text:span text:style-name="T14">1</text:span></text:p>
      <text:p text:style-name="P23">end function</text:p>
      <text:p text:style-name="P12"/>
      <text:p text:style-name="P43">*<text:span text:style-name="T73">* <text:tab/></text:span><text:span text:style-name="T74">Apply the counting sort algoritm to the array M’s portion</text:span></text:p>
      <text:p text:style-name="P81"><text:tab/>starting from position s and of length n;</text:p>
      <text:p text:style-name="P81"><text:tab/>This algorithm sorts the elements based on the values of the m-rightmost <text:tab/>digit;</text:p>
      <text:p text:style-name="P83"><text:tab/><text:span text:style-name="T84">M is the matrix, represented with an array of length </text:span><text:span text:style-name="T70">N</text:span><text:span text:style-name="T84"> * </text:span><text:span text:style-name="T70">N</text:span><text:span text:style-name="T84">;</text:span></text:p>
      <text:p text:style-name="P81"><text:tab/>s is the starting position where to start sorting from; </text:p>
      <text:p text:style-name="P83"><text:tab/><text:span text:style-name="T70">N</text:span> is the length of the <text:span text:style-name="T84">array</text:span> portion to sort;</text:p>
      <text:p text:style-name="P81"><text:tab/>m is the digit to sort by; *</text:p>
      <text:p text:style-name="P76"><text:span text:style-name="T5">function </text:span><text:span text:style-name="T16">counting_sort_by_digit(M, s, </text:span><text:span text:style-name="T47">N</text:span><text:span text:style-name="T16">, m)</text:span></text:p>
      <text:p text:style-name="P45"><text:tab/>C ← new array(10) of zeros</text:p>
      <text:p text:style-name="P23"><text:span text:style-name="T14"><text:tab/>div ← </text:span><text:span text:style-name="T17">powOfTen(m)</text:span></text:p>
      <text:p text:style-name="P27"><text:span text:style-name="T17"><text:tab/></text:span><text:span text:style-name="T45">for</text:span><text:span text:style-name="T17"> 0 &lt;= i &lt; </text:span><text:span text:style-name="T46">N</text:span><text:span text:style-name="T17"> </text:span><text:span text:style-name="T45">do</text:span></text:p>
      <text:p text:style-name="P44"><text:tab/><text:tab/><text:span text:style-name="T45">idx </text:span>← <text:span text:style-name="T45">(M[s+i] / div) % 10</text:span></text:p>
      <text:p text:style-name="P44"><text:tab/><text:tab/><text:span text:style-name="T45">C[idx] </text:span>← <text:span text:style-name="T45">C[idx] + 1</text:span></text:p>
      <text:p text:style-name="P23"><text:tab/><text:span text:style-name="T45">end for</text:span></text:p>
      <text:p text:style-name="P23"/>
      <text:p text:style-name="P23"><text:tab/><text:span text:style-name="T45">for </text:span><text:span text:style-name="T17">1 &lt;= i &lt; 10 </text:span><text:span text:style-name="T45">do</text:span></text:p>
      <text:p text:style-name="P23"><text:tab/><text:tab/><text:span text:style-name="T17">C[i] = C[i-1]</text:span></text:p>
      <text:p text:style-name="P23"><text:tab/><text:span text:style-name="T45">end for</text:span></text:p>
      <text:p text:style-name="P23"/>
      <text:p text:style-name="P77"><text:soft-page-break/><text:span text:style-name="T5"><text:tab/></text:span><text:span text:style-name="T18">B</text:span><text:span text:style-name="T16"> ← new array(</text:span><text:span text:style-name="T47">n</text:span><text:span text:style-name="T16">) of zeros</text:span></text:p>
      <text:p text:style-name="P133"><text:span text:style-name="T16"><text:tab/></text:span><text:span text:style-name="T6">for</text:span><text:span text:style-name="T18"> </text:span><text:span text:style-name="T47">N</text:span><text:span text:style-name="T18">-1 &lt; i &lt;= 0 </text:span><text:span text:style-name="T6"><text:s/>do</text:span></text:p>
      <text:p text:style-name="P77"><text:span text:style-name="T6"><text:tab/><text:tab/></text:span><text:span text:style-name="T18">val = (M[s+i] / div) % 10</text:span></text:p>
      <text:p text:style-name="P50"><text:tab/><text:tab/>B[C[val]-1] = M[s+i]</text:p>
      <text:p text:style-name="P77"><text:span text:style-name="T18"><text:tab/><text:tab/>C[val] </text:span><text:span text:style-name="T16">← </text:span><text:span text:style-name="T18">C[val] - 1</text:span><text:span text:style-name="T16"> </text:span></text:p>
      <text:p text:style-name="P32"><text:tab/>end for</text:p>
      <text:p text:style-name="P32"><text:tab/></text:p>
      <text:p text:style-name="P133"><text:span text:style-name="T6"><text:tab/>for </text:span><text:span text:style-name="T18">0 &lt;= i &lt; </text:span><text:span text:style-name="T47">N</text:span><text:span text:style-name="T18"> </text:span><text:span text:style-name="T6">do</text:span></text:p>
      <text:p text:style-name="P77"><text:span text:style-name="T6"><text:tab/><text:tab/></text:span><text:span text:style-name="T18">A[s+i] </text:span><text:span text:style-name="T16">← </text:span><text:span text:style-name="T18">B[i]</text:span></text:p>
      <text:p text:style-name="P32"><text:tab/>end for</text:p>
      <text:p text:style-name="P50"/>
      <text:p text:style-name="P23">end function</text:p>
      <text:p text:style-name="P12"/>
      <text:p text:style-name="P80">**<text:tab/><text:span text:style-name="T84">Apply the radix sort algorithm to the portion of the array M, starting at <text:tab/>position s and of length </text:span><text:span text:style-name="T70">N</text:span><text:span text:style-name="T84">;</text:span></text:p>
      <text:p text:style-name="P91"><text:tab/>M is the matrix, represented with an array of length <text:span text:style-name="T70">N</text:span> * <text:span text:style-name="T70">N</text:span>;</text:p>
      <text:p text:style-name="P89"><text:tab/>s is the starting position where to start sorting from;</text:p>
      <text:p text:style-name="P91"><text:tab/><text:span text:style-name="T70">N</text:span> is the length of the array portion to sort;</text:p>
      <text:p text:style-name="P89"><text:tab/>m is the max length of the elements contained in M; *</text:p>
      <text:p text:style-name="P74"><text:span text:style-name="T2">function </text:span><text:span text:style-name="T14">radix_sort(M, s, </text:span><text:span text:style-name="T46">N</text:span><text:span text:style-name="T14">, m)</text:span></text:p>
      <text:p text:style-name="P45"><text:tab/>m ← m-1</text:p>
      <text:p text:style-name="P72"><text:span text:style-name="T14"><text:tab/></text:span><text:span text:style-name="T2">if </text:span><text:span text:style-name="T14">m &gt; 0 </text:span><text:span text:style-name="T2">then</text:span></text:p>
      <text:p text:style-name="P74"><text:span text:style-name="T2"><text:tab/><text:tab/></text:span><text:span text:style-name="T14">radix_sort(M, s, </text:span><text:span text:style-name="T46">N</text:span><text:span text:style-name="T14">, m)</text:span></text:p>
      <text:p text:style-name="P72"><text:span text:style-name="T14"><text:tab/></text:span><text:span text:style-name="T2">end if</text:span></text:p>
      <text:p text:style-name="P48"><text:tab/>counting_sort_by_digit(M, s, <text:span text:style-name="T66">N</text:span>, m)</text:p>
      <text:p text:style-name="P23">end function</text:p>
      <text:p text:style-name="P12"/>
      <text:p text:style-name="P80">** <text:tab/><text:span text:style-name="T85">Modified version of binary_search, which returns, if found, the index of the <text:tab/>element g in the portion of the array A, starting at position s and of <text:tab/>length </text:span><text:span text:style-name="T70">N</text:span><text:span text:style-name="T85">, otherwise it returns -1;</text:span></text:p>
      <text:p text:style-name="P80"><text:tab/><text:span text:style-name="T85">A is the array to search in, sorted at least in the range [s, s+</text:span><text:span text:style-name="T70">N</text:span><text:span text:style-name="T85">[;</text:span></text:p>
      <text:p text:style-name="P78"><text:tab/><text:span text:style-name="T85">s is the array position where to start searching;</text:span></text:p>
      <text:p text:style-name="P133"><text:span text:style-name="T78"><text:tab/></text:span><text:span text:style-name="T63">N</text:span><text:span text:style-name="T76"> is the length of the array portion to </text:span><text:span text:style-name="T60">s</text:span><text:span text:style-name="T61">earch;</text:span></text:p>
      <text:p text:style-name="P92"><text:tab/>g is the element we are searching for; *</text:p>
      <text:p text:style-name="P9"><text:span text:style-name="T2">function </text:span><text:span text:style-name="T14">binary_search(</text:span><text:span text:style-name="T19">A</text:span><text:span text:style-name="T14">, </text:span><text:span text:style-name="T19">s,</text:span><text:span text:style-name="T14"> </text:span><text:span text:style-name="T47">N</text:span><text:span text:style-name="T14">, g)</text:span></text:p>
      <text:p text:style-name="P4"><text:span text:style-name="T14"><text:tab/>min ← </text:span><text:span text:style-name="T38">s</text:span></text:p>
      <text:p text:style-name="P56"><text:tab/>max ← <text:span text:style-name="T236">s +</text:span> <text:span text:style-name="T70">N</text:span></text:p>
      <text:p text:style-name="P4"><text:span text:style-name="T15"><text:tab/></text:span><text:span text:style-name="T4">while</text:span><text:span text:style-name="T15"> min &lt;= max </text:span><text:span text:style-name="T4">do</text:span></text:p>
      <text:p text:style-name="P52"><text:tab/><text:tab/>mid ← (max + min) / 2</text:p>
      <text:p text:style-name="P4"><text:span text:style-name="T15"><text:tab/><text:tab/></text:span><text:span text:style-name="T4">if</text:span><text:span text:style-name="T15"> A[mid] = g </text:span><text:span text:style-name="T4">then</text:span></text:p>
      <text:p text:style-name="P4"><text:span text:style-name="T4"><text:tab/><text:tab/><text:tab/>return </text:span><text:span text:style-name="T15">mid</text:span></text:p>
      <text:p text:style-name="P5"><text:span text:style-name="T15"><text:tab/><text:tab/></text:span><text:span text:style-name="T4">else if </text:span><text:span text:style-name="T15">A[mid] &gt; g </text:span><text:span text:style-name="T4">then</text:span></text:p>
      <text:p text:style-name="P5"><text:span text:style-name="T4"><text:tab/><text:tab/><text:tab/></text:span><text:span text:style-name="T15">max ← mid - 1</text:span></text:p>
      <text:p text:style-name="P17"><text:tab/><text:tab/>else</text:p>
      <text:p text:style-name="P5"><text:span text:style-name="T4"><text:tab/><text:tab/><text:tab/></text:span><text:span text:style-name="T15">min ← mid + 1</text:span></text:p>
      <text:p text:style-name="P5"><text:span text:style-name="T15"><text:tab/><text:tab/></text:span><text:span text:style-name="T4">end if</text:span></text:p>
      <text:p text:style-name="P4"><text:span text:style-name="T15"><text:tab/></text:span><text:span text:style-name="T4">end while</text:span></text:p>
      <text:p text:style-name="P4"><text:span text:style-name="T4"><text:tab/>return</text:span><text:span text:style-name="T15"> -1</text:span></text:p>
      <text:p text:style-name="P12">end function</text:p>
      <text:p text:style-name="P12"/>
      <text:p text:style-name="P133"><text:span text:style-name="T77">** <text:tab/></text:span><text:span text:style-name="T76">Apply the Proposal </text:span><text:span text:style-name="T60">2</text:span><text:span text:style-name="T76"> algorithm to the square matrix M of size </text:span><text:span text:style-name="T63">N</text:span><text:span text:style-name="T76">;</text:span></text:p>
      <text:p text:style-name="P88"><text:tab/><text:span text:style-name="T84">M is the matrix, represented with an array of length </text:span><text:span text:style-name="T70">N</text:span><text:span text:style-name="T84"> x </text:span><text:span text:style-name="T70">N</text:span><text:span text:style-name="T84">;</text:span></text:p>
      <text:p text:style-name="P85"><text:tab/><text:span text:style-name="T84">g is the value to find; *</text:span></text:p>
      <text:p text:style-name="P21">function <text:span text:style-name="T14">Proposal2(M, </text:span><text:span text:style-name="T47">N</text:span><text:span text:style-name="T14">, g)</text:span></text:p>
      <text:p text:style-name="P18"><text:span text:style-name="T14"><text:tab/></text:span><text:span text:style-name="T19">l </text:span><text:span text:style-name="T14">← </text:span><text:span text:style-name="T19">Max length of the values in M</text:span></text:p>
      <text:p text:style-name="P21"><text:span text:style-name="T14"><text:tab/></text:span>for<text:span text:style-name="T14"> 0 &lt;= i &lt; </text:span><text:span text:style-name="T47">N</text:span><text:span text:style-name="T14"> </text:span>do</text:p>
      <text:p text:style-name="P18"><text:span text:style-name="T16"><text:tab/><text:tab/>// </text:span><text:span text:style-name="T19">start position is the beginning of the i</text:span><text:span text:style-name="T88">th</text:span><text:span text:style-name="T19"> row</text:span></text:p>
      <text:p text:style-name="P21"><text:tab/><text:tab/><text:span text:style-name="T14">radix_sort(M, </text:span><text:span text:style-name="T19">i*</text:span><text:span text:style-name="T47">N</text:span><text:span text:style-name="T16">, </text:span><text:span text:style-name="T47">N</text:span><text:span text:style-name="T16">, </text:span><text:span text:style-name="T19">l</text:span><text:span text:style-name="T16">) </text:span></text:p>
      <text:p text:style-name="P21"><text:soft-page-break/><text:span text:style-name="T16"><text:tab/><text:tab/></text:span><text:span text:style-name="T19">idx </text:span><text:span text:style-name="T14">← </text:span><text:span text:style-name="T19">binary_search(M, i*</text:span><text:span text:style-name="T47">N</text:span><text:span text:style-name="T19">, </text:span><text:span text:style-name="T47">N</text:span><text:span text:style-name="T19">, g)</text:span></text:p>
      <text:p text:style-name="P18"><text:span text:style-name="T19"><text:tab/><text:tab/></text:span><text:span text:style-name="T85">if</text:span><text:span text:style-name="T19"> idx != -1</text:span></text:p>
      <text:p text:style-name="P58"><text:tab/><text:tab/><text:tab/>return pair(i, idx)</text:p>
      <text:p text:style-name="P18"><text:span text:style-name="T19"><text:tab/><text:tab/></text:span><text:span text:style-name="T85">else</text:span></text:p>
      <text:p text:style-name="P18"><text:tab/><text:tab/><text:tab/><text:span text:style-name="T19">return pair(-1, -1)</text:span></text:p>
      <text:p text:style-name="P18"><text:span text:style-name="T19"><text:tab/><text:tab/></text:span><text:span text:style-name="T85">end if</text:span></text:p>
      <text:p text:style-name="P17"><text:tab/>end for</text:p>
      <text:p text:style-name="P17">end function</text:p>
      <text:p text:style-name="P54"/>
      <text:h text:style-name="P223" text:outline-level="3">Proposal 3</text:h>
      <text:p text:style-name="P99"><text:span text:style-name="T15">** <text:tab/></text:span><text:span text:style-name="T22">Modified version of binary_search, that determines which row can potentially <text:tab/>contain the value g, based only on the first element of each row and returns <text:tab/>the row index if found, otherwise -1;</text:span></text:p>
      <text:p text:style-name="P148"><text:span text:style-name="T83"><text:tab/>M is the matrix to search in, represented as an array of length </text:span><text:span text:style-name="T64">N</text:span><text:span text:style-name="T83">*</text:span><text:span text:style-name="T64">N</text:span><text:span text:style-name="T83">;</text:span></text:p>
      <text:p text:style-name="P95"><text:tab/><text:span text:style-name="T66">N</text:span> is the matrix size;</text:p>
      <text:p text:style-name="P94"><text:tab/>g is the value to search for; *</text:p>
      <text:p text:style-name="P29">function <text:span text:style-name="T14">modified_binary_search(M, </text:span><text:span text:style-name="T64">N</text:span><text:span text:style-name="T14">, g)</text:span></text:p>
      <text:p text:style-name="P28"><text:span text:style-name="T14"><text:tab/></text:span><text:span text:style-name="T20">min ← </text:span><text:span text:style-name="T15">0</text:span></text:p>
      <text:p text:style-name="P53"><text:tab/>max ← n</text:p>
      <text:p text:style-name="P6"><text:span text:style-name="T15"><text:tab/></text:span><text:span text:style-name="T4">while</text:span><text:span text:style-name="T15"> min &lt;= max </text:span><text:span text:style-name="T4">do</text:span></text:p>
      <text:p text:style-name="P53"><text:tab/><text:tab/>mid ← (max + min) / 2</text:p>
      <text:p text:style-name="P102"><text:tab/><text:tab/>// If first element of the row is greater than g, then reset max and continue</text:p>
      <text:p text:style-name="P148"><text:span text:style-name="T15"><text:tab/><text:tab/></text:span><text:span text:style-name="T4">if</text:span><text:span text:style-name="T15"> A[mid*</text:span><text:span text:style-name="T64">N</text:span><text:span text:style-name="T15">] </text:span><text:span text:style-name="T48">&gt;</text:span><text:span text:style-name="T15"> g </text:span><text:span text:style-name="T4">then</text:span></text:p>
      <text:p text:style-name="P6"><text:span text:style-name="T4"><text:tab/><text:tab/><text:tab/></text:span><text:span text:style-name="T21">max </text:span><text:span text:style-name="T15">← </text:span><text:span text:style-name="T21">mid – 1</text:span></text:p>
      <text:p text:style-name="P28"><text:tab/><text:tab/>else <text:s/></text:p>
      <text:p text:style-name="P101"><text:span text:style-name="T105"><text:tab/><text:tab/><text:tab/></text:span><text:span text:style-name="T102">//</text:span><text:span text:style-name="T103">If last element of the row is g</text:span><text:span text:style-name="T104">reater than or equal to</text:span><text:span text:style-name="T103"> g, I found the row</text:span></text:p>
      <text:p text:style-name="P11"><text:span text:style-name="T7"><text:tab/><text:tab/><text:tab/>if</text:span><text:span text:style-name="T21"> M[mid* </text:span><text:span text:style-name="T64">N</text:span><text:span text:style-name="T21"> + (</text:span><text:span text:style-name="T64">N</text:span><text:span text:style-name="T21">-1)] &gt;= g </text:span><text:span text:style-name="T7">then</text:span></text:p>
      <text:p text:style-name="P6"><text:span text:style-name="T7"><text:tab/><text:tab/><text:tab/><text:tab/>return </text:span><text:span text:style-name="T21">mid</text:span></text:p>
      <text:p text:style-name="P6"><text:span text:style-name="T21"><text:tab/><text:tab/><text:tab/></text:span><text:span text:style-name="T7">else</text:span></text:p>
      <text:p text:style-name="P6"><text:span text:style-name="T7"><text:tab/><text:tab/><text:tab/><text:tab/></text:span><text:span text:style-name="T21">min </text:span><text:span text:style-name="T15">← </text:span><text:span text:style-name="T21">mid + 1</text:span></text:p>
      <text:p text:style-name="P6"><text:span text:style-name="T21"><text:tab/><text:tab/><text:tab/></text:span><text:span text:style-name="T7">end if</text:span></text:p>
      <text:p text:style-name="P6"><text:span text:style-name="T15"><text:tab/><text:tab/></text:span><text:span text:style-name="T4">end if</text:span></text:p>
      <text:p text:style-name="P13"><text:span text:style-name="T15"><text:tab/></text:span><text:span text:style-name="T44">end while</text:span></text:p>
      <text:p text:style-name="P13"><text:tab/><text:span text:style-name="T101">return </text:span><text:span text:style-name="T21">-1</text:span></text:p>
      <text:p text:style-name="P28">end function</text:p>
      <text:p text:style-name="P28"/>
      <text:p text:style-name="P106"><text:span text:style-name="T77">** <text:tab/></text:span><text:span text:style-name="T76">Apply the Proposal </text:span><text:span text:style-name="T60">3</text:span><text:span text:style-name="T76"> algorithm to the square matrix M of size n;</text:span></text:p>
      <text:p text:style-name="P86"><text:tab/><text:span text:style-name="T84">M is the matrix, represented with an array of length n x n;</text:span></text:p>
      <text:p text:style-name="P86"><text:tab/><text:span text:style-name="T84">g is the value to find; *</text:span></text:p>
      <text:p text:style-name="P31">function <text:span text:style-name="T14">Proposal3</text:span><text:span text:style-name="T15">(M, </text:span><text:span text:style-name="T59">N</text:span><text:span text:style-name="T15">, g)</text:span></text:p>
      <text:p text:style-name="P19"><text:span text:style-name="T19"><text:tab/>len </text:span><text:span text:style-name="T14">← </text:span><text:span text:style-name="T19">Max length of the values in M</text:span></text:p>
      <text:p text:style-name="P148"><text:span text:style-name="T15"><text:tab/></text:span><text:span text:style-name="T16">radix_sort(M, </text:span><text:span text:style-name="T47">0</text:span><text:span text:style-name="T16">, </text:span><text:span text:style-name="T64">N</text:span><text:span text:style-name="T16">*</text:span><text:span text:style-name="T64">N</text:span><text:span text:style-name="T16">, </text:span><text:span text:style-name="T19">len</text:span><text:span text:style-name="T16">)</text:span></text:p>
      <text:p text:style-name="P46"/>
      <text:p text:style-name="P148"><text:span text:style-name="T16"><text:tab/></text:span><text:span text:style-name="T22">rowIndex </text:span><text:span text:style-name="T15">← </text:span><text:span text:style-name="T21">modified_binary_search</text:span><text:span text:style-name="T22">(M, </text:span><text:span text:style-name="T64">N</text:span><text:span text:style-name="T22">, g)</text:span></text:p>
      <text:p text:style-name="P104"><text:span text:style-name="T14"><text:tab/></text:span><text:span text:style-name="T2">if</text:span><text:span text:style-name="T14"> rowIndex = -1 </text:span><text:span text:style-name="T2">then</text:span></text:p>
      <text:p text:style-name="P104"><text:span text:style-name="T2"><text:tab/><text:tab/>return </text:span><text:span text:style-name="T14">pair(-1, -1)</text:span></text:p>
      <text:p text:style-name="P30"><text:tab/>end if</text:p>
      <text:p text:style-name="P30"/>
      <text:p text:style-name="P148"><text:span text:style-name="T8"><text:tab/></text:span><text:span text:style-name="T22">colIndex </text:span><text:span text:style-name="T15">← </text:span><text:span text:style-name="T20">binary_search(</text:span><text:span text:style-name="T49">M</text:span><text:span text:style-name="T20">, </text:span><text:span text:style-name="T22">rowIndex *</text:span><text:span text:style-name="T64">N</text:span><text:span text:style-name="T19">,</text:span><text:span text:style-name="T20"> </text:span><text:span text:style-name="T64">N</text:span><text:span text:style-name="T20">, g)</text:span></text:p>
      <text:p text:style-name="P103"><text:span text:style-name="T20"><text:tab/></text:span><text:span text:style-name="T8">if</text:span><text:span text:style-name="T22"> colIndex = -1 </text:span><text:span text:style-name="T8">then</text:span></text:p>
      <text:p text:style-name="P103"><text:span text:style-name="T8"><text:tab/><text:tab/>return</text:span><text:span text:style-name="T22"> pair(-1, -1)</text:span></text:p>
      <text:p text:style-name="P103"><text:span text:style-name="T22"><text:tab/></text:span><text:span text:style-name="T8">end if</text:span></text:p>
      <text:p text:style-name="P30"/>
      <text:p text:style-name="P103"><text:span text:style-name="T8"><text:tab/>return </text:span><text:span text:style-name="T22">pair(rowIndex, colIndex)</text:span></text:p>
      <text:p text:style-name="P30">end function</text:p>
      <text:p text:style-name="P30"/>
      <text:h text:style-name="P222" text:outline-level="2">b)</text:h>
      <text:p text:style-name="P167">In the following analysis, I will be using M to indicate the total number of elements in the matrix, N to indicate the number of elements in a row (or column, being the matrix square), n as a generic number of elements in generic calculations.</text:p>
      <text:h text:style-name="P223" text:outline-level="3">Proposal 1</text:h>
      <text:p text:style-name="P159">The matrix contains m non-sorted, all distinct elements, therefore the only way of searching the matrix is through a linear search which, in the case of a matrix, means s<text:span text:style-name="T106">panning all elements, top to bottom, left to right.</text:span></text:p>
      <text:p text:style-name="P175">The best-case scenario is when the element is at first-row, first column, in which case only one comparison is done and with a running-time T(M) = Θ(1).</text:p>
      <text:p text:style-name="P160"><text:span text:style-name="T107">The worst-case scenario is when the element is not in the matrix, in which case all the elements of the matrix are checked, doing therefore a number of comparisons equal to M and a running-time T(M) = Θ(M) = Θ(N</text:span><text:span text:style-name="T90">2</text:span><text:span text:style-name="T107">).</text:span></text:p>
      <text:h text:style-name="P224" text:outline-level="3">Proposal 2</text:h>
      <text:p text:style-name="P163">The algorithm in the proposal 2 consists of sorting the first row of the matrix and then do a binary search. If the item is not found, proceed the the next row, until the end of the matrix.</text:p>
      <text:p text:style-name="P159">To do the sorting, a radix sort algorithm has been chosen for its performance, considering that the matrix elements are all non negative integers and all the necessary conditions to apply the radix algorithm are present. </text:p>
      <text:p text:style-name="Text_20_body">Based on the information given, where the matrix is square (N rows and N columns<text:span text:style-name="T108">) and the range of integers stored goes from 0 to 500 and no number is repeated, the maximum size of the matrix can be 22x22.</text:span></text:p>
      <text:p text:style-name="P159">With such large a matrix, I don’t expect much difference in the performance of the different sorting algorithms, however the radix sort is able to perform better than all other comparison sorting algoriths, even better than merge-sort, and this <text:s/>would become clearly evident in case of a bigger matrix.</text:p>
      <text:p text:style-name="P161">The radix sort is using a modified version of the counting sort (<text:span text:style-name="T16">counting_sort_by_digit</text:span>), sorting the numbers of each row by the first left-most digit, then the second, and so on.</text:p>
      <text:p text:style-name="P162"><text:span text:style-name="T108">The number of calls to </text:span><text:span text:style-name="T16">counting_sort_by_digit, </text:span><text:span text:style-name="T24">in the given case</text:span><text:span text:style-name="T16"> </text:span><text:span text:style-name="T24">is 3, as all numbers are less than 500, but in the general case is equal to the number of digits of the largest number contained. </text:span><text:span text:style-name="T23">This can be calculated with the following formula: </text:span></text:p>
      <text:p text:style-name="Preformatted_20_Text"><text:soft-page-break/><text:span text:style-name="T23">max_num_of_digits = </text:span>trunc(log10(MAX_VALUE)) + 1</text:p>
      <text:p text:style-name="P163"/>
      <text:p text:style-name="P164">The best case scenario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176">Considering the running time of radix sort being in general T(n) = Θ(n) and the running time of the best case for binary search being T(n) = Θ(1), the total running time would then be T(M) = Θ(N) + Θ(1) = Θ(N).</text:p>
      <text:p text:style-name="P165">The worst case scenario is when the element is not in the matrix. In such case the radix sort and the binary search would be run onto all rows of the matrix.</text:p>
      <text:p text:style-name="P167">Analysing in details:</text:p>
      <text:p text:style-name="P166"><text:span text:style-name="T110">First row running time: <text:tab/>T</text:span><text:span text:style-name="T112">1</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66"><text:span text:style-name="T156">Second row running time: <text:tab/>T</text:span><text:span text:style-name="T112">2</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66"><text:span text:style-name="T156">Nth row running time: <text:tab/><text:tab/>T</text:span><text:span text:style-name="T112">N</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77">The total running time will be:</text:p>
      <text:p text:style-name="P166"><text:span text:style-name="T156">T = T</text:span><text:span text:style-name="T112">1</text:span><text:span text:style-name="T156"> + … + T</text:span><text:span text:style-name="T112">N</text:span><text:span text:style-name="T156"> = N(a</text:span><text:span text:style-name="T157">N +</text:span><text:span text:style-name="T156">b</text:span><text:span text:style-name="T157">lg</text:span><text:span text:style-name="T156">(</text:span><text:span text:style-name="T157">N</text:span><text:span text:style-name="T156">) + c) = aN</text:span><text:span text:style-name="T91">2</text:span><text:span text:style-name="T156">+bNlg(N) + cN = <text:s/></text:span><text:span text:style-name="T157">Θ</text:span><text:span text:style-name="T156">(N</text:span><text:span text:style-name="T91">2</text:span><text:span text:style-name="T156">) = </text:span><text:span text:style-name="T158">Θ(M)</text:span><text:span text:style-name="T156">.</text:span></text:p>
      <text:p text:style-name="P177"/>
      <text:h text:style-name="Heading_20_3" text:outline-level="3">Proposal 3</text:h>
      <text:p text:style-name="P167">In the proposal 3, a sorting algorithm is applied to the entire matrix, rigth-to-left, top-to-bottom, like a unique long array, <text:s/>then the binary search is applied to all the first elements of the rows, finding so the row potentially containing the element; once such row is found, another run of the binary search applied to the selected row will find, if present, the element.</text:p>
      <text:p text:style-name="P168">This time, again, the chosen sorting algorith is the radix sort, which in this proposal runs always once, sorting the entire content of the matrix.</text:p>
      <text:p text:style-name="P168">The binary algorithm will be applied twice, once for the first column, which result will determine the selected row (if any), and once for the selected row.</text:p>
      <text:p text:style-name="P168">The best case scenario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168"><text:soft-page-break/>The running time of the radix sort is T(M) = <text:span text:style-name="T157">Θ</text:span><text:span text:style-name="T156">(</text:span><text:span text:style-name="T155">M</text:span><text:span text:style-name="T156">).</text:span></text:p>
      <text:p text:style-name="P170"><text:span text:style-name="T156">T</text:span><text:span text:style-name="T155">he running time of the binary search is twice T(n) = Θ(1)</text:span></text:p>
      <text:p text:style-name="P179">The total running time will be:</text:p>
      <text:p text:style-name="P169"><text:span text:style-name="T155">T(M) = </text:span><text:span text:style-name="T157">Θ</text:span><text:span text:style-name="T156">(</text:span><text:span text:style-name="T155">M</text:span><text:span text:style-name="T156">) </text:span><text:span text:style-name="T159">+ 2Θ(1) = </text:span><text:span text:style-name="T157">Θ</text:span><text:span text:style-name="T156">(</text:span><text:span text:style-name="T155">M</text:span><text:span text:style-name="T156">)</text:span></text:p>
      <text:p text:style-name="P178"/>
      <text:p text:style-name="P171"><text:span text:style-name="T156">T</text:span><text:span text:style-name="T155">he worst case scenario happens when </text:span><text:span text:style-name="T160">the searched element is not in the matrix, in which case the worst case running time of both binary search run will be hit, being T(n) = </text:span><text:span text:style-name="T155">Θ(</text:span><text:span text:style-name="T160">logn</text:span><text:span text:style-name="T155">).</text:span></text:p>
      <text:p text:style-name="P173"><text:span text:style-name="T160">The total running time will be T(M) = <text:s/></text:span><text:span text:style-name="T157">Θ</text:span><text:span text:style-name="T156">(</text:span><text:span text:style-name="T161">N</text:span><text:span text:style-name="T92">2</text:span><text:span text:style-name="T156">) </text:span><text:span text:style-name="T160">+ 2</text:span><text:span text:style-name="T157">Θ</text:span><text:span text:style-name="T156">(</text:span><text:span text:style-name="T160">log</text:span><text:span text:style-name="T161">N</text:span><text:span text:style-name="T156">) </text:span><text:span text:style-name="T160">= </text:span><text:span text:style-name="T157">Θ</text:span><text:span text:style-name="T156">(</text:span><text:span text:style-name="T161">N</text:span><text:span text:style-name="T92">2</text:span><text:span text:style-name="T156">) </text:span><text:span text:style-name="T160">= </text:span><text:span text:style-name="T157">Θ</text:span><text:span text:style-name="T156">(</text:span><text:span text:style-name="T161">M</text:span><text:span text:style-name="T156">).</text:span></text:p>
      <text:h text:style-name="P225" text:outline-level="3">Summary</text:h>
      <text:p text:style-name="P172">The three proposals show the same worst case running time of <text:span text:style-name="T157">Θ</text:span><text:span text:style-name="T156">(</text:span><text:span text:style-name="T161">M</text:span><text:span text:style-name="T156">).</text:span></text:p>
      <text:p text:style-name="P173"><text:span text:style-name="T156">T</text:span><text:span text:style-name="T160">he best case running time is better for proposal 1 with </text:span><text:span text:style-name="T157">Θ(1), </text:span><text:span text:style-name="T160">compared with </text:span><text:span text:style-name="T157">Θ(N) </text:span><text:span text:style-name="T160">of proposal 2 and </text:span><text:span text:style-name="T157">Θ</text:span><text:span text:style-name="T156">(</text:span><text:span text:style-name="T161">M</text:span><text:span text:style-name="T156">) </text:span><text:span text:style-name="T160">of proposal 3.</text:span></text:p>
      <text:p text:style-name="P190">Even though proposal 2 and proposal 3 use binary search, faster than linear search used by proposal 1, the latter does not require sorting, wheras the former 2 do, and this sorting, although performed fast by the radix sort, has as strong an impact as the linear search on the overall time.</text:p>
      <text:h text:style-name="P214" text:outline-level="1"><text:span text:style-name="T227">c, </text:span><text:span text:style-name="T228">d, </text:span><text:span text:style-name="T229">e</text:span>)</text:h>
      <text:h text:style-name="P218" text:outline-level="2">Proposal 1</text:h>
      <text:p text:style-name="P127"><text:span text:style-name="T3">f</text:span><text:span text:style-name="T12">unction</text:span><text:span text:style-name="T231"> Proposal1(M, </text:span><text:span text:style-name="T67">N</text:span><text:span text:style-name="T231">, g)</text:span></text:p>
      <text:p text:style-name="P127"><text:span text:style-name="T231"><text:tab/></text:span><text:span text:style-name="T3">for</text:span><text:span text:style-name="T1"> 0 &lt;= i &lt; </text:span><text:span text:style-name="T68">N</text:span><text:span text:style-name="T1"> </text:span><text:span text:style-name="T3">do<text:tab/><text:tab/><text:tab/><text:tab/><text:tab/><text:tab/></text:span><text:span text:style-name="T30">C</text:span><text:span text:style-name="T114">1</text:span><text:span text:style-name="T30">*N + C</text:span><text:span text:style-name="T114">2</text:span></text:p>
      <text:p text:style-name="P127"><text:span text:style-name="T231"><text:tab/><text:tab/></text:span><text:span text:style-name="T3">for</text:span><text:span text:style-name="T1"> 0 &lt;= j &lt; </text:span><text:span text:style-name="T68">N</text:span><text:span text:style-name="T1"> </text:span><text:span text:style-name="T3">do<text:tab/><text:tab/><text:tab/><text:tab/><text:tab/></text:span><text:span text:style-name="T30">C</text:span><text:span text:style-name="T125">1</text:span><text:span text:style-name="T30">*N + C</text:span><text:span text:style-name="T114">2</text:span></text:p>
      <text:p text:style-name="P127"><text:span text:style-name="T231"><text:tab/><text:tab/><text:tab/></text:span><text:span text:style-name="T3">if</text:span><text:span text:style-name="T1"> (M[i*</text:span><text:span text:style-name="T68">N</text:span><text:span text:style-name="T1"> + j] = g) </text:span><text:span text:style-name="T3">then<text:tab/><text:tab/></text:span><text:span text:style-name="T30">C</text:span><text:span text:style-name="T114">3</text:span><text:span text:style-name="T30">*N*N </text:span></text:p>
      <text:p text:style-name="P2"><text:tab/><text:tab/><text:tab/><text:tab/><text:span text:style-name="T3">return</text:span><text:span text:style-name="T1"> pair(i, j)<text:tab/><text:tab/><text:tab/>C</text:span><text:span text:style-name="T145">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45">4</text:span></text:p>
      <text:p text:style-name="P7"><text:span text:style-name="T2">end</text:span> <text:span text:style-name="T2">function</text:span></text:p>
      <text:p text:style-name="P15"/>
      <text:p text:style-name="P15"/>
      <text:p text:style-name="P128"><text:span text:style-name="T31">T(</text:span><text:span text:style-name="T52">N</text:span><text:span text:style-name="T31">) = C</text:span><text:span text:style-name="T115">3</text:span><text:span text:style-name="T31">*N</text:span><text:span text:style-name="T89">2</text:span><text:span text:style-name="T31"> + 2C</text:span><text:span text:style-name="T115">1</text:span><text:span text:style-name="T31">*N + 2C</text:span><text:span text:style-name="T115">2</text:span><text:span text:style-name="T31"> + 2C</text:span><text:span text:style-name="T115">4</text:span><text:span text:style-name="T196"> = C</text:span><text:span text:style-name="T115">3</text:span><text:span text:style-name="T196">N</text:span><text:span text:style-name="T89">2</text:span><text:span text:style-name="T196"> + C</text:span><text:span text:style-name="T115">5</text:span><text:span text:style-name="T196">N + C</text:span><text:span text:style-name="T115">6</text:span></text:p>
      <text:p text:style-name="P112"/>
      <text:p text:style-name="P155"><text:span text:style-name="T195">Growth of T(N) = N</text:span><text:span text:style-name="T87">2</text:span></text:p>
      <text:p text:style-name="P143"/>
      <text:p text:style-name="P69">Expressing in <text:span text:style-name="T272">Θ </text:span><text:span text:style-name="T66">notation:</text:span></text:p>
      <text:p text:style-name="Preformatted_20_Text">T(N) = <text:s/><text:span text:style-name="T274">Θ</text:span>(N<text:span text:style-name="T86">2</text:span>)</text:p>
      <text:p text:style-name="P143"/>
      <text:h text:style-name="P219" text:outline-level="2">Proposal 2</text:h>
      <text:p text:style-name="P25">function <text:span text:style-name="T14">powOfTen(pow)<text:tab/><text:tab/><text:tab/><text:tab/><text:tab/><text:tab/></text:span></text:p>
      <text:p text:style-name="P128"><text:span text:style-name="T16"><text:tab/></text:span><text:span text:style-name="T5">if</text:span><text:span text:style-name="T16"> pow </text:span><text:span text:style-name="T47">&gt;</text:span><text:span text:style-name="T16"> 0 </text:span><text:span text:style-name="T5">then<text:tab/><text:tab/><text:tab/><text:tab/><text:tab/><text:tab/></text:span><text:span text:style-name="T31">C</text:span><text:span text:style-name="T115">1</text:span></text:p>
      <text:p text:style-name="P128"><text:span text:style-name="T5"><text:tab/><text:tab/>return</text:span><text:span text:style-name="T16"> 10 * powOfTen(pow – </text:span><text:span text:style-name="T17">1</text:span><text:span text:style-name="T16">)<text:tab/><text:tab/><text:tab/></text:span><text:span text:style-name="T31">C</text:span><text:span text:style-name="T115">2</text:span><text:span text:style-name="T31"> </text:span><text:span text:style-name="T52">+</text:span><text:span text:style-name="T31"> T(</text:span><text:span text:style-name="T52">p</text:span><text:span text:style-name="T53">ow-</text:span><text:span text:style-name="T54">1</text:span><text:span text:style-name="T31">)</text:span></text:p>
      <text:p text:style-name="P25"><text:tab/>end if</text:p>
      <text:p text:style-name="P25"><text:tab/>return <text:span text:style-name="T14">1<text:tab/><text:tab/><text:tab/><text:tab/><text:tab/><text:tab/><text:tab/></text:span><text:span text:style-name="T31">C</text:span><text:span text:style-name="T115">3</text:span></text:p>
      <text:p text:style-name="P25">end function</text:p>
      <text:p text:style-name="P25"/>
      <text:p text:style-name="P132"><text:span text:style-name="T32">T(</text:span><text:span text:style-name="T54">N</text:span><text:span text:style-name="T32">) </text:span><text:span text:style-name="T33">= C</text:span><text:span text:style-name="T116">1</text:span><text:span text:style-name="T33">+C</text:span><text:span text:style-name="T116">2</text:span><text:span text:style-name="T33">+C</text:span><text:span text:style-name="T116">3</text:span><text:span text:style-name="T33"> + T(</text:span><text:span text:style-name="T54">N</text:span><text:span text:style-name="T33">-1)</text:span></text:p>
      <text:p text:style-name="P65">T(0) = C<text:span text:style-name="T111">1</text:span>+C<text:span text:style-name="T111">3</text:span></text:p>
      <text:p text:style-name="P65">T(1) = C<text:span text:style-name="T111">1</text:span>+C<text:span text:style-name="T111">2</text:span>+C<text:span text:style-name="T111">3</text:span> + C<text:span text:style-name="T111">1</text:span>+C<text:span text:style-name="T111">3</text:span> = 2C<text:span text:style-name="T111">1</text:span> + 2C<text:span text:style-name="T111">3</text:span> + C<text:span text:style-name="T111">2</text:span></text:p>
      <text:p text:style-name="P130"><text:span text:style-name="T33">T(2) = C</text:span><text:span text:style-name="T116">1</text:span><text:span text:style-name="T33">+C</text:span><text:span text:style-name="T116">2</text:span><text:span text:style-name="T33">+C</text:span><text:span text:style-name="T116">3</text:span><text:span text:style-name="T33"> + 2C</text:span><text:span text:style-name="T116">1</text:span><text:span text:style-name="T33"> + 2C</text:span><text:span text:style-name="T116">3</text:span><text:span text:style-name="T33"> + C</text:span><text:span text:style-name="T116">2</text:span><text:span text:style-name="T33"> = </text:span><text:span text:style-name="T54">3</text:span><text:span text:style-name="T33">C</text:span><text:span text:style-name="T116">1</text:span><text:span text:style-name="T33"> + </text:span><text:span text:style-name="T54">3</text:span><text:span text:style-name="T33">C</text:span><text:span text:style-name="T116">3</text:span><text:span text:style-name="T33"> + 2C</text:span><text:span text:style-name="T116">2</text:span></text:p>
      <text:p text:style-name="P131"><text:span text:style-name="T33">T</text:span><text:span text:style-name="T14">(N) = (N+1)C</text:span><text:span text:style-name="T113">1</text:span><text:span text:style-name="T14"> + (N+2)C</text:span><text:span text:style-name="T113">3</text:span><text:span text:style-name="T14"> + N(C</text:span><text:span text:style-name="T113">2</text:span><text:span text:style-name="T14">) = (C</text:span><text:span text:style-name="T113">1</text:span><text:span text:style-name="T14">+C</text:span><text:span text:style-name="T113">2</text:span><text:span text:style-name="T14">+C</text:span><text:span text:style-name="T113">3</text:span><text:span text:style-name="T14">)N + (C</text:span><text:span text:style-name="T113">1</text:span><text:span text:style-name="T14">+C</text:span><text:span text:style-name="T113">3</text:span><text:span text:style-name="T14">) = C</text:span><text:span text:style-name="T113">4</text:span><text:span text:style-name="T14">N + C</text:span><text:span text:style-name="T113">5</text:span></text:p>
      <text:p text:style-name="P119"/>
      <text:p text:style-name="P64"/>
      <text:p text:style-name="P82"/>
      <text:p text:style-name="P128"><text:span text:style-name="T5">function </text:span><text:span text:style-name="T16">counting_sort_by_digit(M, s, </text:span><text:span text:style-name="T47">N</text:span><text:span text:style-name="T16">, m)</text:span></text:p>
      <text:p text:style-name="P47"><text:tab/>C ← new array(10) of zeros<text:tab/><text:tab/><text:tab/><text:tab/><text:span text:style-name="T232">C</text:span><text:span text:style-name="T146">1</text:span></text:p>
      <text:p text:style-name="P25"><text:span text:style-name="T14"><text:tab/>div ← </text:span><text:span text:style-name="T17">powOfTen(m)<text:tab/><text:tab/><text:tab/><text:tab/><text:tab/><text:tab/></text:span><text:span text:style-name="T33">C</text:span><text:span text:style-name="T116">2</text:span><text:span text:style-name="T33">m+C</text:span><text:span text:style-name="T116">3</text:span></text:p>
      <text:p text:style-name="P26"><text:span text:style-name="T17"><text:tab/></text:span><text:span text:style-name="T45">for</text:span><text:span text:style-name="T17"> 0 &lt;= i &lt; </text:span><text:span text:style-name="T46">N</text:span><text:span text:style-name="T17"> </text:span><text:span text:style-name="T45">do<text:tab/><text:tab/><text:tab/><text:tab/><text:tab/><text:tab/></text:span><text:span text:style-name="T34">C</text:span><text:span text:style-name="T117">4</text:span><text:span text:style-name="T34">N+C</text:span><text:span text:style-name="T117">5</text:span></text:p>
      <text:p text:style-name="P47"><text:tab/><text:tab/><text:span text:style-name="T45">idx </text:span>← <text:span text:style-name="T45">(M[s+i] / div) % 10<text:tab/><text:tab/><text:tab/>C</text:span><text:span text:style-name="T147">6</text:span></text:p>
      <text:p text:style-name="P47"><text:tab/><text:tab/><text:span text:style-name="T45">C[idx] </text:span>← <text:span text:style-name="T45">C[idx] + 1<text:tab/><text:tab/><text:tab/><text:tab/>C</text:span><text:span text:style-name="T147">7</text:span></text:p>
      <text:p text:style-name="P25"><text:tab/><text:span text:style-name="T45">end for</text:span></text:p>
      <text:p text:style-name="P25"/>
      <text:p text:style-name="P27"><text:tab/><text:span text:style-name="T45">for </text:span><text:span text:style-name="T17">1 &lt;= i &lt; 10 </text:span><text:span text:style-name="T45">do<text:tab/><text:tab/><text:tab/><text:tab/><text:tab/></text:span><text:span text:style-name="T34">10C</text:span><text:span text:style-name="T117">8</text:span><text:span text:style-name="T34">+C</text:span><text:span text:style-name="T117">9</text:span></text:p>
      <text:p text:style-name="P25"><text:tab/><text:tab/><text:span text:style-name="T17">C[i] = C[i-1]<text:tab/><text:tab/><text:tab/><text:tab/><text:tab/></text:span><text:span text:style-name="T34">10C</text:span><text:span text:style-name="T117">10</text:span></text:p>
      <text:p text:style-name="P25"><text:tab/><text:span text:style-name="T45">end for</text:span></text:p>
      <text:p text:style-name="P25"/>
      <text:p text:style-name="P130"><text:span text:style-name="T5"><text:tab/></text:span><text:span text:style-name="T18">B</text:span><text:span text:style-name="T16"> ← new array(</text:span><text:span text:style-name="T47">N</text:span><text:span text:style-name="T16">) of zeros<text:tab/><text:tab/><text:tab/><text:tab/></text:span><text:span text:style-name="T34">C</text:span><text:span text:style-name="T117">11</text:span></text:p>
      <text:p text:style-name="P128"><text:span text:style-name="T16"><text:tab/></text:span><text:span text:style-name="T6">for</text:span><text:span text:style-name="T18"> n-1 &lt; i &lt;= 0 </text:span><text:span text:style-name="T6"><text:s/>do<text:tab/><text:tab/><text:tab/><text:tab/><text:tab/></text:span><text:span text:style-name="T34">C</text:span><text:span text:style-name="T117">12</text:span><text:span text:style-name="T34">N+C</text:span><text:span text:style-name="T117">13</text:span></text:p>
      <text:p text:style-name="P128"><text:soft-page-break/><text:span text:style-name="T6"><text:tab/><text:tab/></text:span><text:span text:style-name="T18">val = (M[s+i] / div) % 10<text:tab/><text:tab/><text:tab/></text:span><text:span text:style-name="T34">C</text:span><text:span text:style-name="T117">14</text:span><text:span text:style-name="T34">(N-1)</text:span></text:p>
      <text:p text:style-name="P51"><text:tab/><text:tab/>B[C[val]-1] = M[s+i]<text:tab/><text:tab/><text:tab/><text:tab/><text:span text:style-name="T233">C</text:span><text:span text:style-name="T148">15</text:span><text:span text:style-name="T233">(N-1)</text:span></text:p>
      <text:p text:style-name="P128"><text:span text:style-name="T18"><text:tab/><text:tab/>C[val] </text:span><text:span text:style-name="T16">← </text:span><text:span text:style-name="T18">C[val] - 1</text:span><text:span text:style-name="T16"> <text:tab/><text:tab/><text:tab/><text:tab/></text:span><text:span text:style-name="T34">C</text:span><text:span text:style-name="T117">16</text:span><text:span text:style-name="T34">(N-1)</text:span></text:p>
      <text:p text:style-name="P33"><text:tab/>end for</text:p>
      <text:p text:style-name="P33"><text:tab/></text:p>
      <text:p text:style-name="P130"><text:span text:style-name="T6"><text:tab/>for </text:span><text:span text:style-name="T18">0 &lt;= i &lt; </text:span><text:span text:style-name="T47">N</text:span><text:span text:style-name="T18"> </text:span><text:span text:style-name="T6">do<text:tab/><text:tab/><text:tab/><text:tab/><text:tab/><text:tab/></text:span><text:span text:style-name="T34">C</text:span><text:span text:style-name="T117">17</text:span><text:span text:style-name="T34">N+C</text:span><text:span text:style-name="T117">18</text:span></text:p>
      <text:p text:style-name="P128"><text:span text:style-name="T6"><text:tab/><text:tab/></text:span><text:span text:style-name="T18">A[s+i] </text:span><text:span text:style-name="T16">← </text:span><text:span text:style-name="T18">B[i]<text:tab/><text:tab/><text:tab/><text:tab/><text:tab/></text:span><text:span text:style-name="T34">C</text:span><text:span text:style-name="T117">19</text:span><text:span text:style-name="T34">N</text:span></text:p>
      <text:p text:style-name="P33"><text:tab/>end for</text:p>
      <text:p text:style-name="P51"/>
      <text:p text:style-name="P25">end function</text:p>
      <text:p text:style-name="P14"/>
      <text:p text:style-name="P66">T(N,m) = C<text:span text:style-name="T111">20</text:span>N +C<text:span text:style-name="T111">21</text:span>m + C<text:span text:style-name="T111">22</text:span></text:p>
      <text:p text:style-name="P90"/>
      <text:p text:style-name="P90"/>
      <text:p text:style-name="P75"><text:span text:style-name="T2">function </text:span><text:span text:style-name="T14">radix_sort(M, s, </text:span><text:span text:style-name="T46">N</text:span><text:span text:style-name="T14">, m)</text:span></text:p>
      <text:p text:style-name="P47"><text:tab/>m ← m-1<text:tab/><text:tab/><text:tab/><text:tab/><text:tab/><text:tab/><text:tab/><text:span text:style-name="T234">C</text:span><text:span text:style-name="T149">1</text:span></text:p>
      <text:p text:style-name="P73"><text:span text:style-name="T14"><text:tab/></text:span><text:span text:style-name="T2">if </text:span><text:span text:style-name="T14">m &gt; 0 </text:span><text:span text:style-name="T2">then<text:tab/><text:tab/><text:tab/><text:tab/><text:tab/><text:tab/></text:span><text:span text:style-name="T35">C</text:span><text:span text:style-name="T118">2</text:span></text:p>
      <text:p text:style-name="P75"><text:span text:style-name="T2"><text:tab/><text:tab/></text:span><text:span text:style-name="T14">radix_sort(M, s, </text:span><text:span text:style-name="T46">N</text:span><text:span text:style-name="T14">, m)<text:tab/><text:tab/><text:tab/><text:tab/></text:span><text:span text:style-name="T35">T(N,m-1)</text:span></text:p>
      <text:p text:style-name="P73"><text:span text:style-name="T14"><text:tab/></text:span><text:span text:style-name="T2">end if</text:span></text:p>
      <text:p text:style-name="P134"><text:span text:style-name="T16"><text:tab/>counting_sort_by_digit(M, s, </text:span><text:span text:style-name="T47">N</text:span><text:span text:style-name="T16">, m)<text:tab/><text:tab/><text:tab/></text:span><text:span text:style-name="T34">C</text:span><text:span text:style-name="T126">3</text:span><text:span text:style-name="T34">N +C</text:span><text:span text:style-name="T126">4</text:span><text:span text:style-name="T34">m + C</text:span><text:span text:style-name="T126">5</text:span></text:p>
      <text:p text:style-name="P25">end function</text:p>
      <text:p text:style-name="P25"/>
      <text:p text:style-name="P67">T(N,1) = C<text:span text:style-name="T111">1</text:span>+C<text:span text:style-name="T111">2</text:span>+<text:span text:style-name="T235">(C</text:span><text:span text:style-name="T137">3</text:span><text:span text:style-name="T233">N+C</text:span><text:span text:style-name="T137">4</text:span><text:span text:style-name="T233">+C</text:span><text:span text:style-name="T137">5</text:span><text:span text:style-name="T169">)</text:span></text:p>
      <text:p text:style-name="P135"><text:span text:style-name="T35">T(N,2) = C</text:span><text:span text:style-name="T118">1</text:span><text:span text:style-name="T35">+C</text:span><text:span text:style-name="T118">2</text:span><text:span text:style-name="T35">+T(N,1)+</text:span><text:span text:style-name="T37">(</text:span><text:span text:style-name="T34">C</text:span><text:span text:style-name="T126">3</text:span><text:span text:style-name="T34">N+</text:span><text:span text:style-name="T36">2</text:span><text:span text:style-name="T34">C</text:span><text:span text:style-name="T126">4</text:span><text:span text:style-name="T34">+C</text:span><text:span text:style-name="T126">5</text:span><text:span text:style-name="T181">)</text:span><text:span text:style-name="T126"> </text:span><text:span text:style-name="T177">= C</text:span><text:span text:style-name="T128">1</text:span><text:span text:style-name="T177">+C</text:span><text:span text:style-name="T128">2</text:span><text:span text:style-name="T177">+C</text:span><text:span text:style-name="T128">1</text:span><text:span text:style-name="T177">+C</text:span><text:span text:style-name="T128">2</text:span><text:span text:style-name="T177">+</text:span><text:span text:style-name="T181">(</text:span><text:span text:style-name="T178">C</text:span><text:span text:style-name="T126">3</text:span><text:span text:style-name="T178">N+C</text:span><text:span text:style-name="T126">4</text:span><text:span text:style-name="T178">+C</text:span><text:span text:style-name="T126">5</text:span><text:span text:style-name="T181">)</text:span><text:span text:style-name="T177">+</text:span><text:span text:style-name="T181">(</text:span><text:span text:style-name="T178">C</text:span><text:span text:style-name="T126">3</text:span><text:span text:style-name="T178">N+</text:span><text:span text:style-name="T179">2</text:span><text:span text:style-name="T178">C</text:span><text:span text:style-name="T126">4</text:span><text:span text:style-name="T178">+C</text:span><text:span text:style-name="T126">5</text:span><text:span text:style-name="T181">)</text:span><text:span text:style-name="T126"> </text:span></text:p>
      <text:p text:style-name="P135"><text:span text:style-name="T179">T(N,3) = </text:span><text:span text:style-name="T177">C</text:span><text:span text:style-name="T128">1</text:span><text:span text:style-name="T177">+C</text:span><text:span text:style-name="T128">2</text:span><text:span text:style-name="T177">+T(N,2)+</text:span><text:span text:style-name="T181">(</text:span><text:span text:style-name="T178">C</text:span><text:span text:style-name="T126">3</text:span><text:span text:style-name="T178">N+</text:span><text:span text:style-name="T179">3</text:span><text:span text:style-name="T178">C</text:span><text:span text:style-name="T126">4</text:span><text:span text:style-name="T178">+C</text:span><text:span text:style-name="T126">5</text:span><text:span text:style-name="T181">)</text:span><text:span text:style-name="T126"> </text:span><text:span text:style-name="T179">= </text:span><text:span text:style-name="T177">C</text:span><text:span text:style-name="T128">1</text:span><text:span text:style-name="T177">+C</text:span><text:span text:style-name="T128">2</text:span><text:span text:style-name="T177">+C</text:span><text:span text:style-name="T128">1</text:span><text:span text:style-name="T177">+C</text:span><text:span text:style-name="T128">2</text:span><text:span text:style-name="T177">+C</text:span><text:span text:style-name="T128">1</text:span><text:span text:style-name="T177">+C</text:span><text:span text:style-name="T128">2</text:span><text:span text:style-name="T177">+</text:span><text:span text:style-name="T181">(</text:span><text:span text:style-name="T178">C</text:span><text:span text:style-name="T126">3</text:span><text:span text:style-name="T178">N+C</text:span><text:span text:style-name="T126">4</text:span><text:span text:style-name="T178">+C</text:span><text:span text:style-name="T126">5</text:span><text:span text:style-name="T181">)</text:span><text:span text:style-name="T177">+</text:span><text:span text:style-name="T181">(</text:span><text:span text:style-name="T178">C</text:span><text:span text:style-name="T126">3</text:span><text:span text:style-name="T178">N+</text:span><text:span text:style-name="T180">2</text:span><text:span text:style-name="T178">C</text:span><text:span text:style-name="T126">4</text:span><text:span text:style-name="T178">+C</text:span><text:span text:style-name="T126">5</text:span><text:span text:style-name="T181">)</text:span><text:span text:style-name="T177">+<text:tab/><text:tab/><text:tab/></text:span><text:span text:style-name="T181">(</text:span><text:span text:style-name="T178">C</text:span><text:span text:style-name="T126">3</text:span><text:span text:style-name="T178">N+</text:span><text:span text:style-name="T179">3</text:span><text:span text:style-name="T178">C</text:span><text:span text:style-name="T126">4</text:span><text:span text:style-name="T178">+C</text:span><text:span text:style-name="T126">5</text:span><text:span text:style-name="T181">)</text:span><text:span text:style-name="T126"> </text:span><text:span text:style-name="T179">= 3</text:span><text:span text:style-name="T177">C</text:span><text:span text:style-name="T128">1</text:span><text:span text:style-name="T179">+3</text:span><text:span text:style-name="T177">C</text:span><text:span text:style-name="T128">2</text:span><text:span text:style-name="T179">+3</text:span><text:span text:style-name="T178">C</text:span><text:span text:style-name="T126">3</text:span><text:span text:style-name="T178">N</text:span><text:span text:style-name="T179">+3C5+C4+2C4</text:span><text:span text:style-name="T180">+3C4</text:span></text:p>
      <text:p text:style-name="P136"><text:span text:style-name="T180">T</text:span><text:span text:style-name="T176">(N,m) = m(</text:span><text:span text:style-name="T177">C</text:span><text:span text:style-name="T128">1</text:span><text:span text:style-name="T179">+</text:span><text:span text:style-name="T177">C</text:span><text:span text:style-name="T128">2</text:span><text:span text:style-name="T179">+C</text:span><text:span text:style-name="T127">5</text:span><text:span text:style-name="T179">+</text:span><text:span text:style-name="T178">C</text:span><text:span text:style-name="T126">3</text:span><text:span text:style-name="T178">N</text:span><text:span text:style-name="T176">) + C</text:span><text:span text:style-name="T124">4</text:span><text:span text:style-name="T176"><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7">= m(C</text:span><text:span text:style-name="T119">6</text:span><text:span text:style-name="T37">+C</text:span><text:span text:style-name="T119">3</text:span><text:span text:style-name="T37">N)+</text:span><text:span text:style-name="T176">C</text:span><text:span text:style-name="T124">4</text:span><text:span text:style-name="T176"><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93"/>
      <text:p text:style-name="P10"><text:span text:style-name="T2">function </text:span><text:span text:style-name="T14">binary_search(</text:span><text:span text:style-name="T19">A</text:span><text:span text:style-name="T14">, </text:span><text:span text:style-name="T19">s,</text:span><text:span text:style-name="T14"> </text:span><text:span text:style-name="T47">N</text:span><text:span text:style-name="T14">, g)</text:span></text:p>
      <text:p text:style-name="P128"><text:span text:style-name="T20"><text:tab/>min ← </text:span><text:span text:style-name="T48">s</text:span><text:span text:style-name="T15"><text:tab/><text:tab/><text:tab/><text:tab/><text:tab/><text:tab/><text:tab/></text:span></text:p>
      <text:p text:style-name="P134"><text:span text:style-name="T15"><text:tab/>max ← </text:span><text:span text:style-name="T38">s +</text:span><text:span text:style-name="T15"> </text:span><text:span text:style-name="T47">N<text:tab/><text:tab/><text:tab/><text:tab/><text:tab/><text:tab/><text:tab/></text:span></text:p>
      <text:p text:style-name="P8"><text:span text:style-name="T15"><text:tab/></text:span><text:span text:style-name="T4">while</text:span><text:span text:style-name="T15"> min &lt;= max </text:span><text:span text:style-name="T4">do<text:tab/><text:tab/><text:tab/><text:tab/><text:tab/><text:tab/><text:tab/><text:tab/><text:tab/></text:span></text:p>
      <text:p text:style-name="P55"><text:tab/><text:tab/>mid ← (max + min) / 2<text:tab/><text:tab/><text:tab/><text:tab/></text:p>
      <text:p text:style-name="P8"><text:span text:style-name="T15"><text:tab/><text:tab/></text:span><text:span text:style-name="T4">if</text:span><text:span text:style-name="T15"> A[mid] = g </text:span><text:span text:style-name="T4">then</text:span></text:p>
      <text:p text:style-name="P8"><text:span text:style-name="T4"><text:tab/><text:tab/><text:tab/>return </text:span><text:span text:style-name="T15">mid</text:span></text:p>
      <text:p text:style-name="P8"><text:span text:style-name="T15"><text:tab/><text:tab/></text:span><text:span text:style-name="T4">else if </text:span><text:span text:style-name="T15">A[mid] &gt; g </text:span><text:span text:style-name="T4">then</text:span></text:p>
      <text:p text:style-name="P8"><text:span text:style-name="T4"><text:tab/><text:tab/><text:tab/></text:span><text:span text:style-name="T15">max ← mid - 1</text:span></text:p>
      <text:p text:style-name="P20"><text:tab/><text:tab/>else</text:p>
      <text:p text:style-name="P8"><text:span text:style-name="T4"><text:tab/><text:tab/><text:tab/></text:span><text:span text:style-name="T15">min ← mid + 1</text:span></text:p>
      <text:p text:style-name="P8"><text:span text:style-name="T15"><text:tab/><text:tab/></text:span><text:span text:style-name="T4">end if</text:span></text:p>
      <text:p text:style-name="P8"><text:span text:style-name="T15"><text:tab/></text:span><text:span text:style-name="T4">end while</text:span></text:p>
      <text:p text:style-name="P8"><text:span text:style-name="T4"><text:tab/>return</text:span><text:span text:style-name="T15"> -1</text:span></text:p>
      <text:p text:style-name="P14">end function</text:p>
      <text:p text:style-name="P14"/>
      <text:p text:style-name="P109">This binary_search function is a standard binary search algorithm, with the only variation that it returns the index where the object is found in the array</text:p>
      <text:p text:style-name="P109">Its running time expression is therefore</text:p>
      <text:p text:style-name="P137"><text:span text:style-name="T197">T(N) = </text:span><text:span text:style-name="T198">C</text:span><text:span text:style-name="T120">1</text:span><text:span text:style-name="T198">+C</text:span><text:span text:style-name="T130">2</text:span><text:span text:style-name="T198">lgN</text:span></text:p>
      <text:p text:style-name="P87"/>
      <text:p text:style-name="P22">function <text:span text:style-name="T14">Proposal2(M, </text:span><text:span text:style-name="T47">N</text:span><text:span text:style-name="T14">, g)</text:span></text:p>
      <text:p text:style-name="P20"><text:span text:style-name="T14"><text:tab/></text:span><text:span text:style-name="T19">l </text:span><text:span text:style-name="T14">← </text:span><text:span text:style-name="T19">Max length of the values in M<text:tab/><text:tab/><text:tab/><text:tab/></text:span><text:span text:style-name="T39">C1</text:span></text:p>
      <text:p text:style-name="P138"><text:span text:style-name="T15"><text:tab/></text:span><text:span text:style-name="T4">for</text:span><text:span text:style-name="T15"> 0 &lt;= i &lt; </text:span><text:span text:style-name="T47">N</text:span><text:span text:style-name="T15"> </text:span><text:span text:style-name="T4">do<text:tab/><text:tab/><text:tab/><text:tab/><text:tab/><text:tab/><text:tab/></text:span><text:span text:style-name="T34">C</text:span><text:span text:style-name="T39">2</text:span><text:span text:style-name="T34">N+C</text:span><text:span text:style-name="T126">3</text:span></text:p>
      <text:p text:style-name="P138"><text:span text:style-name="T4"><text:tab/><text:tab/></text:span><text:span text:style-name="T15">radix_sort(M, </text:span><text:span text:style-name="T19">i*</text:span><text:span text:style-name="T47">N</text:span><text:span text:style-name="T16">, </text:span><text:span text:style-name="T47">N</text:span><text:span text:style-name="T16">, </text:span><text:span text:style-name="T19">l</text:span><text:span text:style-name="T16">) <text:tab/><text:tab/><text:tab/><text:tab/></text:span><text:span text:style-name="T39">N(l</text:span><text:span text:style-name="T37">(C</text:span><text:span text:style-name="T129">4</text:span><text:span text:style-name="T37">+C</text:span><text:span text:style-name="T129">5</text:span><text:span text:style-name="T37">N)+</text:span><text:span text:style-name="T180">C</text:span><text:span text:style-name="T131">6</text:span><text:span text:style-name="T180"><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182">)</text:span></text:p>
      <text:p text:style-name="P138"><text:span text:style-name="T16"><text:tab/><text:tab/></text:span><text:span text:style-name="T19">idx </text:span><text:span text:style-name="T15">← </text:span><text:span text:style-name="T19">binary_search(M, i*</text:span><text:span text:style-name="T47">N</text:span><text:span text:style-name="T19">, </text:span><text:span text:style-name="T47">N</text:span><text:span text:style-name="T19">, g)<text:tab/><text:tab/><text:tab/></text:span><text:span text:style-name="T198">C</text:span><text:span text:style-name="T130">7</text:span><text:span text:style-name="T198">+C</text:span><text:span text:style-name="T130">8</text:span><text:span text:style-name="T198">lgN</text:span></text:p>
      <text:p text:style-name="P20"><text:soft-page-break/><text:span text:style-name="T19"><text:tab/><text:tab/></text:span><text:span text:style-name="T85">if</text:span><text:span text:style-name="T19"> idx != -1<text:tab/><text:tab/><text:tab/><text:tab/><text:tab/><text:tab/></text:span><text:span text:style-name="T39">C9</text:span></text:p>
      <text:p text:style-name="P59"><text:tab/><text:tab/><text:tab/>return pair(i, idx)<text:tab/><text:tab/><text:tab/><text:tab/><text:span text:style-name="T237">C10</text:span></text:p>
      <text:p text:style-name="P20"><text:span text:style-name="T19"><text:tab/><text:tab/></text:span><text:span text:style-name="T85">else</text:span></text:p>
      <text:p text:style-name="P20"><text:tab/><text:tab/><text:tab/><text:span text:style-name="T19">return pair(-1, -1)<text:tab/><text:tab/><text:tab/><text:tab/></text:span><text:span text:style-name="T39">C10</text:span></text:p>
      <text:p text:style-name="P20"><text:span text:style-name="T19"><text:tab/><text:tab/></text:span><text:span text:style-name="T85">end if</text:span></text:p>
      <text:p text:style-name="P20"><text:tab/>end for</text:p>
      <text:p text:style-name="P20">end function</text:p>
      <text:p text:style-name="P20"/>
      <text:p text:style-name="P68">T(N) =C<text:span text:style-name="T111">1</text:span>+<text:span text:style-name="T233">C</text:span><text:span text:style-name="T111">2</text:span><text:span text:style-name="T233">N+C</text:span><text:span text:style-name="T137">3</text:span><text:span text:style-name="T166">+N(l</text:span><text:span text:style-name="T169">(C</text:span><text:span text:style-name="T138">4</text:span><text:span text:style-name="T169">+C</text:span><text:span text:style-name="T138">5</text:span><text:span text:style-name="T169">N)+</text:span><text:span text:style-name="T168">C</text:span><text:span text:style-name="T136">6</text:span><text:span text:style-name="T168"><draw:frame draw:style-name="fr1" draw:name="Object4" text:anchor-type="as-char" svg:y="-0.727cm" svg:width="0.901cm" svg:height="1.169cm" draw:z-index="3"><draw:object xlink:href="./Object 4" xlink:type="simple" xlink:show="embed" xlink:actuate="onLoad"/><draw:image xlink:href="./ObjectReplacements/Object 4" xlink:type="simple" xlink:show="embed" xlink:actuate="onLoad"/><svg:desc>formula</svg:desc></draw:frame></text:span><text:span text:style-name="T166">)+</text:span><text:span text:style-name="T170">C</text:span><text:span text:style-name="T139">7</text:span><text:span text:style-name="T170">+C</text:span><text:span text:style-name="T139">8</text:span><text:span text:style-name="T170">lgN</text:span><text:span text:style-name="T166">+C</text:span><text:span text:style-name="T136">9</text:span><text:span text:style-name="T166">+C</text:span><text:span text:style-name="T136">10 </text:span></text:p>
      <text:p text:style-name="P68"><text:span text:style-name="T166">= C</text:span><text:span text:style-name="T136">1</text:span><text:span text:style-name="T166">+</text:span><text:span text:style-name="T167">C</text:span><text:span text:style-name="T136">2</text:span><text:span text:style-name="T167">N+C</text:span><text:span text:style-name="T137">3</text:span><text:span text:style-name="T166">+NlC</text:span><text:span text:style-name="T136">4</text:span><text:span text:style-name="T166">+N</text:span><text:span text:style-name="T93">2</text:span><text:span text:style-name="T166">lC</text:span><text:span text:style-name="T136">5</text:span><text:span text:style-name="T166">+N</text:span><text:span text:style-name="T168">C</text:span><text:span text:style-name="T136">6</text:span><text:span text:style-name="T168"><draw:frame draw:style-name="fr1" draw:name="Object5" text:anchor-type="as-char" svg:y="-0.727cm" svg:width="0.901cm" svg:height="1.169cm" draw:z-index="4"><draw:object xlink:href="./Object 5" xlink:type="simple" xlink:show="embed" xlink:actuate="onLoad"/><draw:image xlink:href="./ObjectReplacements/Object 5" xlink:type="simple" xlink:show="embed" xlink:actuate="onLoad"/><svg:desc>formula</svg:desc></draw:frame></text:span><text:span text:style-name="T166">+ </text:span><text:span text:style-name="T170">C</text:span><text:span text:style-name="T139">7</text:span><text:span text:style-name="T170">+C</text:span><text:span text:style-name="T139">8</text:span><text:span text:style-name="T170">lgN</text:span><text:span text:style-name="T166">+C</text:span><text:span text:style-name="T136">9</text:span><text:span text:style-name="T166">+C</text:span><text:span text:style-name="T136">10 </text:span></text:p>
      <text:p text:style-name="P68"><text:span text:style-name="T171">=</text:span><text:span text:style-name="T140"> </text:span><text:span text:style-name="T171">C</text:span><text:span text:style-name="T140">11</text:span><text:span text:style-name="T171">+ </text:span><text:span text:style-name="T167">C</text:span><text:span text:style-name="T136">2</text:span><text:span text:style-name="T167">N</text:span><text:span text:style-name="T171">+ </text:span><text:span text:style-name="T166">NlC</text:span><text:span text:style-name="T136">4 </text:span><text:span text:style-name="T140">+</text:span><text:span text:style-name="T136"> </text:span><text:span text:style-name="T166">N</text:span><text:span text:style-name="T93">2</text:span><text:span text:style-name="T166">lC</text:span><text:span text:style-name="T136">5 </text:span><text:span text:style-name="T171">+</text:span><text:span text:style-name="T166">N</text:span><text:span text:style-name="T168">C</text:span><text:span text:style-name="T136">6</text:span><text:span text:style-name="T168"><draw:frame draw:style-name="fr1" draw:name="Object6" text:anchor-type="as-char" svg:y="-0.727cm" svg:width="0.901cm" svg:height="1.169cm" draw:z-index="5"><draw:object xlink:href="./Object 6" xlink:type="simple" xlink:show="embed" xlink:actuate="onLoad"/><draw:image xlink:href="./ObjectReplacements/Object 6" xlink:type="simple" xlink:show="embed" xlink:actuate="onLoad"/><svg:desc>formula</svg:desc></draw:frame></text:span><text:span text:style-name="T170">+C</text:span><text:span text:style-name="T139">8</text:span><text:span text:style-name="T170">lgN </text:span><text:span text:style-name="T171">=</text:span><text:span text:style-name="T191"> C</text:span><text:span text:style-name="T143">11 </text:span><text:span text:style-name="T192">+ C</text:span><text:span text:style-name="T144">8</text:span><text:span text:style-name="T192">lgN </text:span><text:span text:style-name="T191">+ N(</text:span><text:span text:style-name="T193">C</text:span><text:span text:style-name="T142">2</text:span><text:span text:style-name="T191">+ </text:span><text:span text:style-name="T190">lC</text:span><text:span text:style-name="T142">4</text:span><text:span text:style-name="T191">+</text:span><text:span text:style-name="T194">C</text:span><text:span text:style-name="T142">6</text:span><text:span text:style-name="T194"><draw:frame draw:style-name="fr1" draw:name="Object7" text:anchor-type="as-char" svg:y="-0.727cm" svg:width="0.901cm" svg:height="1.169cm" draw:z-index="6"><draw:object xlink:href="./Object 7" xlink:type="simple" xlink:show="embed" xlink:actuate="onLoad"/><draw:image xlink:href="./ObjectReplacements/Object 7" xlink:type="simple" xlink:show="embed" xlink:actuate="onLoad"/><svg:desc>formula</svg:desc></draw:frame></text:span><text:span text:style-name="T191">) </text:span><text:span text:style-name="T239">+ </text:span><text:span text:style-name="T238">N</text:span><text:span text:style-name="T249">2</text:span><text:span text:style-name="T238">lC</text:span><text:span text:style-name="T252">5</text:span></text:p>
      <text:p text:style-name="P145"/>
      <text:p text:style-name="P111"><text:span text:style-name="T258">Considering that no value can be repeated in the matrix, for a matrix of size NxN, having a number of items N</text:span><text:span text:style-name="T248">2</text:span><text:span text:style-name="T258">, the minimum value for l will be </text:span></text:p>
      <text:p text:style-name="P146"/>
      <text:p text:style-name="Preformatted_20_Text">l = (trunc(log(<text:span text:style-name="T71">N</text:span><text:span text:style-name="T94">2</text:span>)) + 1);</text:p>
      <text:p text:style-name="Preformatted_20_Text"/>
      <text:p text:style-name="P151">For a matrix 1*1, as the best-case scenario</text:p>
      <text:p text:style-name="Preformatted_20_Text"/>
      <text:p text:style-name="P153">l<text:span text:style-name="T111">min</text:span> = (trunc(log(<text:span text:style-name="T71">1</text:span>)) + 1) <text:span text:style-name="T270">= 1</text:span>;</text:p>
      <text:p text:style-name="P140"/>
      <text:p text:style-name="P139"><text:span text:style-name="T259">The maximum value for l will be determined by the maximum value that a 32 bit positive integer can contain, which </text:span><text:span text:style-name="T71">is 2</text:span><text:span text:style-name="T94">32</text:span><text:span text:style-name="T172">= 4294967296.</text:span></text:p>
      <text:p text:style-name="P114">For this value, <text:span text:style-name="T270">which can be considered the worst-case scenario:</text:span></text:p>
      <text:p text:style-name="P114"/>
      <text:p text:style-name="P139"><text:span text:style-name="T172">l</text:span><text:span text:style-name="T141">max</text:span><text:span text:style-name="T172"> = (trunc(log(2</text:span><text:span text:style-name="T94">32</text:span><text:span text:style-name="T172">)) + 1) = 10</text:span></text:p>
      <text:p text:style-name="P114"/>
      <text:p text:style-name="P141"><text:span text:style-name="T172">O</text:span><text:span text:style-name="T166">f course, the constraint that numbers in the matrix cannot repeat, sets a maximum dimention for the matrix N = </text:span><text:span text:style-name="T166"><draw:frame draw:style-name="fr1" draw:name="Object8" text:anchor-type="as-char" svg:y="-0.489cm" svg:width="1.048cm" svg:height="0.587cm" draw:z-index="7"><draw:object xlink:href="./Object 8" xlink:type="simple" xlink:show="embed" xlink:actuate="onLoad"/><draw:image xlink:href="./ObjectReplacements/Object 8" xlink:type="simple" xlink:show="embed" xlink:actuate="onLoad"/></draw:frame></text:span><text:span text:style-name="T166">= </text:span><text:span text:style-name="T166"><draw:frame draw:style-name="fr1" draw:name="Object9" text:anchor-type="as-char" svg:y="-0.446cm" svg:width="0.79cm" svg:height="0.547cm" draw:z-index="8"><draw:object xlink:href="./Object 9" xlink:type="simple" xlink:show="embed" xlink:actuate="onLoad"/><draw:image xlink:href="./ObjectReplacements/Object 9" xlink:type="simple" xlink:show="embed" xlink:actuate="onLoad"/></draw:frame></text:span><text:span text:style-name="T166">= 65536.</text:span></text:p>
      <text:p text:style-name="P115"/>
      <text:p text:style-name="P153"><text:span text:style-name="T173">F</text:span><text:span text:style-name="T175">or the general case:</text:span></text:p>
      <text:p text:style-name="P115"/>
      <text:p text:style-name="P141"><text:span text:style-name="T166">l</text:span><text:span text:style-name="T175">(N)</text:span><text:span text:style-name="T166"> ≅ </text:span><text:span text:style-name="T174">2</text:span><text:span text:style-name="T166">lgN/</text:span><text:span text:style-name="T174">lg10</text:span></text:p>
      <text:p text:style-name="P115"/>
      <text:p text:style-name="P142"><text:span text:style-name="T173">T(N) = </text:span><text:span text:style-name="T241">C</text:span><text:span text:style-name="T255">11 </text:span><text:span text:style-name="T244">+ C</text:span><text:span text:style-name="T256">8</text:span><text:span text:style-name="T244">lgN </text:span><text:span text:style-name="T241">+ N(</text:span><text:span text:style-name="T245">C</text:span><text:span text:style-name="T254">2</text:span><text:span text:style-name="T241">+ </text:span><text:span text:style-name="T247">2(</text:span><text:span text:style-name="T243">lgN/</text:span><text:span text:style-name="T247">lg10)</text:span><text:span text:style-name="T242">C</text:span><text:span text:style-name="T254">4</text:span><text:span text:style-name="T241">+</text:span><text:span text:style-name="T246">C</text:span><text:span text:style-name="T254">6</text:span><text:span text:style-name="T246"><draw:frame draw:style-name="fr1" draw:name="Object10" text:anchor-type="as-char" svg:y="-0.727cm" svg:width="1.797cm" svg:height="1.169cm" draw:z-index="9"><draw:object xlink:href="./Object 10" xlink:type="simple" xlink:show="embed" xlink:actuate="onLoad"/><draw:image xlink:href="./ObjectReplacements/Object 10" xlink:type="simple" xlink:show="embed" xlink:actuate="onLoad"/><svg:desc>formula</svg:desc></draw:frame></text:span><text:span text:style-name="T241">) + </text:span><text:span text:style-name="T242">N</text:span><text:span text:style-name="T251">2</text:span><text:span text:style-name="T247">2(</text:span><text:span text:style-name="T243">lgN/</text:span><text:span text:style-name="T247">lg10)</text:span><text:span text:style-name="T242">C</text:span><text:span text:style-name="T254">5 </text:span></text:p>
      <text:p text:style-name="P142"><text:span text:style-name="T247">= </text:span><text:span text:style-name="T241">C</text:span><text:span text:style-name="T255">11 </text:span><text:span text:style-name="T244">+ C</text:span><text:span text:style-name="T256">8</text:span><text:span text:style-name="T244">lgN </text:span><text:span text:style-name="T241">+ N(</text:span><text:span text:style-name="T245">C</text:span><text:span text:style-name="T254">2</text:span><text:span text:style-name="T241">+</text:span><text:span text:style-name="T242">C</text:span><text:span text:style-name="T254">1</text:span><text:span text:style-name="T257">2</text:span><text:span text:style-name="T243">lgN</text:span><text:span text:style-name="T241">+</text:span><text:span text:style-name="T246">C</text:span><text:span text:style-name="T254">6</text:span><text:span text:style-name="T246"><draw:frame draw:style-name="fr1" draw:name="Object11" text:anchor-type="as-char" svg:y="-0.727cm" svg:width="1.797cm" svg:height="1.169cm" draw:z-index="10"><draw:object xlink:href="./Object 11" xlink:type="simple" xlink:show="embed" xlink:actuate="onLoad"/><draw:image xlink:href="./ObjectReplacements/Object 11" xlink:type="simple" xlink:show="embed" xlink:actuate="onLoad"/><svg:desc>formula</svg:desc></draw:frame></text:span><text:span text:style-name="T241">) + </text:span><text:span text:style-name="T242">C</text:span><text:span text:style-name="T254">1</text:span><text:span text:style-name="T257">3</text:span><text:span text:style-name="T242">N</text:span><text:span text:style-name="T251">2</text:span><text:span text:style-name="T243">lgN</text:span><text:span text:style-name="T254"> </text:span></text:p>
      <text:p text:style-name="P156"><text:span text:style-name="T247">= </text:span><text:span text:style-name="T240">C</text:span><text:span text:style-name="T253">14</text:span><text:span text:style-name="T240"> + C</text:span><text:span text:style-name="T253">15</text:span><text:span text:style-name="T240">lgN + C</text:span><text:span text:style-name="T253">16</text:span><text:span text:style-name="T240">N + C</text:span><text:span text:style-name="T253">17</text:span><text:span text:style-name="T240">NlgN + C</text:span><text:span text:style-name="T253">18</text:span><text:span text:style-name="T240">N</text:span><text:span text:style-name="T250">2</text:span><text:span text:style-name="T240">lgN</text:span></text:p>
      <text:p text:style-name="P114"/>
      <text:p text:style-name="P147"><text:span text:style-name="T172">R</text:span><text:span text:style-name="T166">ECHECK THIS</text:span></text:p>
      <text:p text:style-name="P116"/>
      <text:p text:style-name="P69">Expressing in <text:span text:style-name="T272">Θ </text:span><text:span text:style-name="T66">notation:</text:span></text:p>
      <text:p text:style-name="Preformatted_20_Text">T(N) = <text:s/><text:span text:style-name="T274">Θ</text:span>(N<text:span text:style-name="T86">2</text:span>)</text:p>
      <text:p text:style-name="P121"/>
      <text:p text:style-name="Preformatted_20_Text">Clearly, <text:span text:style-name="T271">the dominating term in the expression of T(N) comes from the execution of the radix sort N times on a set of N numbers each time.</text:span></text:p>
      <text:p text:style-name="P116"/>
      <text:h text:style-name="Heading_20_2" text:outline-level="2"><text:soft-page-break/>Proposal 3</text:h>
      <text:p text:style-name="P208"/>
      <text:p text:style-name="P29">function <text:span text:style-name="T14">modified_binary_search(M, </text:span><text:span text:style-name="T64">N</text:span><text:span text:style-name="T14">, g)</text:span></text:p>
      <text:p text:style-name="P29"><text:span text:style-name="T14"><text:tab/></text:span><text:span text:style-name="T20">min ← </text:span><text:span text:style-name="T15">0</text:span></text:p>
      <text:p text:style-name="P57"><text:tab/>max ← n</text:p>
      <text:p text:style-name="P11"><text:span text:style-name="T15"><text:tab/></text:span><text:span text:style-name="T4">while</text:span><text:span text:style-name="T15"> min &lt;= max </text:span><text:span text:style-name="T4">do</text:span></text:p>
      <text:p text:style-name="P57"><text:tab/><text:tab/>mid ← (max + min) / 2</text:p>
      <text:p text:style-name="P148"><text:span text:style-name="T103"><text:tab/><text:tab/></text:span><text:span text:style-name="T4">if</text:span><text:span text:style-name="T15"> A[mid*</text:span><text:span text:style-name="T64">N</text:span><text:span text:style-name="T15">] </text:span><text:span text:style-name="T48">&gt;</text:span><text:span text:style-name="T15"> g </text:span><text:span text:style-name="T4">then</text:span></text:p>
      <text:p text:style-name="P11"><text:span text:style-name="T4"><text:tab/><text:tab/><text:tab/></text:span><text:span text:style-name="T21">max </text:span><text:span text:style-name="T15">← </text:span><text:span text:style-name="T21">mid – 1</text:span></text:p>
      <text:p text:style-name="P29"><text:tab/><text:tab/>else <text:s/></text:p>
      <text:p text:style-name="P148"><text:span text:style-name="T105"><text:tab/><text:tab/><text:tab/></text:span><text:span text:style-name="T7">if</text:span><text:span text:style-name="T21"> M[mid* </text:span><text:span text:style-name="T64">N</text:span><text:span text:style-name="T21"> + (</text:span><text:span text:style-name="T64">N</text:span><text:span text:style-name="T21">-1)] &gt;= g </text:span><text:span text:style-name="T7">then</text:span></text:p>
      <text:p text:style-name="P11"><text:span text:style-name="T7"><text:tab/><text:tab/><text:tab/><text:tab/>return </text:span><text:span text:style-name="T21">mid</text:span></text:p>
      <text:p text:style-name="P11"><text:span text:style-name="T21"><text:tab/><text:tab/><text:tab/></text:span><text:span text:style-name="T7">else</text:span></text:p>
      <text:p text:style-name="P11"><text:span text:style-name="T7"><text:tab/><text:tab/><text:tab/><text:tab/></text:span><text:span text:style-name="T21">min </text:span><text:span text:style-name="T15">← </text:span><text:span text:style-name="T21">mid + 1</text:span></text:p>
      <text:p text:style-name="P11"><text:span text:style-name="T21"><text:tab/><text:tab/><text:tab/></text:span><text:span text:style-name="T7">end if</text:span></text:p>
      <text:p text:style-name="P11"><text:span text:style-name="T15"><text:tab/><text:tab/></text:span><text:span text:style-name="T4">end if</text:span></text:p>
      <text:p text:style-name="P16"><text:span text:style-name="T15"><text:tab/></text:span><text:span text:style-name="T44">end while</text:span></text:p>
      <text:p text:style-name="P16"><text:tab/><text:span text:style-name="T101">return </text:span><text:span text:style-name="T21">-1</text:span></text:p>
      <text:p text:style-name="P29">end function</text:p>
      <text:p text:style-name="P29"/>
      <text:p text:style-name="P113">This function is substantially equivalent to a normal binary search algorithm.</text:p>
      <text:p text:style-name="P113">The only difference is in how it accesses the element of the matrix for the comparisons.</text:p>
      <text:p text:style-name="P148"><text:span text:style-name="T199">Instead of </text:span><text:span text:style-name="T260">if</text:span><text:span text:style-name="T264"> A[mid] </text:span><text:span text:style-name="T266">&gt;</text:span><text:span text:style-name="T264"> g </text:span><text:span text:style-name="T260">then</text:span><text:span text:style-name="T204">, </text:span><text:span text:style-name="T200">h</text:span><text:span text:style-name="T199">ere we do </text:span><text:span text:style-name="T205">if</text:span><text:span text:style-name="T203"> A[mid*</text:span><text:span text:style-name="T165">N</text:span><text:span text:style-name="T203">] </text:span><text:span text:style-name="T189">&gt;</text:span><text:span text:style-name="T203"> g </text:span><text:span text:style-name="T205">then</text:span><text:span text:style-name="T200">. </text:span><text:span text:style-name="T199">Also, there is an additional check on the final element of the row </text:span><text:span text:style-name="T261">if</text:span><text:span text:style-name="T265"> M[mid* </text:span><text:span text:style-name="T267">N</text:span><text:span text:style-name="T265"> + (</text:span><text:span text:style-name="T267">N</text:span><text:span text:style-name="T265">-1)] &gt;= g </text:span><text:span text:style-name="T261">then</text:span><text:span text:style-name="T265">.</text:span></text:p>
      <text:p text:style-name="P149"><text:span text:style-name="T263">T</text:span><text:span text:style-name="T262">his changes the constant values a bit, but not the character of the growth function.</text:span></text:p>
      <text:p text:style-name="P110">Its running time expression is therefore</text:p>
      <text:p text:style-name="P42"><text:span text:style-name="T197">T(N) = </text:span><text:span text:style-name="T198">C</text:span><text:span text:style-name="T120">1</text:span><text:span text:style-name="T198">+C</text:span><text:span text:style-name="T130">2</text:span><text:span text:style-name="T198">lgN</text:span></text:p>
      <text:p text:style-name="P29"/>
      <text:p text:style-name="P29"/>
      <text:p text:style-name="P29"/>
      <text:p text:style-name="P148"><text:span text:style-name="T8">function </text:span><text:span text:style-name="T22">Proposal3</text:span><text:span text:style-name="T15">(M, </text:span><text:span text:style-name="T64">N</text:span><text:span text:style-name="T15">, g)</text:span></text:p>
      <text:p text:style-name="P148"><text:span text:style-name="T19"><text:tab/></text:span><text:span text:style-name="T49">l</text:span><text:span text:style-name="T19"> </text:span><text:span text:style-name="T15">← </text:span><text:span text:style-name="T19">Max length of the values in M<text:tab/><text:tab/><text:tab/><text:tab/></text:span><text:span text:style-name="T183">C</text:span><text:span text:style-name="T132">1</text:span></text:p>
      <text:p text:style-name="P150"><text:span text:style-name="T15"><text:tab/></text:span><text:span text:style-name="T16">radix_sort(M, </text:span><text:span text:style-name="T47">0</text:span><text:span text:style-name="T16">, </text:span><text:span text:style-name="T64">N</text:span><text:span text:style-name="T16">*</text:span><text:span text:style-name="T64">N</text:span><text:span text:style-name="T16">, </text:span><text:span text:style-name="T49">l</text:span><text:span text:style-name="T16">)<text:tab/><text:tab/><text:tab/><text:tab/><text:tab/></text:span><text:span text:style-name="T39">N(l</text:span><text:span text:style-name="T37">(C</text:span><text:span text:style-name="T129">2</text:span><text:span text:style-name="T37">+C</text:span><text:span text:style-name="T129">3</text:span><text:span text:style-name="T37">N)+</text:span><text:span text:style-name="T180">C</text:span><text:span text:style-name="T131">4</text:span><text:span text:style-name="T180"><draw:frame draw:style-name="fr1" draw:name="Object12" text:anchor-type="as-char" svg:y="-0.727cm" svg:width="0.901cm" svg:height="1.169cm" draw:z-index="11"><draw:object xlink:href="./Object 12" xlink:type="simple" xlink:show="embed" xlink:actuate="onLoad"/><draw:image xlink:href="./ObjectReplacements/Object 12" xlink:type="simple" xlink:show="embed" xlink:actuate="onLoad"/><svg:desc>formula</svg:desc></draw:frame></text:span><text:span text:style-name="T182">)</text:span></text:p>
      <text:p text:style-name="P49"/>
      <text:p text:style-name="P150"><text:span text:style-name="T16"><text:tab/></text:span><text:span text:style-name="T22">rowIndex </text:span><text:span text:style-name="T15">← </text:span><text:span text:style-name="T21">modified_binary_search</text:span><text:span text:style-name="T22">(M, </text:span><text:span text:style-name="T64">N</text:span><text:span text:style-name="T22">, g)<text:tab/><text:tab/></text:span><text:span text:style-name="T198">C</text:span><text:span text:style-name="T130">5</text:span><text:span text:style-name="T198">+C</text:span><text:span text:style-name="T130">6</text:span><text:span text:style-name="T198">lgN</text:span></text:p>
      <text:p text:style-name="P105"><text:span text:style-name="T14"><text:tab/></text:span><text:span text:style-name="T2">if</text:span><text:span text:style-name="T14"> rowIndex = -1 </text:span><text:span text:style-name="T2">then<text:tab/><text:tab/><text:tab/><text:tab/><text:tab/><text:tab/></text:span><text:span text:style-name="T40">C</text:span><text:span text:style-name="T121">7</text:span></text:p>
      <text:p text:style-name="P105"><text:span text:style-name="T2"><text:tab/><text:tab/>return </text:span><text:span text:style-name="T14">pair(-1, -1)<text:tab/><text:tab/><text:tab/><text:tab/><text:tab/></text:span><text:span text:style-name="T40">C</text:span><text:span text:style-name="T121">8</text:span></text:p>
      <text:p text:style-name="P31"><text:tab/>end if</text:p>
      <text:p text:style-name="P31"/>
      <text:p text:style-name="P150"><text:span text:style-name="T8"><text:tab/></text:span><text:span text:style-name="T22">colIndex </text:span><text:span text:style-name="T15">← </text:span><text:span text:style-name="T20">binary_search(</text:span><text:span text:style-name="T49">M</text:span><text:span text:style-name="T20">, </text:span><text:span text:style-name="T22">rowIndex *</text:span><text:span text:style-name="T64">N</text:span><text:span text:style-name="T19">,</text:span><text:span text:style-name="T20"> </text:span><text:span text:style-name="T64">N</text:span><text:span text:style-name="T20">, g)<text:tab/><text:tab/></text:span><text:span text:style-name="T198">C</text:span><text:span text:style-name="T130">9</text:span><text:span text:style-name="T198">+C</text:span><text:span text:style-name="T130">1</text:span><text:span text:style-name="T132">0</text:span><text:span text:style-name="T198">lgN</text:span></text:p>
      <text:p text:style-name="P148"><text:span text:style-name="T20"><text:tab/></text:span><text:span text:style-name="T8">if</text:span><text:span text:style-name="T22"> colIndex = -1 </text:span><text:span text:style-name="T8">then<text:tab/><text:tab/><text:tab/><text:tab/><text:tab/><text:tab/></text:span><text:span text:style-name="T40">C</text:span><text:span text:style-name="T121">7</text:span></text:p>
      <text:p text:style-name="P148"><text:span text:style-name="T8"><text:tab/><text:tab/>return</text:span><text:span text:style-name="T22"> pair(-1, -1)<text:tab/><text:tab/><text:tab/><text:tab/><text:tab/></text:span><text:span text:style-name="T40">C</text:span><text:span text:style-name="T121">8</text:span></text:p>
      <text:p text:style-name="P148"><text:span text:style-name="T22"><text:tab/></text:span><text:span text:style-name="T8">end if</text:span></text:p>
      <text:p text:style-name="P31"/>
      <text:p text:style-name="P148"><text:span text:style-name="T8"><text:tab/>return </text:span><text:span text:style-name="T22">pair(rowIndex, colIndex)<text:tab/><text:tab/><text:tab/><text:tab/></text:span><text:span text:style-name="T40">C</text:span><text:span text:style-name="T121">9</text:span></text:p>
      <text:p text:style-name="P31">end function</text:p>
      <text:p text:style-name="P31"/>
      <text:p text:style-name="P31"/>
      <text:p text:style-name="P153"><text:span text:style-name="T184">U</text:span><text:span text:style-name="T187">nder the same assumption made for Proposal 2, about the values of l, we can consider the limits of l such as:</text:span></text:p>
      <text:p text:style-name="P117"/>
      <text:p text:style-name="P151"><text:span text:style-name="T186">l</text:span><text:span text:style-name="T133">min</text:span><text:span text:style-name="T186"> = (trunc(log(</text:span><text:span text:style-name="T185">1</text:span><text:span text:style-name="T186">)) + 1) </text:span><text:span text:style-name="T176">= 1</text:span><text:span text:style-name="T186">;<text:tab/></text:span></text:p>
      <text:p text:style-name="P151"><text:span text:style-name="T185">l</text:span><text:span text:style-name="T134">max</text:span><text:span text:style-name="T185"> = (trunc(log(2</text:span><text:span text:style-name="T96">32</text:span><text:span text:style-name="T185">)) + 1) = 10</text:span></text:p>
      <text:p text:style-name="P153"><text:soft-page-break/><text:span text:style-name="T173">F</text:span><text:span text:style-name="T175">or the general case: </text:span><text:span text:style-name="T185">l</text:span><text:span text:style-name="T187">(N)</text:span><text:span text:style-name="T185"> ≅ </text:span><text:span text:style-name="T188">2</text:span><text:span text:style-name="T185">lgN/</text:span><text:span text:style-name="T188">lg10</text:span></text:p>
      <text:p text:style-name="P118"/>
      <text:p text:style-name="P153"><text:span text:style-name="T40">T(N) = </text:span><text:span text:style-name="T183">C</text:span><text:span text:style-name="T132">1</text:span><text:span text:style-name="T40">+</text:span><text:span text:style-name="T39">N(l(C</text:span><text:span text:style-name="T129">2</text:span><text:span text:style-name="T37">+C</text:span><text:span text:style-name="T129">3</text:span><text:span text:style-name="T37">N)+</text:span><text:span text:style-name="T180">C</text:span><text:span text:style-name="T131">4</text:span><text:span text:style-name="T180"><draw:frame draw:style-name="fr1" draw:name="Object13" text:anchor-type="as-char" svg:y="-0.727cm" svg:width="0.901cm" svg:height="1.169cm" draw:z-index="12"><draw:object xlink:href="./Object 14" xlink:type="simple" xlink:show="embed" xlink:actuate="onLoad"/><draw:image xlink:href="./ObjectReplacements/Object 14" xlink:type="simple" xlink:show="embed" xlink:actuate="onLoad"/><svg:desc>formula</svg:desc></draw:frame></text:span><text:span text:style-name="T182">)</text:span><text:span text:style-name="T183">+</text:span><text:span text:style-name="T184">C</text:span><text:span text:style-name="T130">5</text:span><text:span text:style-name="T184">+C</text:span><text:span text:style-name="T130">6</text:span><text:span text:style-name="T184">lgN</text:span><text:span text:style-name="T183">+C</text:span><text:span text:style-name="T132">7</text:span><text:span text:style-name="T183">+C</text:span><text:span text:style-name="T132">8</text:span><text:span text:style-name="T183">+</text:span><text:span text:style-name="T184">C</text:span><text:span text:style-name="T130">9</text:span><text:span text:style-name="T184">+C</text:span><text:span text:style-name="T130">1</text:span><text:span text:style-name="T132">0</text:span><text:span text:style-name="T184">lgN</text:span><text:span text:style-name="T183">+C</text:span><text:span text:style-name="T132">7</text:span><text:span text:style-name="T183">+C</text:span><text:span text:style-name="T132">8</text:span><text:span text:style-name="T183">+C</text:span><text:span text:style-name="T132">11</text:span></text:p>
      <text:p text:style-name="P152"><text:span text:style-name="T132"><text:tab/></text:span><text:span text:style-name="T183">= C</text:span><text:span text:style-name="T132">1</text:span><text:span text:style-name="T183">+2C</text:span><text:span text:style-name="T132">7</text:span><text:span text:style-name="T183">+2C</text:span><text:span text:style-name="T132">8</text:span><text:span text:style-name="T183">+</text:span><text:span text:style-name="T184">C</text:span><text:span text:style-name="T130">9</text:span><text:span text:style-name="T183">+C</text:span><text:span text:style-name="T132">11</text:span><text:span text:style-name="T183">+</text:span><text:span text:style-name="T184">C</text:span><text:span text:style-name="T130">5</text:span><text:span text:style-name="T183">+</text:span><text:span text:style-name="T182">N(</text:span><text:span text:style-name="T188">2</text:span><text:span text:style-name="T185">lgN/</text:span><text:span text:style-name="T188">lg10</text:span><text:span text:style-name="T182">(C</text:span><text:span text:style-name="T129">2</text:span><text:span text:style-name="T181">+C</text:span><text:span text:style-name="T129">3</text:span><text:span text:style-name="T181">N)+</text:span><text:span text:style-name="T180">C</text:span><text:span text:style-name="T131">4</text:span><text:span text:style-name="T182">)</text:span><text:span text:style-name="T182"><draw:frame draw:style-name="fr1" draw:name="Object14" text:anchor-type="as-char" svg:y="-0.727cm" svg:width="1.797cm" svg:height="1.169cm" draw:z-index="13"><draw:object xlink:href="./Object 13" xlink:type="simple" xlink:show="embed" xlink:actuate="onLoad"/><draw:image xlink:href="./ObjectReplacements/Object 13" xlink:type="simple" xlink:show="embed" xlink:actuate="onLoad"/><svg:desc>formula</svg:desc></draw:frame></text:span><text:span text:style-name="T184">+</text:span><text:span text:style-name="T183">(</text:span><text:span text:style-name="T184">C</text:span><text:span text:style-name="T130">6</text:span><text:span text:style-name="T184">+C</text:span><text:span text:style-name="T130">1</text:span><text:span text:style-name="T132">0</text:span><text:span text:style-name="T183">)</text:span><text:span text:style-name="T184">lgN</text:span></text:p>
      <text:p text:style-name="P153"><text:span text:style-name="T184"><text:tab/></text:span><text:span text:style-name="T187">= C</text:span><text:span text:style-name="T135">12</text:span><text:span text:style-name="T187">+ C</text:span><text:span text:style-name="T135">13</text:span><text:span text:style-name="T184">lgN</text:span><text:span text:style-name="T187"> C</text:span><text:span text:style-name="T135">14</text:span><text:span text:style-name="T187">NlgN + C</text:span><text:span text:style-name="T135">3</text:span><text:span text:style-name="T187">N</text:span><text:span text:style-name="T97">2</text:span></text:p>
      <text:p text:style-name="P158"/>
      <text:p text:style-name="P70">Expressing in <text:span text:style-name="T272">Θ </text:span><text:span text:style-name="T66">notation:</text:span></text:p>
      <text:p text:style-name="Preformatted_20_Text">T(N) = <text:s/><text:span text:style-name="T274">Θ</text:span>(N<text:span text:style-name="T86">2</text:span>)</text:p>
      <text:p text:style-name="P117"/>
      <text:p text:style-name="P154"><text:span text:style-name="T187">H</text:span><text:span text:style-name="T176">ere, the dominating term of T(N) expression comes again from the radix sort, this time executed only once, but on a number of elements N</text:span><text:span text:style-name="T95">2.</text:span></text:p>
      <text:p text:style-name="P144"/>
      <text:h text:style-name="P213" text:outline-level="1">f)</text:h>
      <text:p text:style-name="P194">Based on <text:span text:style-name="T275">these results, all Proposals have more or less the same time complexity of N</text:span><text:span text:style-name="T98">2</text:span><text:span text:style-name="T206">, therefore they will all have the same behaviour for large N.</text:span></text:p>
      <text:p text:style-name="P192"><text:span text:style-name="T207">However, under the given constraints,</text:span><text:span text:style-name="T277"> I suggest Proposal 1, as it has less lower terms in the time complexity expression which, for N not necessarily, big could make a difference.</text:span></text:p>
      <text:p text:style-name="P200"><text:span text:style-name="T277">I </text:span><text:span text:style-name="T276">mean to prove this with experimental results.</text:span></text:p>
      <text:h text:style-name="P215" text:outline-level="1">Part 2</text:h>
      <text:p text:style-name="P174">The weak point of the first three proposals is that linear-searching or sorting-then-binary-searching takes a time proportional to the number of elements in the matrix.</text:p>
      <text:p text:style-name="P174">The idea of using an hashtable stems from the capability of the hashtable to perform in <text:span text:style-name="T157">Θ(1), </text:span><text:span text:style-name="T155">provided a proper hashing function is used and a proper organization of the element</text:span><text:span text:style-name="T208">s</text:span><text:span text:style-name="T155"> in the hashtable is done.</text:span></text:p>
      <text:h text:style-name="Heading_20_7" text:outline-level="7"><text:span text:style-name="T155">How to store a </text:span><text:span text:style-name="T208">numeric </text:span><text:span text:style-name="T209">value</text:span><text:span text:style-name="T155">: </text:span><text:span text:style-name="T162">HashtableItem </text:span><text:span text:style-name="T155">class</text:span></text:h>
      <text:p text:style-name="P174"><text:span text:style-name="T155">Considering that we want to search for an element by its value and expect </text:span><text:span text:style-name="T208">in return </text:span><text:span text:style-name="T155">its indices in the matrix, we might create an hashtable where each element has an hash based on the element’s value, and stores the indices as its own value. </text:span><text:span text:style-name="T162">The hashtable’s element’</text:span><text:span text:style-name="T208">s</text:span><text:span text:style-name="T162"> value therefore should actually contain two numeric values, rowIndex and colIndex. This requires a more evoluted data structure than a simple integer, for the hashtable element.</text:span></text:p>
      <text:p text:style-name="P180">I opt for a class, <text:span text:style-name="T280">henceforth</text:span> <text:span text:style-name="T280">named </text:span>HashtableItem, which contains two integers <text:span text:style-name="T73">rowIndex</text:span> and <text:span text:style-name="T73">colIndex</text:span>.</text:p>
      <text:p text:style-name="P201"><text:span text:style-name="T162">I also </text:span><text:span text:style-name="T208">reckon</text:span><text:span text:style-name="T162"> that I might want to store the actual </text:span><text:span text:style-name="T208">numeric </text:span><text:span text:style-name="T162">value into the element, which I might need in case of hashtable extension. In fact, using the element’s value </text:span><text:span text:style-name="T208">only</text:span><text:span text:style-name="T162"> for calculating the hash, without saving it </text:span><text:span text:style-name="T208">along with the element</text:span><text:span text:style-name="T162">, would work for the insertion of the element and the search, but would make not possible an extension, as all the elements in the hashtable would need rehashing, and it is not possible to obtain the original value from the </text:span><text:span text:style-name="T208">current</text:span><text:span text:style-name="T162"> hash. </text:span><text:span text:style-name="T210">That would also make impossible to manage collisions, as it would be practically impossible to distinguish different values ending up having the same hash.</text:span><text:span text:style-name="T162"> Therefore, I add an additional field n</text:span><text:span text:style-name="T211">amed</text:span><text:span text:style-name="T162"> </text:span><text:span text:style-name="T212">value</text:span><text:span text:style-name="T162"> to my class.</text:span></text:p>
      <text:p text:style-name="P180">Also, when the hashtable is created, an empty instance of the HashtableItem class is created per bucket. This means I need to keep track whether <text:span text:style-name="T217">each</text:span> instance is empty or contains a value. I add another boolean field called isNull. This field is initialized to true. When values are finally assigned to an instance, the isNull value is set to false.</text:p>
      <text:p text:style-name="P180">This value is then checked whenever I need to access the elements’ content, such as in the expand method, where I need to rehash all the (non-null) elements of the hashtable.</text:p>
      <text:p text:style-name="P180">My Hashtable<text:span text:style-name="T218">Item</text:span> declaration is therefore the following (in C++):</text:p>
      <text:p text:style-name="P180"/>
      <text:p text:style-name="P107">class HashtableItem{</text:p>
      <text:p text:style-name="P107">public:</text:p>
      <text:p text:style-name="P107"><text:soft-page-break/><text:s text:c="4"/>HashtableItem() : m_isNull{true}{}</text:p>
      <text:p text:style-name="P108"><text:s text:c="4"/>HashtableItem(</text:p>
      <text:p text:style-name="P108"><text:tab/><text:tab/>unsigned int value, </text:p>
      <text:p text:style-name="P108"><text:tab/><text:tab/>unsigned int rowIndex, </text:p>
      <text:p text:style-name="P108"><text:tab/><text:tab/>unsigned int colIndex):</text:p>
      <text:p text:style-name="P108"><text:tab/><text:tab/><text:tab/>m_isNull{false}, </text:p>
      <text:p text:style-name="P108"><text:tab/><text:tab/><text:tab/>m_value{value}, </text:p>
      <text:p text:style-name="P108"><text:tab/><text:tab/><text:tab/>m_rowIndex{rowIndex}, </text:p>
      <text:p text:style-name="P108"><text:tab/><text:tab/><text:tab/>m_colIndex{colIndex}{}</text:p>
      <text:p text:style-name="P107"><text:s text:c="4"/>~HashtableItem() = default;</text:p>
      <text:p text:style-name="P107"><text:s text:c="4"/></text:p>
      <text:p text:style-name="P107"><text:s text:c="4"/>/** True is the instance does not contain values</text:p>
      <text:p text:style-name="P107"><text:s text:c="4"/>* False if the instance contains values */</text:p>
      <text:p text:style-name="P107"><text:s text:c="4"/>bool isNull() const{ return m_isNull; }</text:p>
      <text:p text:style-name="P107"/>
      <text:p text:style-name="P107"><text:s text:c="4"/>/** Set the instance to null values */</text:p>
      <text:p text:style-name="P107"><text:s text:c="4"/>void setNull() { m_isNull = true; }</text:p>
      <text:p text:style-name="P107"/>
      <text:p text:style-name="P107"><text:s text:c="4"/>/** Return the value */</text:p>
      <text:p text:style-name="P107"><text:s text:c="4"/>unsigned int getValue() const { return m_value; }</text:p>
      <text:p text:style-name="P107"/>
      <text:p text:style-name="P107"><text:s text:c="4"/>/** Set the values at once */</text:p>
      <text:p text:style-name="P107"><text:s text:c="4"/>void set(unsigned int value, unsigned int rowIndex, unsigned int colIndex) {</text:p>
      <text:p text:style-name="P107"><text:s text:c="8"/>m_value = value;</text:p>
      <text:p text:style-name="P107"><text:s text:c="8"/>m_rowIndex = rowIndex;</text:p>
      <text:p text:style-name="P107"><text:s text:c="8"/>m_colIndex = colIndex;</text:p>
      <text:p text:style-name="P107"><text:s text:c="8"/>m_isNull = false;</text:p>
      <text:p text:style-name="P107"><text:s text:c="4"/>}</text:p>
      <text:p text:style-name="P107"/>
      <text:p text:style-name="P107"><text:s text:c="4"/>/** return RowIndex */</text:p>
      <text:p text:style-name="P107"><text:s text:c="4"/>unsigned int getRowIndex() const { return m_rowIndex; }</text:p>
      <text:p text:style-name="P107"/>
      <text:p text:style-name="P107"><text:s text:c="4"/>/** return ColIndex */</text:p>
      <text:p text:style-name="P107"><text:s text:c="4"/>unsigned int getColIndex() const { return m_colIndex; }</text:p>
      <text:p text:style-name="P107"/>
      <text:p text:style-name="P107">private:</text:p>
      <text:p text:style-name="P107"><text:s text:c="4"/>bool m_isNull;</text:p>
      <text:p text:style-name="P107"><text:s text:c="4"/>unsigned int m_value;</text:p>
      <text:p text:style-name="P107"><text:s text:c="4"/>unsigned int m_rowIndex;</text:p>
      <text:p text:style-name="P107"><text:s text:c="4"/>unsigned int m_colIndex;</text:p>
      <text:p text:style-name="P107">};</text:p>
      <text:p text:style-name="P180"/>
      <text:h text:style-name="Heading_20_7" text:outline-level="7">Collision management</text:h>
      <text:p text:style-name="P181">My hashtable implementation accepts a rowSize value, used by the class constructor to allocate enough space to contain the matrix. Once the allocated space is big enough to contain all the matrix’ element<text:span text:style-name="T281">s</text:span>, the class is able to manage collisions using a “linear probing” approach. Two additional parameters control the collision management, with a “expand and rehash” approach. <text:span text:style-name="T281">These are used</text:span> in case of a higher number of element is added, or to <text:span text:style-name="T218">extend the number of buckets in case multiple collisions have occurred, in order to reduce the search time.</text:span></text:p>
      <text:p text:style-name="P182"><text:soft-page-break/><text:span text:style-name="T73">m_extendThreshold</text:span> controls the load-factor over which an expand-and-rehash is triggered. Dimensioning the hashtable exactly to the number of items it will contain and setting this parameter to 1.0, cause<text:span text:style-name="T281">s</text:span> the hashtable to go for a pure ‘linear probing’ approach.</text:p>
      <text:p text:style-name="P182">If an expansion is needed, the second parameter <text:span text:style-name="T73">m_extendFactor</text:span> controls how big this expansion is. <text:span text:style-name="T282">Setting it to 2 will </text:span><text:span text:style-name="T283">increase</text:span><text:span text:style-name="T282"> the number of buckets </text:span><text:span text:style-name="T283">by a factor of 4 (2</text:span><text:span text:style-name="T284">2</text:span><text:span text:style-name="T283">)</text:span><text:span text:style-name="T282">.</text:span></text:p>
      <text:p text:style-name="P182">As expand-and-rehash is a time-expensive operation, it is also possible to dimension the hashtable with a higher capacity than actually needed, in order to keep collisions low and avoid an expansion.</text:p>
      <text:h text:style-name="Heading_20_7" text:outline-level="7">Hashtable creation</text:h>
      <text:p text:style-name="P184">The constructor of the <text:span text:style-name="T286">Hashtable</text:span> class accepts the rowSize of the matrix and allocates a number of empty HashtableItems equal to rowSize*rowSize*m_extendFactor. This is to reduce the number of collision during the population phase and avoid a later extension.</text:p>
      <text:h text:style-name="Heading_20_7" text:outline-level="7">Hashtable population</text:h>
      <text:p text:style-name="P184">During this phase, items are added through the insert method. There is no memory allocation, and the values provided to the method as input are inserted into the already allocated HashtableItem in the position determined by <text:span text:style-name="T286">the calculated hash for </text:span>the value.</text:p>
      <text:p text:style-name="P185">The insert method initially checks whether the load-factor exceeds the extendThresho<text:span text:style-name="T286">l</text:span>d: in this case it triggers an extension. Now the element’s hash is calculated, the position in the hashtable determined, and the corresponding item populated.</text:p>
      <text:h text:style-name="Heading_20_7" text:outline-level="7">Searching the hashtable</text:h>
      <text:p text:style-name="P186">The hashtable exposes the find method to search for an item by its value. The hashtable of the input value is calculated and, starting from the position determined by the hash, the elements’ values in the hashtable are compared with <text:s/>the input value. If they match, rowIndex and colIndex are extracted into a pair structure and returned.</text:p>
      <text:p text:style-name="P183">Searching time for an element is now dramatically reduced, <text:span text:style-name="T219">compared with previous proposals,</text:span> </text:p>
      <text:p text:style-name="P183"><text:span text:style-name="T219">Best-case scenario, when all the elements are located with no collisions, has </text:span>running time of <text:span text:style-name="T109">Θ(1).</text:span></text:p>
      <text:p text:style-name="P186">Worst-case scenario, when k collisions have occurred for the searched element, has running time of <text:span text:style-name="T109">Θ(</text:span>k<text:span text:style-name="T109">), </text:span>with k &lt;= M. However, this case is very rare, as the <text:soft-page-break/>majority of items will be allocated without collisions and, <text:span text:style-name="T220">even</text:span> in case of collision, this number will likely be less than M.</text:p>
      <text:p text:style-name="P186">The worst-ever scenario will be when the hashtable is populated entirely with values multiple <text:span text:style-name="T220">of each other respect to</text:span> the modulus used by the hash function. In this case every new value will generate a progressively linear number of collisions, ending with the last element located after k=M collisions.</text:p>
      <text:p text:style-name="P187">Anytime, the number of collisions can be reduced enlarging the number of buckets available.</text:p>
      <text:h text:style-name="Heading_20_7" text:outline-level="7">Extending the hashtable</text:h>
      <text:p text:style-name="Text_20_body">When the load-factor reaches the <text:span text:style-name="T221">extendThreshold</text:span>, the hashtable is resized to <text:span text:style-name="T221">extendFactor</text:span>-squared times its previous size.</text:p>
      <text:p text:style-name="P202"><text:span text:style-name="T213">A new Hashtable of the new size is allocated and all elements of the current hashtable are re-hashed and transferred to the new hashtable. The two hashtable</text:span><text:span text:style-name="T214">s</text:span><text:span text:style-name="T213"> are then swapped </text:span><text:span text:style-name="T214">over and the old one destroyed.</text:span></text:p>
      <text:h text:style-name="Heading_20_7" text:outline-level="7">Hashtable pseudo code</text:h>
      <text:p text:style-name="P189">All the instance variables of the Hashtable class are prefixed with <text:span text:style-name="T222">m_.</text:span></text:p>
      <text:p text:style-name="P125"><text:span text:style-name="T163">** T</text:span><text:span text:style-name="T164">his is a comment</text:span><text:span text:style-name="T163"> *</text:span></text:p>
      <text:p text:style-name="P188"/>
      <text:p text:style-name="P126">** Calculate the hash of key modulus size *</text:p>
      <text:p text:style-name="P122"><text:span text:style-name="T65">f</text:span><text:span text:style-name="T9">unction</text:span><text:span text:style-name="T25"> hash(size, key)</text:span></text:p>
      <text:p text:style-name="P34"><text:span text:style-name="T14"><text:tab/></text:span>return <text:span text:style-name="T14">key % size</text:span></text:p>
      <text:p text:style-name="P34">end function</text:p>
      <text:p text:style-name="P34"/>
      <text:p text:style-name="P124"><text:span text:style-name="T65">f</text:span><text:span text:style-name="T9">unction</text:span><text:span text:style-name="T25"> hash(key)</text:span></text:p>
      <text:p text:style-name="P124"><text:span text:style-name="T25"><text:tab/></text:span><text:span text:style-name="T9">return</text:span><text:span text:style-name="T25"> </text:span><text:span text:style-name="T28">hash(m_size,</text:span><text:span text:style-name="T25"> key</text:span><text:span text:style-name="T51">)</text:span></text:p>
      <text:p text:style-name="P36">end function</text:p>
      <text:p text:style-name="P34"/>
      <text:p text:style-name="P96">** <text:span text:style-name="T223">Calculate the load factor as a fraction between the total number of items and <text:tab/>the total size of the buckets collection *</text:span></text:p>
      <text:p text:style-name="P34">function <text:span text:style-name="T14">loadFactor(){</text:span></text:p>
      <text:p text:style-name="P34"><text:span text:style-name="T14"><text:tab/></text:span>return<text:span text:style-name="T14"> </text:span><text:span text:style-name="T28">m_</text:span><text:span text:style-name="T14">itemCount / </text:span><text:span text:style-name="T28">m_</text:span><text:span text:style-name="T14">size</text:span></text:p>
      <text:p text:style-name="P34">end function</text:p>
      <text:p text:style-name="P34"/>
      <text:p text:style-name="P96">** <text:span text:style-name="T223">Insert (value, rowIndex, colIndex) into buckets *</text:span></text:p>
      <text:p text:style-name="P96">** <text:span text:style-name="T223">buckets: array of HashtableItem *</text:span></text:p>
      <text:p text:style-name="P96">** <text:span text:style-name="T223">size: size of buckets *</text:span></text:p>
      <text:p text:style-name="P96">** <text:span text:style-name="T223">value, rowIndex, colIndex: value and its position in the matrix *</text:span></text:p>
      <text:p text:style-name="P37">function <text:span text:style-name="T28">s_</text:span><text:span text:style-name="T14">insert(buckets, size, value, rowIndex, colIndex)</text:span></text:p>
      <text:p text:style-name="P100"><text:span text:style-name="T14"><text:tab/>** </text:span><text:span text:style-name="T28">new hash for value (modulus size)*</text:span></text:p>
      <text:p text:style-name="P37"><text:span text:style-name="T14"><text:tab/>hashValue </text:span><text:span text:style-name="T15">←</text:span><text:span text:style-name="T14"> hash(size, value)</text:span></text:p>
      <text:p text:style-name="P60"/>
      <text:p text:style-name="P37"><text:span text:style-name="T14"><text:tab/>counter </text:span><text:span text:style-name="T15">← </text:span><text:span text:style-name="T14">0</text:span></text:p>
      <text:p text:style-name="P38"><text:span text:style-name="T14"><text:tab/></text:span>while<text:span text:style-name="T14"> counter &lt; </text:span><text:span text:style-name="T27">size </text:span><text:span text:style-name="T223">And </text:span></text:p>
      <text:p text:style-name="P38"><text:span text:style-name="T27"><text:tab/><text:tab/><text:tab/>buckets[hash(size, hashvalue + counter)].isNull() = </text:span><text:span text:style-name="T223">false do</text:span></text:p>
      <text:p text:style-name="P38"><text:tab/><text:tab/><text:span text:style-name="T27">counter </text:span><text:span text:style-name="T15">← </text:span><text:span text:style-name="T27">counter + </text:span></text:p>
      <text:p text:style-name="P38"><text:tab/><text:span text:style-name="T223">end while</text:span></text:p>
      <text:p text:style-name="P38"><text:soft-page-break/><text:tab/><text:span text:style-name="T27">buckets[hash(size, hashvalue + counter)].set(value, rowIndex colIndex)</text:span></text:p>
      <text:p text:style-name="P37">end function</text:p>
      <text:p text:style-name="P34"/>
      <text:p text:style-name="P96">** <text:span text:style-name="T223">Extend the hashtable *</text:span></text:p>
      <text:p text:style-name="P122"><text:span text:style-name="T80">** </text:span><text:span text:style-name="T81">Allocate a new array of HashtableItems and rehash and move all the elements <text:tab/>from the current buckets array into the new one. </text:span><text:span text:style-name="T62">Finally</text:span><text:span text:style-name="T81"> deallocate the <text:tab/>content of the ‘old’ buckets array*</text:span></text:p>
      <text:p text:style-name="P34">function <text:span text:style-name="T14">extend()</text:span></text:p>
      <text:p text:style-name="P34"><text:span text:style-name="T14"><text:tab/>new</text:span><text:span text:style-name="T26">Row</text:span><text:span text:style-name="T14">Size </text:span><text:span text:style-name="T15">← </text:span><text:span text:style-name="T28">m_</text:span><text:span text:style-name="T14">rowSize * e</text:span><text:span text:style-name="T28">m_</text:span><text:span text:style-name="T14">xtendedFactor</text:span></text:p>
      <text:p text:style-name="P35"><text:span text:style-name="T14"><text:tab/></text:span><text:span text:style-name="T26">newSize </text:span><text:span text:style-name="T15">← <text:s/></text:span><text:span text:style-name="T14">new</text:span><text:span text:style-name="T26">Row</text:span><text:span text:style-name="T14">Size * <text:s/>new</text:span><text:span text:style-name="T26">Row</text:span><text:span text:style-name="T14">Size</text:span></text:p>
      <text:p text:style-name="P123"><text:span text:style-name="T25"><text:tab/></text:span><text:span text:style-name="T26">new</text:span><text:span text:style-name="T50">Buckets</text:span><text:span text:style-name="T26"> </text:span><text:span text:style-name="T15">←</text:span><text:span text:style-name="T26"> new HashtableItem[newSize]</text:span></text:p>
      <text:p text:style-name="P60"/>
      <text:p text:style-name="P123"><text:span text:style-name="T26"><text:tab/></text:span><text:span text:style-name="T10">for each </text:span><text:span text:style-name="T26">bucket </text:span><text:span text:style-name="T10">in </text:span><text:span text:style-name="T11">m_</text:span><text:span text:style-name="T26">buckets</text:span></text:p>
      <text:p text:style-name="P123"><text:span text:style-name="T26"><text:tab/><text:tab/></text:span><text:span text:style-name="T10">if</text:span><text:span text:style-name="T26"> bucket.isNull = true </text:span><text:span text:style-name="T10">then</text:span></text:p>
      <text:p text:style-name="P37"><text:tab/><text:tab/><text:tab/>continue for</text:p>
      <text:p text:style-name="P37"><text:tab/><text:tab/>end if</text:p>
      <text:p text:style-name="P123"><text:span text:style-name="T10"><text:tab/><text:tab/></text:span><text:span text:style-name="T28">s_</text:span><text:span text:style-name="T26">insert(</text:span></text:p>
      <text:p text:style-name="P60"><text:tab/><text:tab/><text:tab/>newBuckets, </text:p>
      <text:p text:style-name="P60"><text:tab/><text:tab/><text:tab/>newSize, </text:p>
      <text:p text:style-name="P60"><text:tab/><text:tab/><text:tab/>bucket.getValue(), </text:p>
      <text:p text:style-name="P60"><text:tab/><text:tab/><text:tab/>bucket.getRowIndex(), </text:p>
      <text:p text:style-name="P60"><text:tab/><text:tab/><text:tab/>bucket.getColIndex())</text:p>
      <text:p text:style-name="P123"><text:span text:style-name="T26"><text:tab/></text:span><text:span text:style-name="T10">end for</text:span></text:p>
      <text:p text:style-name="P37"/>
      <text:p text:style-name="P123"><text:span text:style-name="T10"><text:tab/></text:span><text:span text:style-name="T79">** swap the content of buckets and newBuckets *</text:span></text:p>
      <text:p text:style-name="P123"><text:span text:style-name="T26"><text:tab/>swap(</text:span><text:span text:style-name="T28">m_</text:span><text:span text:style-name="T26">buckets, newBuckets)</text:span></text:p>
      <text:p text:style-name="P60"/>
      <text:p text:style-name="P123"><text:span text:style-name="T26"><text:tab/></text:span><text:span text:style-name="T79">** newBuckets now points to the content of the old buckets *</text:span></text:p>
      <text:p text:style-name="P60"><text:tab/>delete newBuckets</text:p>
      <text:p text:style-name="P34">end<text:span text:style-name="T14"> </text:span>function</text:p>
      <text:p text:style-name="P34"/>
      <text:p text:style-name="P96">** <text:span text:style-name="T224">Check whether the loadFactor is within the set threshold. *</text:span></text:p>
      <text:p text:style-name="P96">** <text:span text:style-name="T224">If not, extend the hashtable *</text:span></text:p>
      <text:p text:style-name="P96">** <text:span text:style-name="T224">Then call s_insert to actually insert (value, rowIdx, colIdx) into the current <text:tab/>buckets array of size size. *</text:span></text:p>
      <text:p text:style-name="P34">function<text:span text:style-name="T14"> insert(value, rowIdx, colIdx)</text:span></text:p>
      <text:p text:style-name="P34"><text:span text:style-name="T14"><text:tab/></text:span>if<text:span text:style-name="T14"> loadFactor() &gt;= </text:span><text:span text:style-name="T28">m_</text:span><text:span text:style-name="T14">extendThreshold </text:span>then</text:p>
      <text:p text:style-name="P34"><text:tab/><text:tab/><text:span text:style-name="T14">extend()</text:span></text:p>
      <text:p text:style-name="P34"><text:span text:style-name="T14"><text:tab/></text:span><text:span text:style-name="T224">end if</text:span></text:p>
      <text:p text:style-name="P36"><text:tab/><text:span text:style-name="T28">s_</text:span><text:span text:style-name="T26">insert(</text:span></text:p>
      <text:p text:style-name="P124"><text:span text:style-name="T26"><text:tab/><text:tab/></text:span><text:span text:style-name="T28">m_b</text:span><text:span text:style-name="T26">uckets, </text:span></text:p>
      <text:p text:style-name="P124"><text:span text:style-name="T26"><text:tab/><text:tab/></text:span><text:span text:style-name="T28">m_s</text:span><text:span text:style-name="T26">ize, </text:span></text:p>
      <text:p text:style-name="P124"><text:span text:style-name="T26"><text:tab/><text:tab/></text:span><text:span text:style-name="T25">value</text:span><text:span text:style-name="T26">, </text:span></text:p>
      <text:p text:style-name="P124"><text:span text:style-name="T26"><text:tab/><text:tab/></text:span><text:span text:style-name="T25">rowIdx</text:span><text:span text:style-name="T26">, </text:span></text:p>
      <text:p text:style-name="P36"><text:span text:style-name="T26"><text:tab/><text:tab/></text:span><text:span text:style-name="T14">colIdx</text:span><text:span text:style-name="T26">)</text:span></text:p>
      <text:p text:style-name="P36"><text:span text:style-name="T26"><text:tab/></text:span><text:span text:style-name="T28">m_itemCount </text:span><text:span text:style-name="T15">← </text:span><text:span text:style-name="T28">m_itemCount + 1</text:span></text:p>
      <text:p text:style-name="P34"><text:span text:style-name="T14"><text:tab/></text:span>return</text:p>
      <text:p text:style-name="P34">end function</text:p>
      <text:p text:style-name="P34"/>
      <text:p text:style-name="P96">** <text:span text:style-name="T226">Find a value in the hashtable *</text:span></text:p>
      <text:p text:style-name="P39">function <text:span text:style-name="T14">find(value)</text:span></text:p>
      <text:p text:style-name="P39"><text:span text:style-name="T14"><text:tab/>hashValue </text:span><text:span text:style-name="T15">← </text:span><text:span text:style-name="T14">hash(value)</text:span></text:p>
      <text:p text:style-name="P61"/>
      <text:p text:style-name="P39"><text:span text:style-name="T14"><text:tab/></text:span><text:span text:style-name="T75">** </text:span><text:span text:style-name="T82">If the value is found at its supposed position... *</text:span></text:p>
      <text:p text:style-name="P39"><text:span text:style-name="T14"><text:tab/></text:span>if<text:span text:style-name="T14"> m_buckets[hashValue].getValue() = value </text:span>then</text:p>
      <text:p text:style-name="P39"><text:tab/><text:tab/>return <text:span text:style-name="T14">pair(</text:span></text:p>
      <text:p text:style-name="P61"><text:tab/><text:tab/><text:tab/>m_buckets[hashValue].getRowIndex(), <text:tab/><text:tab/><text:tab/><text:tab/><text:tab/><text:tab/><text:tab/>m_buckets[hashValue].getColIndex())</text:p>
      <text:p text:style-name="P39"><text:soft-page-break/><text:tab/>end if</text:p>
      <text:p text:style-name="P39"/>
      <text:p text:style-name="P39"><text:tab/><text:span text:style-name="T75">** </text:span><text:span text:style-name="T82">If the item was not found, due to collision at insertion… *</text:span></text:p>
      <text:p text:style-name="P39"><text:tab/><text:span text:style-name="T14">counter</text:span> <text:span text:style-name="T15">← </text:span><text:span text:style-name="T14">0</text:span></text:p>
      <text:p text:style-name="P40"><text:span text:style-name="T14"><text:tab/></text:span>while<text:span text:style-name="T14"> counter &lt; m_rowSize </text:span>And<text:span text:style-name="T14"> </text:span></text:p>
      <text:p text:style-name="P40"><text:span text:style-name="T14"><text:tab/><text:tab/><text:tab/>m_buckets[hash(</text:span><text:span text:style-name="T29">hashValue + counter)].getValue() &lt;&gt; value </text:span><text:span text:style-name="T225">do</text:span></text:p>
      <text:p text:style-name="P40"><text:tab/><text:tab/><text:span text:style-name="T29">counter </text:span><text:span text:style-name="T15">← </text:span><text:span text:style-name="T29">counter + 1</text:span></text:p>
      <text:p text:style-name="P40"><text:tab/><text:span text:style-name="T225">end while</text:span></text:p>
      <text:p text:style-name="P40"/>
      <text:p text:style-name="P40"><text:tab/><text:span text:style-name="T75">** </text:span><text:span text:style-name="T82">If rolled over and back to the same position, then item not found *</text:span></text:p>
      <text:p text:style-name="P40"><text:tab/><text:span text:style-name="T225">if </text:span><text:span text:style-name="T29">counter = m_rowSize </text:span><text:span text:style-name="T225">then</text:span></text:p>
      <text:p text:style-name="P40"><text:tab/><text:tab/><text:span text:style-name="T225">return </text:span><text:span text:style-name="T29">pair(-1, -1)</text:span></text:p>
      <text:p text:style-name="P40"><text:span text:style-name="T29"><text:tab/></text:span><text:span text:style-name="T225">else</text:span></text:p>
      <text:p text:style-name="P40"><text:tab/><text:tab/><text:span text:style-name="T75">** </text:span><text:span text:style-name="T82">item found *</text:span></text:p>
      <text:p text:style-name="P40"><text:tab/><text:tab/><text:span text:style-name="T29">item = m_buckets[hash(hashValue + counter)]</text:span></text:p>
      <text:p text:style-name="P40"><text:span text:style-name="T29"><text:tab/><text:tab/></text:span><text:span text:style-name="T225">return</text:span><text:span text:style-name="T29"> pair(item.getRowIndex(), item.getColIndex())</text:span></text:p>
      <text:p text:style-name="P40"><text:span text:style-name="T29"><text:tab/></text:span><text:span text:style-name="T225">end if</text:span></text:p>
      <text:p text:style-name="P39">end function</text:p>
      <text:p text:style-name="P203"/>
      <text:p text:style-name="P203"/>
      <text:p text:style-name="P204">Time complexity analysis for best and worst case scenarios</text:p>
      <text:p text:style-name="P204">Note: some variable names have been shortened to make room for the time-complexity analysis.</text:p>
      <text:p text:style-name="P97"/>
      <text:p text:style-name="P157"><text:span text:style-name="T11">function </text:span><text:span text:style-name="T28">find(</text:span><text:span text:style-name="T55">v</text:span><text:span text:style-name="T28">)</text:span></text:p>
      <text:p text:style-name="P157"><text:span text:style-name="T28"><text:tab/>hV </text:span><text:span text:style-name="T15">← </text:span><text:span text:style-name="T28">hash(</text:span><text:span text:style-name="T55">v</text:span><text:span text:style-name="T28">)<text:tab/><text:tab/><text:tab/><text:tab/><text:tab/><text:tab/><text:tab/></text:span><text:span text:style-name="T41">C</text:span><text:span text:style-name="T122">1</text:span></text:p>
      <text:p text:style-name="P98"/>
      <text:p text:style-name="P157"><text:span text:style-name="T28"><text:tab/></text:span><text:span text:style-name="T11">if</text:span><text:span text:style-name="T28"> m_buckets[hV].getValue() = </text:span><text:span text:style-name="T55">v</text:span><text:span text:style-name="T28"> </text:span><text:span text:style-name="T11">then<text:tab/><text:tab/><text:tab/></text:span><text:span text:style-name="T201">C</text:span><text:span text:style-name="T122">2</text:span></text:p>
      <text:p text:style-name="P41"><text:tab/><text:tab/>return <text:span text:style-name="T14">pair(<text:tab/><text:tab/><text:tab/><text:tab/><text:tab/><text:tab/></text:span></text:p>
      <text:p text:style-name="P63"><text:tab/><text:tab/><text:tab/>m_buckets[hV].getRowIndex(), <text:tab/><text:tab/><text:tab/><text:tab/><text:tab/><text:tab/><text:tab/><text:tab/><text:tab/>m_buckets[hV].getColIndex())<text:tab/><text:tab/><text:tab/><text:span text:style-name="T286">C</text:span><text:span text:style-name="T150">3</text:span></text:p>
      <text:p text:style-name="P41"><text:tab/>end if</text:p>
      <text:p text:style-name="P98"/>
      <text:p text:style-name="P41"><text:tab/><text:span text:style-name="T14">c</text:span> <text:span text:style-name="T15">← </text:span><text:span text:style-name="T14">0<text:tab/><text:tab/><text:tab/><text:tab/><text:tab/><text:tab/><text:tab/><text:tab/><text:tab/></text:span><text:span text:style-name="T41">C</text:span><text:span text:style-name="T122">4</text:span></text:p>
      <text:p text:style-name="P41"><text:span text:style-name="T14"><text:tab/></text:span>while<text:span text:style-name="T14"> c &lt; m_Size </text:span>And<text:span text:style-name="T14"> <text:tab/><text:tab/><text:tab/></text:span></text:p>
      <text:p text:style-name="P157"><text:span text:style-name="T28"><text:tab/><text:tab/><text:tab/>m_buckets[hash(hV</text:span><text:span text:style-name="T29">+</text:span><text:span text:style-name="T28">c</text:span><text:span text:style-name="T29">)].getValue()&lt;&gt;</text:span><text:span text:style-name="T56">v</text:span><text:span text:style-name="T29"> </text:span><text:span text:style-name="T13">do<text:tab/></text:span><text:span text:style-name="T43">(</text:span><text:span text:style-name="T57">k</text:span><text:span text:style-name="T58">+1)</text:span><text:span text:style-name="T57">*</text:span><text:span text:style-name="T42">C</text:span><text:span text:style-name="T123">5</text:span></text:p>
      <text:p text:style-name="P41"><text:tab/><text:tab/><text:span text:style-name="T14">c</text:span><text:span text:style-name="T29"> </text:span><text:span text:style-name="T15">← </text:span><text:span text:style-name="T14">c</text:span><text:span text:style-name="T29"> + 1<text:tab/><text:tab/><text:tab/><text:tab/><text:tab/><text:tab/><text:tab/></text:span><text:span text:style-name="T42">k*C</text:span><text:span text:style-name="T123">6</text:span></text:p>
      <text:p text:style-name="P41"><text:tab/><text:span text:style-name="T225">end while</text:span></text:p>
      <text:p text:style-name="P98"/>
      <text:p text:style-name="P41"><text:tab/><text:span text:style-name="T225">if </text:span><text:span text:style-name="T29">counter = m_Size </text:span><text:span text:style-name="T225">then<text:tab/><text:tab/><text:tab/><text:tab/><text:tab/></text:span><text:span text:style-name="T42">C</text:span><text:span text:style-name="T123">7</text:span></text:p>
      <text:p text:style-name="P41"><text:tab/><text:tab/><text:span text:style-name="T225">return </text:span><text:span text:style-name="T29">pair(-1, -1)<text:tab/><text:tab/><text:tab/><text:tab/><text:tab/></text:span><text:span text:style-name="T42">C</text:span><text:span text:style-name="T123">8</text:span></text:p>
      <text:p text:style-name="P41"><text:span text:style-name="T29"><text:tab/></text:span><text:span text:style-name="T225">else</text:span></text:p>
      <text:p text:style-name="P41"><text:tab/><text:tab/><text:span text:style-name="T29">item = m_buckets[hash( </text:span><text:span text:style-name="T14">hV</text:span><text:span text:style-name="T29"> + </text:span><text:span text:style-name="T14">c</text:span><text:span text:style-name="T29">)]<text:tab/><text:tab/><text:tab/></text:span><text:span text:style-name="T202">C</text:span><text:span text:style-name="T123">9</text:span></text:p>
      <text:p text:style-name="P41"><text:span text:style-name="T29"><text:tab/><text:tab/></text:span><text:span text:style-name="T225">return</text:span><text:span text:style-name="T29"> pair(</text:span></text:p>
      <text:p text:style-name="P71"><text:tab/><text:tab/><text:tab/>item.getRowIndex(), </text:p>
      <text:p text:style-name="P41"><text:span text:style-name="T29"><text:tab/><text:tab/><text:tab/>item.getColIndex())<text:tab/><text:tab/><text:tab/><text:tab/></text:span><text:span text:style-name="T42">C</text:span><text:span text:style-name="T123">10</text:span></text:p>
      <text:p text:style-name="P41"><text:span text:style-name="T29"><text:tab/></text:span><text:span text:style-name="T225">end if</text:span></text:p>
      <text:p text:style-name="P41">end function</text:p>
      <text:p text:style-name="P62"/>
      <text:p text:style-name="P193">k depends on how far a value is positioned respect to its normal position, due to collisions. This determines best and worst case scenarios. Anytime, 1&lt;=k&lt;m_Size.</text:p>
      <text:p text:style-name="P193"/>
      <text:p text:style-name="P193"><text:soft-page-break/>The best-case scenario is when the searched element is in the position determined by its hash value. This happens when the insertion of the element in the hashtable does not collide with other elements previously inserted in the same bucket.</text:p>
      <text:p text:style-name="P193">In this case:</text:p>
      <text:p text:style-name="P193">T(N) = <text:span text:style-name="T287">C</text:span><text:span text:style-name="T151">1</text:span><text:span text:style-name="T287">+C</text:span><text:span text:style-name="T151">2</text:span><text:span text:style-name="T287">+C</text:span><text:span text:style-name="T151">3</text:span><text:span text:style-name="T287"> = C</text:span><text:span text:style-name="T151">0</text:span></text:p>
      <text:p text:style-name="P193">Expressing in Θ notation: T(N) = Θ(1)</text:p>
      <text:p text:style-name="P120"/>
      <text:p text:style-name="P199">The worst-case scenario happens when the searched element is not in the matrix, or when the element has been inserted exactly m_Size positions far from the one determined by its hash, due to collisions with other elements previously allocated.</text:p>
      <text:p text:style-name="P199">In the case of element not found:</text:p>
      <text:p text:style-name="P206"><text:span text:style-name="T279">T(N) = C</text:span><text:span text:style-name="T153">1</text:span><text:span text:style-name="T279">+C</text:span><text:span text:style-name="T153">2</text:span><text:span text:style-name="T279">+C</text:span><text:span text:style-name="T153">3</text:span><text:span text:style-name="T279">+C</text:span><text:span text:style-name="T153">4</text:span><text:span text:style-name="T279">+(N</text:span><text:span text:style-name="T100">2</text:span><text:span text:style-name="T279">+1)C</text:span><text:span text:style-name="T153">5</text:span><text:span text:style-name="T279">+N</text:span><text:span text:style-name="T100">2</text:span><text:span text:style-name="T279">C</text:span><text:span text:style-name="T153">6</text:span><text:span text:style-name="T279">+C</text:span><text:span text:style-name="T153">7</text:span><text:span text:style-name="T279">+C</text:span><text:span text:style-name="T153">8</text:span><text:span text:style-name="T279"> = C</text:span><text:span text:style-name="T153">11</text:span><text:span text:style-name="T279">+C</text:span><text:span text:style-name="T153">12</text:span><text:span text:style-name="T279">N</text:span><text:span text:style-name="T100">2</text:span></text:p>
      <text:p text:style-name="P199">In the case of element found m_Size positions far away:</text:p>
      <text:p text:style-name="P205"><text:span text:style-name="T278">T(N) = C</text:span><text:span text:style-name="T152">1</text:span><text:span text:style-name="T278">+C</text:span><text:span text:style-name="T152">2</text:span><text:span text:style-name="T278">+C</text:span><text:span text:style-name="T152">3</text:span><text:span text:style-name="T278">+C</text:span><text:span text:style-name="T152">4</text:span><text:span text:style-name="T278">+(N</text:span><text:span text:style-name="T99">2</text:span><text:span text:style-name="T278">+1)C</text:span><text:span text:style-name="T152">5</text:span><text:span text:style-name="T278">+N</text:span><text:span text:style-name="T99">2</text:span><text:span text:style-name="T278">C</text:span><text:span text:style-name="T152">6</text:span><text:span text:style-name="T278">+C</text:span><text:span text:style-name="T152">9</text:span><text:span text:style-name="T278">+C</text:span><text:span text:style-name="T152">10</text:span><text:span text:style-name="T278"> = C</text:span><text:span text:style-name="T152">13</text:span><text:span text:style-name="T278"> + C</text:span><text:span text:style-name="T154">12</text:span><text:span text:style-name="T278">N</text:span><text:span text:style-name="T99">2</text:span></text:p>
      <text:p text:style-name="P193">Expressing in Θ notation: T(N) = Θ(N<text:span text:style-name="T86">2</text:span>)</text:p>
      <text:p text:style-name="P193"/>
      <text:p text:style-name="P195">It’s worth saying that the worst-case scenario is really unlike to happen and, if it does, it is for only one single element in the matrix, the last one inserted.</text:p>
      <text:p text:style-name="P195">As a general case, when a new element is inserted into the hashtable, the maximum number of collisions that can possibly happen cannot be greater than the number of elements currently into the hashtable. For the average-case scenario, the value of k will be definitely lower than N<text:span text:style-name="T86">2</text:span><text:span text:style-name="T155">.</text:span></text:p>
      <text:p text:style-name="P195"><text:span text:style-name="T155">If we suppose a scenario w</text:span><text:span text:style-name="T215">ith a number of buckets exactly equal to the number of elements, where</text:span><text:span text:style-name="T155"> each element finds the highest </text:span><text:span text:style-name="T215">possible</text:span><text:span text:style-name="T155"> number of collisions:</text:span></text:p>
      <text:p text:style-name="P196"><text:span text:style-name="T155">inserting the i</text:span><text:span text:style-name="T111">th</text:span><text:span text:style-name="T195"> element would find i-1 collisions. Therefore, the total number of collisions inserting N</text:span><text:span text:style-name="T87">2</text:span><text:span text:style-name="T195"> elements will be </text:span><text:span text:style-name="T195"><draw:frame draw:style-name="fr1" draw:name="Object15" text:anchor-type="as-char" svg:y="-0.758cm" svg:width="9.206cm" svg:height="1.201cm" draw:z-index="14"><draw:object xlink:href="./Object 15" xlink:type="simple" xlink:show="embed" xlink:actuate="onLoad"/><draw:image xlink:href="./ObjectReplacements/Object 15" xlink:type="simple" xlink:show="embed" xlink:actuate="onLoad"/></draw:frame></text:span></text:p>
      <text:p text:style-name="P197"><text:span text:style-name="T155">Therefore, the average number of collitions per element, in the worst case scenario is </text:span><text:span text:style-name="T155"><draw:frame draw:style-name="fr1" draw:name="Object16" text:anchor-type="as-char" svg:y="-0.699cm" svg:width="4.606cm" svg:height="1.154cm" draw:z-index="15"><draw:object xlink:href="./Object 16" xlink:type="simple" xlink:show="embed" xlink:actuate="onLoad"/><draw:image xlink:href="./ObjectReplacements/Object 16" xlink:type="simple" xlink:show="embed" xlink:actuate="onLoad"/></draw:frame></text:span></text:p>
      <text:p text:style-name="P197"><text:span text:style-name="T155">which still gives a T(N) = Θ(N</text:span><text:span text:style-name="T86">2</text:span><text:span text:style-name="T155">).</text:span></text:p>
      <text:p text:style-name="P198"><text:span text:style-name="T155">However, considering that this worst case scenario is not really likely to happen and considering also that the number of buckets can be comfortably increased to maintain the number of collisions much lower than that, this solutions turns out to be much </text:span><text:span text:style-name="T285">more promising</text:span><text:span text:style-name="T155"> better than </text:span><text:span text:style-name="T216">Proposals 1-3.</text:span></text:p>
      <text:p text:style-name="P191"/>
      <text:h text:style-name="P216" text:outline-level="1">Tests</text:h>
      <text:h text:style-name="P220" text:outline-level="2">Proposal 2</text:h>
      <text:p text:style-name="P207">Test <text:span text:style-name="T291">to determine</text:span> which sorting algorithm works better among custom radix sort and std::sort</text:p>
      <text:p text:style-name="P247">Worst-case scenario: Search for an element not in the matrix</text:p>
      <table:table table:name="Table1" table:style-name="Table1">
        <table:table-column table:style-name="Table1.A" table:number-columns-repeated="3"/>
        <table:table-row>
          <table:table-cell table:style-name="Table1.A1" office:value-type="string">
            <text:p text:style-name="P209">N</text:p>
          </table:table-cell>
          <table:table-cell table:style-name="Table1.A1" office:value-type="string">
            <text:p text:style-name="P210">Radix sort</text:p>
          </table:table-cell>
          <table:table-cell table:style-name="Table1.C1" office:value-type="string">
            <text:p text:style-name="P210">Std::sort</text:p>
          </table:table-cell>
        </table:table-row>
        <table:table-row>
          <table:table-cell table:style-name="Table1.A2" office:value-type="string">
            <text:p text:style-name="P230">1</text:p>
          </table:table-cell>
          <table:table-cell table:style-name="Table1.A2" office:value-type="string">
            <text:p text:style-name="P231">6<text:span text:style-name="T273">μ</text:span><text:span text:style-name="T289">s</text:span></text:p>
          </table:table-cell>
          <table:table-cell table:style-name="Table1.C2" office:value-type="string">
            <text:p text:style-name="P231">1.5<text:span text:style-name="T273">μ</text:span><text:span text:style-name="T289">s</text:span></text:p>
          </table:table-cell>
        </table:table-row>
        <table:table-row>
          <table:table-cell table:style-name="Table1.A2" office:value-type="string">
            <text:p text:style-name="P209">10</text:p>
          </table:table-cell>
          <table:table-cell table:style-name="Table1.A2" office:value-type="string">
            <text:p text:style-name="P227"><text:span text:style-name="T288">55</text:span><text:span text:style-name="T273">μ</text:span><text:span text:style-name="T289">s</text:span></text:p>
          </table:table-cell>
          <table:table-cell table:style-name="Table1.C2" office:value-type="string">
            <text:p text:style-name="P228"><text:span text:style-name="T288">10</text:span><text:span text:style-name="T273">μ</text:span><text:span text:style-name="T289">s</text:span></text:p>
          </table:table-cell>
        </table:table-row>
        <table:table-row>
          <table:table-cell table:style-name="Table1.A2" office:value-type="string">
            <text:p text:style-name="P209">100</text:p>
          </table:table-cell>
          <table:table-cell table:style-name="Table1.A2" office:value-type="string">
            <text:p text:style-name="P227"><text:span text:style-name="T288">3800</text:span><text:span text:style-name="T273">μ</text:span><text:span text:style-name="T289">s</text:span></text:p>
          </table:table-cell>
          <table:table-cell table:style-name="Table1.C2" office:value-type="string">
            <text:p text:style-name="P228"><text:span text:style-name="T288">1550</text:span><text:span text:style-name="T273">μ</text:span><text:span text:style-name="T289">s</text:span></text:p>
          </table:table-cell>
        </table:table-row>
        <table:table-row>
          <table:table-cell table:style-name="Table1.A2" office:value-type="string">
            <text:p text:style-name="P209">1000</text:p>
          </table:table-cell>
          <table:table-cell table:style-name="Table1.A2" office:value-type="string">
            <text:p text:style-name="P227"><text:span text:style-name="T288">260ms</text:span></text:p>
          </table:table-cell>
          <table:table-cell table:style-name="Table1.C2" office:value-type="string">
            <text:p text:style-name="P229">120ms</text:p>
          </table:table-cell>
        </table:table-row>
        <table:table-row>
          <table:table-cell table:style-name="Table1.A2" office:value-type="string">
            <text:p text:style-name="P209">10000</text:p>
          </table:table-cell>
          <table:table-cell table:style-name="Table1.A2" office:value-type="string">
            <text:p text:style-name="P211"><text:span text:style-name="T288">34632ms</text:span></text:p>
          </table:table-cell>
          <table:table-cell table:style-name="Table1.C2" office:value-type="string">
            <text:p text:style-name="P211"><text:span text:style-name="T290">17772ms</text:span></text:p>
          </table:table-cell>
        </table:table-row>
      </table:table>
      <text:p text:style-name="P207"/>
      <text:p text:style-name="P244">From these data, it looks like the custom Radix sort algorithm has the same time growth function as the std::sort algorithm, although with different constants.</text:p>
      <text:p text:style-name="P245">Therefore I will opt for my custom Radix sort.</text:p>
      <text:h text:style-name="Heading_20_2" text:outline-level="2">Proposal 3</text:h>
      <text:p text:style-name="P243">Test <text:span text:style-name="T291">to determine</text:span> which sorting algorithm works better among custom radix sort and std::sort.</text:p>
      <text:p text:style-name="P246"><text:span text:style-name="T292">Worst-case scenario: Search for an element not in the matrix</text:span></text:p>
      <table:table table:name="Table2" table:style-name="Table2">
        <table:table-column table:style-name="Table2.A" table:number-columns-repeated="3"/>
        <table:table-row>
          <table:table-cell table:style-name="Table2.A1" office:value-type="string">
            <text:p text:style-name="P232">N</text:p>
          </table:table-cell>
          <table:table-cell table:style-name="Table2.A1" office:value-type="string">
            <text:p text:style-name="P233">Radix sort</text:p>
          </table:table-cell>
          <table:table-cell table:style-name="Table2.C1" office:value-type="string">
            <text:p text:style-name="P233">Std::sort</text:p>
          </table:table-cell>
        </table:table-row>
        <table:table-row>
          <table:table-cell table:style-name="Table2.A2" office:value-type="string">
            <text:p text:style-name="P232">1</text:p>
          </table:table-cell>
          <table:table-cell table:style-name="Table2.A2" office:value-type="string">
            <text:p text:style-name="P233">5.5<text:span text:style-name="T273">μ</text:span><text:span text:style-name="T288">s</text:span></text:p>
          </table:table-cell>
          <table:table-cell table:style-name="Table2.C2" office:value-type="string">
            <text:p text:style-name="P235">1<text:span text:style-name="T273">μ</text:span><text:span text:style-name="T288">s</text:span></text:p>
          </table:table-cell>
        </table:table-row>
        <table:table-row>
          <table:table-cell table:style-name="Table2.A2" office:value-type="string">
            <text:p text:style-name="P232">10</text:p>
          </table:table-cell>
          <table:table-cell table:style-name="Table2.A2" office:value-type="string">
            <text:p text:style-name="P233">29<text:span text:style-name="T273">μ</text:span><text:span text:style-name="T288">s</text:span></text:p>
          </table:table-cell>
          <table:table-cell table:style-name="Table2.C2" office:value-type="string">
            <text:p text:style-name="P235">20<text:span text:style-name="T273">μ</text:span><text:span text:style-name="T288">s</text:span></text:p>
          </table:table-cell>
        </table:table-row>
        <table:table-row>
          <table:table-cell table:style-name="Table2.A2" office:value-type="string">
            <text:p text:style-name="P232">100</text:p>
          </table:table-cell>
          <table:table-cell table:style-name="Table2.A2" office:value-type="string">
            <text:p text:style-name="P234">3214<text:span text:style-name="T273">μ</text:span><text:span text:style-name="T288">s</text:span></text:p>
          </table:table-cell>
          <table:table-cell table:style-name="Table2.C2" office:value-type="string">
            <text:p text:style-name="P235">3012<text:span text:style-name="T273">μ</text:span><text:span text:style-name="T288">s</text:span></text:p>
          </table:table-cell>
        </table:table-row>
        <table:table-row>
          <table:table-cell table:style-name="Table2.A2" office:value-type="string">
            <text:p text:style-name="P232">1000</text:p>
          </table:table-cell>
          <table:table-cell table:style-name="Table2.A2" office:value-type="string">
            <text:p text:style-name="P234">277ms</text:p>
          </table:table-cell>
          <table:table-cell table:style-name="Table2.C2" office:value-type="string">
            <text:p text:style-name="P235">236ms</text:p>
          </table:table-cell>
        </table:table-row>
        <table:table-row>
          <table:table-cell table:style-name="Table2.A2" office:value-type="string">
            <text:p text:style-name="P232">10000</text:p>
          </table:table-cell>
          <table:table-cell table:style-name="Table2.A2" office:value-type="string">
            <text:p text:style-name="P234">40430ms</text:p>
          </table:table-cell>
          <table:table-cell table:style-name="Table2.C2" office:value-type="string">
            <text:p text:style-name="P235">31805ms</text:p>
          </table:table-cell>
        </table:table-row>
      </table:table>
      <text:p text:style-name="P246"/>
      <text:p text:style-name="P248">These results show approximately the same behaviour in the time growth functions.</text:p>
      <text:p text:style-name="P248"/>
      <text:h text:style-name="P221" text:outline-level="2">Comparison <text:span text:style-name="T230">of</text:span> the four Proposals</text:h>
      <table:table table:name="Table3" table:style-name="Table3">
        <table:table-column table:style-name="Table3.A" table:number-columns-repeated="5"/>
        <table:table-row>
          <table:table-cell table:style-name="Table3.A1" office:value-type="string">
            <text:p text:style-name="P236">N</text:p>
          </table:table-cell>
          <table:table-cell table:style-name="Table3.A1" office:value-type="string">
            <text:p text:style-name="P237">Proposal 1</text:p>
          </table:table-cell>
          <table:table-cell table:style-name="Table3.A1" office:value-type="string">
            <text:p text:style-name="P237">Proposal 2</text:p>
          </table:table-cell>
          <table:table-cell table:style-name="Table3.A1" office:value-type="string">
            <text:p text:style-name="P237">Proposal 3</text:p>
          </table:table-cell>
          <table:table-cell table:style-name="Table3.E1" office:value-type="string">
            <text:p text:style-name="P237">Proposal 4</text:p>
          </table:table-cell>
        </table:table-row>
        <table:table-row>
          <table:table-cell table:style-name="Table3.A2" office:value-type="string">
            <text:p text:style-name="P236">1</text:p>
          </table:table-cell>
          <table:table-cell table:style-name="Table3.A2" office:value-type="string">
            <text:p text:style-name="P238">677ns</text:p>
          </table:table-cell>
          <table:table-cell table:style-name="Table3.A2" office:value-type="string">
            <text:p text:style-name="P239">6869ns</text:p>
          </table:table-cell>
          <table:table-cell table:style-name="Table3.A2" office:value-type="string">
            <text:p text:style-name="P240">8180ns</text:p>
          </table:table-cell>
          <table:table-cell table:style-name="Table3.E2" office:value-type="string">
            <text:p text:style-name="P211"/>
          </table:table-cell>
        </table:table-row>
        <table:table-row>
          <table:table-cell table:style-name="Table3.A2" office:value-type="string">
            <text:p text:style-name="P236">10</text:p>
          </table:table-cell>
          <table:table-cell table:style-name="Table3.A2" office:value-type="string">
            <text:p text:style-name="P238">1459ns</text:p>
          </table:table-cell>
          <table:table-cell table:style-name="Table3.A2" office:value-type="string">
            <text:p text:style-name="P239">46184ns</text:p>
          </table:table-cell>
          <table:table-cell table:style-name="Table3.A2" office:value-type="string">
            <text:p text:style-name="P240">32774ns</text:p>
          </table:table-cell>
          <table:table-cell table:style-name="Table3.E2" office:value-type="string">
            <text:p text:style-name="P211"/>
          </table:table-cell>
        </table:table-row>
        <table:table-row>
          <table:table-cell table:style-name="Table3.A2" office:value-type="string">
            <text:p text:style-name="P236">100</text:p>
          </table:table-cell>
          <table:table-cell table:style-name="Table3.A2" office:value-type="string">
            <text:p text:style-name="P238">56.4<text:span text:style-name="T269">μ</text:span><text:span text:style-name="T268">s</text:span></text:p>
          </table:table-cell>
          <table:table-cell table:style-name="Table3.A2" office:value-type="string">
            <text:p text:style-name="P239">2810<text:span text:style-name="T269">μ</text:span><text:span text:style-name="T268">s</text:span></text:p>
          </table:table-cell>
          <table:table-cell table:style-name="Table3.A2" office:value-type="string">
            <text:p text:style-name="P240">3097<text:span text:style-name="T269">μ</text:span><text:span text:style-name="T268">s</text:span></text:p>
          </table:table-cell>
          <table:table-cell table:style-name="Table3.E2" office:value-type="string">
            <text:p text:style-name="P211"/>
          </table:table-cell>
        </table:table-row>
        <table:table-row>
          <table:table-cell table:style-name="Table3.A2" office:value-type="string">
            <text:p text:style-name="P236">1000</text:p>
          </table:table-cell>
          <table:table-cell table:style-name="Table3.A2" office:value-type="string">
            <text:p text:style-name="P238">4549<text:span text:style-name="T269">μ</text:span><text:span text:style-name="T268">s</text:span></text:p>
          </table:table-cell>
          <table:table-cell table:style-name="Table3.A2" office:value-type="string">
            <text:p text:style-name="P240">270567<text:span text:style-name="T269">μ</text:span><text:span text:style-name="T268">s</text:span></text:p>
          </table:table-cell>
          <table:table-cell table:style-name="Table3.A2" office:value-type="string">
            <text:p text:style-name="P240">278633<text:span text:style-name="T269">μ</text:span><text:span text:style-name="T268">s</text:span></text:p>
          </table:table-cell>
          <table:table-cell table:style-name="Table3.E2" office:value-type="string">
            <text:p text:style-name="P211"/>
          </table:table-cell>
        </table:table-row>
        <table:table-row>
          <table:table-cell table:style-name="Table3.A2" office:value-type="string">
            <text:p text:style-name="P236">10000</text:p>
          </table:table-cell>
          <table:table-cell table:style-name="Table3.A2" office:value-type="string">
            <text:p text:style-name="P238">282.6ms</text:p>
          </table:table-cell>
          <table:table-cell table:style-name="Table3.A2" office:value-type="string">
            <text:p text:style-name="P240">35384ms</text:p>
          </table:table-cell>
          <table:table-cell table:style-name="Table3.A2" office:value-type="string">
            <text:p text:style-name="P241">38811ms</text:p>
          </table:table-cell>
          <table:table-cell table:style-name="Table3.E2" office:value-type="string">
            <text:p text:style-name="P211"/>
          </table:table-cell>
        </table:table-row>
      </table:table>
      <text:p text:style-name="P2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3T13:00:37.283517113</dc:date>
    <meta:editing-duration>PT3H45M47S</meta:editing-duration>
    <meta:editing-cycles>28</meta:editing-cycles>
    <meta:generator>LibreOffice/6.3.6.2$Linux_X86_64 LibreOffice_project/30$Build-2</meta:generator>
    <meta:document-statistic meta:table-count="3" meta:image-count="0" meta:object-count="16" meta:page-count="20" meta:paragraph-count="612" meta:word-count="4978" meta:character-count="28482" meta:non-whitespace-character-count="23202"/>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1/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row>
        <mrow>
          <munderover>
            <mo stretchy="false">∑</mo>
            <mrow>
              <mi>i</mi>
              <mo stretchy="false">=</mo>
              <mn>1</mn>
            </mrow>
            <msup>
              <mi>N</mi>
              <mn>2</mn>
            </msup>
          </munderover>
          <mi>i</mi>
        </mrow>
        <mo stretchy="false">−</mo>
        <mn>1</mn>
      </mrow>
      <mo stretchy="false">=</mo>
      <mrow>
        <mrow>
          <munderover>
            <mo stretchy="false">∑</mo>
            <mrow>
              <mi>i</mi>
              <mo stretchy="false">=</mo>
              <mn>1</mn>
            </mrow>
            <msup>
              <mi>N</mi>
              <mn>2</mn>
            </msup>
          </munderover>
          <mi>i</mi>
        </mrow>
        <mo stretchy="false">−</mo>
        <mrow>
          <munderover>
            <mo stretchy="false">∑</mo>
            <mrow>
              <mi>i</mi>
              <mo stretchy="false">=</mo>
              <mn>0</mn>
            </mrow>
            <msup>
              <mi>N</mi>
              <mn>2</mn>
            </msup>
          </munderover>
          <mn>1</mn>
        </mrow>
      </mrow>
      <mo stretchy="false">=</mo>
      <mrow>
        <mfrac>
          <mrow>
            <msup>
              <mi>N</mi>
              <mn>2</mn>
            </msup>
            <mrow>
              <mo fence="true" stretchy="false">(</mo>
              <mrow>
                <mrow>
                  <msup>
                    <mi>N</mi>
                    <mn>2</mn>
                  </msup>
                  <mo stretchy="false">+</mo>
                  <mn>1</mn>
                </mrow>
              </mrow>
              <mo fence="true" stretchy="false">)</mo>
            </mrow>
          </mrow>
          <mn>2</mn>
        </mfrac>
        <mo stretchy="false">−</mo>
        <msup>
          <mi>N</mi>
          <mn>2</mn>
        </msup>
      </mrow>
      <mo stretchy="false">=</mo>
      <mfrac>
        <mrow>
          <msup>
            <mi>N</mi>
            <mn>4</mn>
          </msup>
          <mo stretchy="false">−</mo>
          <msup>
            <mi>N</mi>
            <mn>2</mn>
          </msup>
        </mrow>
        <mn>2</mn>
      </mfrac>
    </mrow>
    <annotation encoding="StarMath 5.0">sum from{i=1} to{N^2} i-1 = sum from{i=1} to{N^2} i - sum from{i=0} to{N^2} 1 = {N^2(N^2+1)} over {2}-N^2 = {N^4-N^2} over {2}   </annotation>
  </semantics>
</math>
</file>

<file path=Object 16/content.xml><?xml version="1.0" encoding="utf-8"?>
<math xmlns="http://www.w3.org/1998/Math/MathML" display="block">
  <semantics>
    <mrow>
      <mfrac>
        <mrow>
          <msup>
            <mi>N</mi>
            <mn>4</mn>
          </msup>
          <mo stretchy="false">−</mo>
          <msup>
            <mi>N</mi>
            <mn>2</mn>
          </msup>
        </mrow>
        <mrow>
          <mn>2</mn>
          <msup>
            <mi>N</mi>
            <mn>2</mn>
          </msup>
        </mrow>
      </mfrac>
      <mo stretchy="false">=</mo>
      <mrow>
        <mfrac>
          <msup>
            <mi>N</mi>
            <mn>2</mn>
          </msup>
          <mn>2</mn>
        </mfrac>
        <mo stretchy="false">−</mo>
        <mfrac>
          <mn>1</mn>
          <mn>2</mn>
        </mfrac>
      </mrow>
      <mo stretchy="false">≈</mo>
      <mfrac>
        <msup>
          <mi>N</mi>
          <mn>2</mn>
        </msup>
        <mn>2</mn>
      </mfrac>
    </mrow>
    <annotation encoding="StarMath 5.0">{N^4-N^2} over {2N^2} = {N^2} over {2}- {1} over {2} approx {N^2} over {2}</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